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89mm"/>
    </style:style>
    <style:style style:name="co3" style:family="table-column">
      <style:table-column-properties fo:break-before="auto" style:column-width="15.06mm"/>
    </style:style>
    <style:style style:name="co4" style:family="table-column">
      <style:table-column-properties fo:break-before="auto" style:column-width="41.12mm"/>
    </style:style>
    <style:style style:name="co5" style:family="table-column">
      <style:table-column-properties fo:break-before="auto" style:column-width="51.82mm"/>
    </style:style>
    <style:style style:name="co6" style:family="table-column">
      <style:table-column-properties fo:break-before="auto" style:column-width="44.47mm"/>
    </style:style>
    <style:style style:name="co7" style:family="table-column">
      <style:table-column-properties fo:break-before="auto" style:column-width="61.6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channel</text:p>
          </table:table-cell>
          <table:table-cell office:value-type="string" calcext:value-type="string">
            <text:p><text:s/>Speed</text:p>
          </table:table-cell>
          <table:table-cell office:value-type="string" calcext:value-type="string">
            <text:p><text:s/>Privacy</text:p>
          </table:table-cell>
          <table:table-cell office:value-type="string" calcext:value-type="string">
            <text:p><text:s/>Cipher</text:p>
          </table:table-cell>
          <table:table-cell office:value-type="string" calcext:value-type="string">
            <text:p><text:s/>Authentication</text:p>
          </table:table-cell>
          <table:table-cell office:value-type="string" calcext:value-type="string">
            <text:p><text:s/>Power</text:p>
          </table:table-cell>
          <table:table-cell office:value-type="string" calcext:value-type="string">
            <text:p><text:s/>ESSID</text:p>
          </table:table-cell>
          <table:table-cell office:value-type="string" calcext:value-type="string">
            <text:p>FIL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 text:c="2"/>JVC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1A11B3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404_Not_Found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<text:s/>404_Not_Found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AHC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AHC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ALEMANA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Alumnos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Alumnos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<text:s/>Alumnos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<text:s/>Alumnos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<text:s/>Alumnos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<text:s/>Alumnos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<text:s/>Alumnos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Alumnos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<text:s/>Alumnos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<text:s/>Alumnos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<text:s/>Alumnos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Alumnos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AndroidAP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AndroidAP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<text:s/>AndroidAP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ANTONIA</text:p>
          </table:table-cell>
          <table:table-cell office:value-type="string" calcext:value-type="string">
            <text:p>CAP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ANTONIA</text:p>
          </table:table-cell>
          <table:table-cell office:value-type="string" calcext:value-type="string">
            <text:p>CAP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67" calcext:value-type="float">
            <text:p>-67</text:p>
          </table:table-cell>
          <table:table-cell office:value-type="string" calcext:value-type="string">
            <text:p><text:s/>ANTONIA</text:p>
          </table:table-cell>
          <table:table-cell office:value-type="string" calcext:value-type="string">
            <text:p>CAP1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<text:s/>MGT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<text:s/>APCCU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<text:s/>MGT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<text:s/>APCCU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<text:s/>MGT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<text:s/>APCCU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Bar Los Avellanos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Boutique Antonella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Buscando....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Buscando....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Buscando....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<text:s/>C_MONTORY</text:p>
          </table:table-cell>
          <table:table-cell office:value-type="string" calcext:value-type="string">
            <text:p>CAP1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<text:s/>C_MONTORY</text:p>
          </table:table-cell>
          <table:table-cell office:value-type="string" calcext:value-type="string">
            <text:p>CAP1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cabana_1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Cabana-1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CAIMAN</text:p>
          </table:table-cell>
          <table:table-cell office:value-type="string" calcext:value-type="string">
            <text:p>CAP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CAIMAN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CAIMAN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CAIMAN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<text:s/>CAIMAN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<text:s/>CAIMAN</text:p>
          </table:table-cell>
          <table:table-cell office:value-type="string" calcext:value-type="string">
            <text:p>CAP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68" calcext:value-type="float">
            <text:p>-68</text:p>
          </table:table-cell>
          <table:table-cell office:value-type="string" calcext:value-type="string">
            <text:p><text:s/>CAIMAN</text:p>
          </table:table-cell>
          <table:table-cell office:value-type="string" calcext:value-type="string">
            <text:p>CAP1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<text:s/>CAIMAN</text:p>
          </table:table-cell>
          <table:table-cell office:value-type="string" calcext:value-type="string">
            <text:p>CAP1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<text:s/>Canelos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canelos CLIENTE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canelos CLIENTE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<text:s/>canelos CLIENTE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<text:s/>canelos CLIENTE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<text:s/>canelos CLIENTE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canelos CLIENTE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canelos CLIENTE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canelos CLIENTE</text:p>
          </table:table-cell>
          <table:table-cell office:value-type="string" calcext:value-type="string">
            <text:p>CAP1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Capacitacion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Capacitacion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69" calcext:value-type="float">
            <text:p>-69</text:p>
          </table:table-cell>
          <table:table-cell office:value-type="string" calcext:value-type="string">
            <text:p><text:s/>Casa Centro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<text:s/>Casa Centro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<text:s/>Casablanca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Casablanca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69" calcext:value-type="float">
            <text:p>-69</text:p>
          </table:table-cell>
          <table:table-cell office:value-type="string" calcext:value-type="string">
            <text:p><text:s/>CELESTE</text:p>
          </table:table-cell>
          <table:table-cell office:value-type="string" calcext:value-type="string">
            <text:p>CAP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47" calcext:value-type="float">
            <text:p>-47</text:p>
          </table:table-cell>
          <table:table-cell office:value-type="string" calcext:value-type="string">
            <text:p><text:s/>CELESTE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<text:s/>CELESTE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59" calcext:value-type="float">
            <text:p>-59</text:p>
          </table:table-cell>
          <table:table-cell office:value-type="string" calcext:value-type="string">
            <text:p><text:s/>CELESTE-5G</text:p>
          </table:table-cell>
          <table:table-cell office:value-type="string" calcext:value-type="string">
            <text:p>CAP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46" calcext:value-type="float">
            <text:p>-46</text:p>
          </table:table-cell>
          <table:table-cell office:value-type="string" calcext:value-type="string">
            <text:p><text:s/>CELESTE-5G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<text:s/>CELESTE-5G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CELESTE-5G</text:p>
          </table:table-cell>
          <table:table-cell office:value-type="string" calcext:value-type="string">
            <text:p>CAP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68" calcext:value-type="float">
            <text:p>-68</text:p>
          </table:table-cell>
          <table:table-cell office:value-type="string" calcext:value-type="string">
            <text:p><text:s/>Cerec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Cerec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Cerec_5GHz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CLARO_b2e2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<text:s/>CLIENTES_HERTZ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CLIENTES_HERTZ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CLIENTES_HERTZ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CLINICA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<text:s/>CLINICA</text:p>
          </table:table-cell>
          <table:table-cell office:value-type="string" calcext:value-type="string">
            <text:p>CAP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<text:s/>ConoceValdivia.cl</text:p>
          </table:table-cell>
          <table:table-cell office:value-type="string" calcext:value-type="string">
            <text:p>CAP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ConoceValdivia.cl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<text:s/>ConoceValdivia.cl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<text:s/>ConoceValdivia.cl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<text:s/>MGT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CORPORATIVA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<text:s/>MGT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CORPORATIVA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DIRECT-42-HP OfficeJet 200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DIRECT-42-HP OfficeJet 200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DIRECT-4409EB01</text:p>
          </table:table-cell>
          <table:table-cell office:value-type="string" calcext:value-type="string">
            <text:p>CAP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DIRECT-C3-HP DeskJet 4670 series</text:p>
          </table:table-cell>
          <table:table-cell office:value-type="string" calcext:value-type="string">
            <text:p>CAP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<text:s/>DIRECT-EPDESKTOP-4I3UA4DmsVR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egoico VQ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electrinet2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electrinet2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electrinet2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<text:s/>electrinet2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electrinet2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electrinet2</text:p>
          </table:table-cell>
          <table:table-cell office:value-type="string" calcext:value-type="string">
            <text:p>CAP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<text:s/>electrinet2</text:p>
          </table:table-cell>
          <table:table-cell office:value-type="string" calcext:value-type="string">
            <text:p>CAP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emilio_frias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<text:s/>EMn-9ef88e-10-14102</text:p>
          </table:table-cell>
          <table:table-cell office:value-type="string" calcext:value-type="string">
            <text:p>CAP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<text:s/>EMn-9ef88e-10-14102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EMn-9ef88e-10-14102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EMn-9ef88e-10-14102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<text:s/>Eventos Hotel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Eventos1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Eventos2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EP </text:p>
          </table:table-cell>
          <table:table-cell office:value-type="string" calcext:value-type="string">
            <text:p><text:s/>WEP</text:p>
          </table:table-cell>
          <table:table-cell office:value-type="string" calcext:value-type="string">
            <text:p><text:s text:c="3"/></text:p>
          </table:table-cell>
          <table:table-cell office:value-type="float" office:value="-67" calcext:value-type="float">
            <text:p>-67</text:p>
          </table:table-cell>
          <table:table-cell office:value-type="string" calcext:value-type="string">
            <text:p><text:s/>FAM.N.CARD.1</text:p>
          </table:table-cell>
          <table:table-cell office:value-type="string" calcext:value-type="string">
            <text:p>CAP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EP </text:p>
          </table:table-cell>
          <table:table-cell office:value-type="string" calcext:value-type="string">
            <text:p><text:s/>WEP</text:p>
          </table:table-cell>
          <table:table-cell office:value-type="string" calcext:value-type="string">
            <text:p><text:s text:c="3"/>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<text:s/>FAM.N.CARD.1</text:p>
          </table:table-cell>
          <table:table-cell office:value-type="string" calcext:value-type="string">
            <text:p>CAP1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FamiliaRosasBahamonde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FamiliaRosasBahamonde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<text:s/>FamiliaRosasBahamonde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<text:s/>FamiliaRosasBahamonde</text:p>
          </table:table-cell>
          <table:table-cell office:value-type="string" calcext:value-type="string">
            <text:p>CAP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<text:s/>FamiliaRosasBahamonde</text:p>
          </table:table-cell>
          <table:table-cell office:value-type="string" calcext:value-type="string">
            <text:p>CAP1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FamiliaRosasBahamonde</text:p>
          </table:table-cell>
          <table:table-cell office:value-type="string" calcext:value-type="string">
            <text:p>CAP11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<text:s/>Funcionario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<text:s/>Funcionario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<text:s/>Funcionario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<text:s/>Funcionario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<text:s/>Funcionario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<text:s/>Funcionario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GOMEZ</text:p>
          </table:table-cell>
          <table:table-cell office:value-type="string" calcext:value-type="string">
            <text:p>CAP1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GOMEZ</text:p>
          </table:table-cell>
          <table:table-cell office:value-type="string" calcext:value-type="string">
            <text:p>CAP1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Home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Home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<text:s/>Home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<text:s/>Home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<text:s/>Home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<text:s/>Home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Home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Home</text:p>
          </table:table-cell>
          <table:table-cell office:value-type="string" calcext:value-type="string">
            <text:p>CAP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HOSTAL II 2.4G</text:p>
          </table:table-cell>
          <table:table-cell office:value-type="string" calcext:value-type="string">
            <text:p>CAP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hostal645</text:p>
          </table:table-cell>
          <table:table-cell office:value-type="string" calcext:value-type="string">
            <text:p>CAP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Hotel P3-1</text:p>
          </table:table-cell>
          <table:table-cell office:value-type="string" calcext:value-type="string">
            <text:p>CAP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Hotel P3-1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Hotel P3-1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Hotel P4 - 2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Hotel P4 - 2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<text:s/>HP-Print-2C-LaserJet 1102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HP-Print-2C-LaserJet 1102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<text:s/>HP-Print-49-Officejet Pro 8620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HP-Print-49-Officejet Pro 8620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<text:s/>HP-Print-49-Officejet Pro 8620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HP-Print-49-Officejet Pro 8620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HP-Print-61-Officejet Pro 8620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HP-Print-61-Officejet Pro 8620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HP-Print-63-LaserJet 1102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HP-Print-63-LaserJet 1102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HP-Print-63-LaserJet 1102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HP-Print-63-LaserJet 1102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<text:s/>HP-Print-71-LaserJet 1102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HP-Print-82-LaserJet 1102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HP4576E1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HP4576E1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HTZ Antofagasta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HTZ Antofagasta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<text:s/>HUAWEI-495A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HUAWEI-899C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hugo</text:p>
          </table:table-cell>
          <table:table-cell office:value-type="string" calcext:value-type="string">
            <text:p>CAP1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<text:s/>Invitados Robledo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<text:s/>Invitados Robledo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<text:s/>Invitados Robledo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<text:s/>Invitados Robledo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Invitados Robledo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ISIDORA</text:p>
          </table:table-cell>
          <table:table-cell office:value-type="string" calcext:value-type="string">
            <text:p>CAP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<text:s/>ISIDORA</text:p>
          </table:table-cell>
          <table:table-cell office:value-type="string" calcext:value-type="string">
            <text:p>CAP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<text:s/>ISIDORA</text:p>
          </table:table-cell>
          <table:table-cell office:value-type="string" calcext:value-type="string">
            <text:p>CAP1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61" calcext:value-type="float">
            <text:p>-61</text:p>
          </table:table-cell>
          <table:table-cell office:value-type="string" calcext:value-type="string">
            <text:p><text:s/>ISIDORA</text:p>
          </table:table-cell>
          <table:table-cell office:value-type="string" calcext:value-type="string">
            <text:p>CAP1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la_cava_del_buho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la_cava_del_buho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la_cava_del_buho</text:p>
          </table:table-cell>
          <table:table-cell office:value-type="string" calcext:value-type="string">
            <text:p>CAP1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linksys_SES_18127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<text:s/>mamá te amo</text:p>
          </table:table-cell>
          <table:table-cell office:value-type="string" calcext:value-type="string">
            <text:p>CAP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Melillanca 151-156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<text:s/>Melillanca 210-220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Melillanca 210-220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Melillanca 210-220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Melillanca 210-220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<text:s/>Melillanca 3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Melillanca 3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Melillanca 3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<text:s/>Melillanca 3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Melillanca 3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Melillanca 451-459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<text:s/>Melillanca1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Melillanca1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<text:s/>Melillanca1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<text:s/>Melillanca1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Melillanca1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<text:s/>Melillanca1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Melillanca1</text:p>
          </table:table-cell>
          <table:table-cell office:value-type="string" calcext:value-type="string">
            <text:p>CAP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Melillanca2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Melillanca2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<text:s/>Molegavi</text:p>
          </table:table-cell>
          <table:table-cell office:value-type="string" calcext:value-type="string">
            <text:p>CAP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Molegavi</text:p>
          </table:table-cell>
          <table:table-cell office:value-type="string" calcext:value-type="string">
            <text:p>CAP1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<text:s/>Motorola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<text:s/>Motorola</text:p>
          </table:table-cell>
          <table:table-cell office:value-type="string" calcext:value-type="string">
            <text:p>CAP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MOVISTAR WIFI3279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MOVISTAR WIFI3279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<text:s/>MOVISTAR WIFI3279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MOVISTAR WIFI3279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movistar_9B2482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93" calcext:value-type="float">
            <text:p>-93</text:p>
          </table:table-cell>
          <table:table-cell office:value-type="string" calcext:value-type="string">
            <text:p><text:s/>NEWEN</text:p>
          </table:table-cell>
          <table:table-cell office:value-type="string" calcext:value-type="string">
            <text:p>CAP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NEWEN</text:p>
          </table:table-cell>
          <table:table-cell office:value-type="string" calcext:value-type="string">
            <text:p>CAP1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<text:s/>NEWEN</text:p>
          </table:table-cell>
          <table:table-cell office:value-type="string" calcext:value-type="string">
            <text:p>CAP1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ninakohlyakimovae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NISSAN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<text:s/>NISSAN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NISSAN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NISSAN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NORA....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NORA....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NORA....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<text:s/>NORA....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<text:s/>NORA....</text:p>
          </table:table-cell>
          <table:table-cell office:value-type="string" calcext:value-type="string">
            <text:p>CAP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<text:s/>NORA....</text:p>
          </table:table-cell>
          <table:table-cell office:value-type="string" calcext:value-type="string">
            <text:p>CAP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65" calcext:value-type="float">
            <text:p>-65</text:p>
          </table:table-cell>
          <table:table-cell office:value-type="string" calcext:value-type="string">
            <text:p><text:s/>NORA....</text:p>
          </table:table-cell>
          <table:table-cell office:value-type="string" calcext:value-type="string">
            <text:p>CAP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NORA....</text:p>
          </table:table-cell>
          <table:table-cell office:value-type="string" calcext:value-type="string">
            <text:p>CAP1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PashCafe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PDV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PDV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<text:s/>PDV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PDV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<text:s/>PDV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<text:s/>PDV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<text:s/>PDV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<text:s/>PDV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<text:s/>PDV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<text:s/>PDV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<text:s/>PDV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PDV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Plus 11</text:p>
          </table:table-cell>
          <table:table-cell office:value-type="string" calcext:value-type="string">
            <text:p>CAP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Plus 11</text:p>
          </table:table-cell>
          <table:table-cell office:value-type="string" calcext:value-type="string">
            <text:p>CAP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PLUS12</text:p>
          </table:table-cell>
          <table:table-cell office:value-type="string" calcext:value-type="string">
            <text:p>CAP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<text:s/>Puerto canelos_5G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Puerto canelos_5G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PUNTO CREATIVO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<text:s/>PUNTO CREATIVO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<text:s/>PUNTO CREATIVO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PUNTO CREATIVO</text:p>
          </table:table-cell>
          <table:table-cell office:value-type="string" calcext:value-type="string">
            <text:p>CAP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PUNTO CREATIVO</text:p>
          </table:table-cell>
          <table:table-cell office:value-type="string" calcext:value-type="string">
            <text:p>CAP1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PUNTO CREATIVO</text:p>
          </table:table-cell>
          <table:table-cell office:value-type="string" calcext:value-type="string">
            <text:p>CAP1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Punto Creativo visitas</text:p>
          </table:table-cell>
          <table:table-cell office:value-type="string" calcext:value-type="string">
            <text:p>CAP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Punto Creativo visitas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Punto Creativo visitas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<text:s/>Punto Creativo visitas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<text:s/>Punto Creativo visitas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<text:s/>Punto Creativo visitas</text:p>
          </table:table-cell>
          <table:table-cell office:value-type="string" calcext:value-type="string">
            <text:p>CAP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Punto Creativo visitas</text:p>
          </table:table-cell>
          <table:table-cell office:value-type="string" calcext:value-type="string">
            <text:p>CAP1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Punto Creativo visitas</text:p>
          </table:table-cell>
          <table:table-cell office:value-type="string" calcext:value-type="string">
            <text:p>CAP1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EP </text:p>
          </table:table-cell>
          <table:table-cell office:value-type="string" calcext:value-type="string">
            <text:p><text:s/>WEP</text:p>
          </table:table-cell>
          <table:table-cell office:value-type="string" calcext:value-type="string">
            <text:p><text:s text:c="3"/>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<text:s/>Red_Interna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EP </text:p>
          </table:table-cell>
          <table:table-cell office:value-type="string" calcext:value-type="string">
            <text:p><text:s/>WEP</text:p>
          </table:table-cell>
          <table:table-cell office:value-type="string" calcext:value-type="string">
            <text:p><text:s text:c="3"/>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<text:s/>Red_Interna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EP </text:p>
          </table:table-cell>
          <table:table-cell office:value-type="string" calcext:value-type="string">
            <text:p><text:s/>WEP</text:p>
          </table:table-cell>
          <table:table-cell office:value-type="string" calcext:value-type="string">
            <text:p><text:s text:c="3"/>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Red_Interna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EP </text:p>
          </table:table-cell>
          <table:table-cell office:value-type="string" calcext:value-type="string">
            <text:p><text:s/>WEP</text:p>
          </table:table-cell>
          <table:table-cell office:value-type="string" calcext:value-type="string">
            <text:p><text:s text:c="3"/>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<text:s/>Red_Interna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EP </text:p>
          </table:table-cell>
          <table:table-cell office:value-type="string" calcext:value-type="string">
            <text:p><text:s/>WEP</text:p>
          </table:table-cell>
          <table:table-cell office:value-type="string" calcext:value-type="string">
            <text:p><text:s text:c="3"/>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Red_Interna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RN VALDIVIA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WEP </text:p>
          </table:table-cell>
          <table:table-cell office:value-type="string" calcext:value-type="string">
            <text:p><text:s/>WEP</text:p>
          </table:table-cell>
          <table:table-cell office:value-type="string" calcext:value-type="string">
            <text:p><text:s text:c="3"/>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<text:s/>Rodrigo red</text:p>
          </table:table-cell>
          <table:table-cell office:value-type="string" calcext:value-type="string">
            <text:p>CAP1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RPENZO</text:p>
          </table:table-cell>
          <table:table-cell office:value-type="string" calcext:value-type="string">
            <text:p>CAP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RPENZO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RPENZO</text:p>
          </table:table-cell>
          <table:table-cell office:value-type="string" calcext:value-type="string">
            <text:p>CAP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RUSSELL.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RUSSELL.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RUSSELL.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RUSSELL.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<text:s/>RUSSELL.</text:p>
          </table:table-cell>
          <table:table-cell office:value-type="string" calcext:value-type="string">
            <text:p>CAP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SALA PROFESORES</text:p>
          </table:table-cell>
          <table:table-cell office:value-type="string" calcext:value-type="string">
            <text:p>CAP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SALA PROFESORES</text:p>
          </table:table-cell>
          <table:table-cell office:value-type="string" calcext:value-type="string">
            <text:p>CAP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<text:s/>SHELL_ALEMANIA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<text:s/>SHELL_ALEMANIA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SHELL_ALEMANIA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<text:s/>SmartValdivia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SmartValdivia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<text:s/>SmartValdivia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<text:s/>SmartValdivia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SmartValdivia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<text:s/>SmartValdivia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<text:s/>SmartValdivia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66" calcext:value-type="float">
            <text:p>-66</text:p>
          </table:table-cell>
          <table:table-cell office:value-type="string" calcext:value-type="string">
            <text:p><text:s/>SmartValdivia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65" calcext:value-type="float">
            <text:p>-65</text:p>
          </table:table-cell>
          <table:table-cell office:value-type="string" calcext:value-type="string">
            <text:p><text:s/>SmartValdivia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<text:s/>SmartValdivia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56" calcext:value-type="float">
            <text:p>-56</text:p>
          </table:table-cell>
          <table:table-cell office:value-type="string" calcext:value-type="string">
            <text:p><text:s/>SmartValdivia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93" calcext:value-type="float">
            <text:p>-93</text:p>
          </table:table-cell>
          <table:table-cell office:value-type="string" calcext:value-type="string">
            <text:p><text:s/>SmartValdivia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57" calcext:value-type="float">
            <text:p>-57</text:p>
          </table:table-cell>
          <table:table-cell office:value-type="string" calcext:value-type="string">
            <text:p><text:s/>SmartValdivia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<text:s/>SmartValdivia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<text:s/>SmartValdivia</text:p>
          </table:table-cell>
          <table:table-cell office:value-type="string" calcext:value-type="string">
            <text:p>CAP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69" calcext:value-type="float">
            <text:p>-69</text:p>
          </table:table-cell>
          <table:table-cell office:value-type="string" calcext:value-type="string">
            <text:p><text:s/>SmartValdivia</text:p>
          </table:table-cell>
          <table:table-cell office:value-type="string" calcext:value-type="string">
            <text:p>CAP9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SmartValdivia</text:p>
          </table:table-cell>
          <table:table-cell office:value-type="string" calcext:value-type="string">
            <text:p>CAP1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SmartValdivia</text:p>
          </table:table-cell>
          <table:table-cell office:value-type="string" calcext:value-type="string">
            <text:p>CAP1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SmartValdivia</text:p>
          </table:table-cell>
          <table:table-cell office:value-type="string" calcext:value-type="string">
            <text:p>CAP1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Soc-Montory</text:p>
          </table:table-cell>
          <table:table-cell office:value-type="string" calcext:value-type="string">
            <text:p>CAP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<text:s/>Soc-Montory</text:p>
          </table:table-cell>
          <table:table-cell office:value-type="string" calcext:value-type="string">
            <text:p>CAP1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STEFANY86</text:p>
          </table:table-cell>
          <table:table-cell office:value-type="string" calcext:value-type="string">
            <text:p>CAP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STEFANY86</text:p>
          </table:table-cell>
          <table:table-cell office:value-type="string" calcext:value-type="string">
            <text:p>CAP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SYLVIA <text:s/>VTR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Tecnicos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TELETRACK</text:p>
          </table:table-cell>
          <table:table-cell office:value-type="string" calcext:value-type="string">
            <text:p>CAP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Telsur_CRPS</text:p>
          </table:table-cell>
          <table:table-cell office:value-type="string" calcext:value-type="string">
            <text:p>CAP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<text:s/>Telsur_CRPS</text:p>
          </table:table-cell>
          <table:table-cell office:value-type="string" calcext:value-type="string">
            <text:p>CAP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<text:s/>Telsur_CRPS</text:p>
          </table:table-cell>
          <table:table-cell office:value-type="string" calcext:value-type="string">
            <text:p>CAP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Telsur_Victimas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Telsur_Victimas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<text:s/>Telsur_Victimas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Telsur_WIFI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<text:s/>Telsur_WIFI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Telsur_WIFI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67" calcext:value-type="float">
            <text:p>-67</text:p>
          </table:table-cell>
          <table:table-cell office:value-type="string" calcext:value-type="string">
            <text:p><text:s/>Telsur_WIFI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65" calcext:value-type="float">
            <text:p>-65</text:p>
          </table:table-cell>
          <table:table-cell office:value-type="string" calcext:value-type="string">
            <text:p><text:s/>Telsur_WIFI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<text:s/>Telsur_WIFI</text:p>
          </table:table-cell>
          <table:table-cell office:value-type="string" calcext:value-type="string">
            <text:p>CAP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Telsur_WIFI</text:p>
          </table:table-cell>
          <table:table-cell office:value-type="string" calcext:value-type="string">
            <text:p>CAP1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Telsur_WIFI</text:p>
          </table:table-cell>
          <table:table-cell office:value-type="string" calcext:value-type="string">
            <text:p>CAP1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<text:s/>telsur_wifi_MVRE</text:p>
          </table:table-cell>
          <table:table-cell office:value-type="string" calcext:value-type="string">
            <text:p>CAP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TP-LINK_3B65E8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TP-LINK_3B65E8</text:p>
          </table:table-cell>
          <table:table-cell office:value-type="string" calcext:value-type="string">
            <text:p>CAP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<text:s/>TP-Link_51F6</text:p>
          </table:table-cell>
          <table:table-cell office:value-type="string" calcext:value-type="string">
            <text:p>CAP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<text:s/>TP-LINK_A56A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TP-LINK_EDIFICIO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TP-LINK_EDIFICIO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TP-LINK_F6915E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TRAC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<text:s/>MGT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UNOSALUD-CLINICAS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<text:s/>MGT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UNOSALUD-CLINICAS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<text:s/>MGT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UNOSALUD-CLINICAS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<text:s/>MGT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UNOSALUD-CLINICAS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<text:s/>MGT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UNOSALUD-COMERCIAL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<text:s/>MGT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UNOSALUD-COMERCIAL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UNOSALUD-PACIENTES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<text:s/>UNOSALUD-PACIENTES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UNOSALUD-PACIENTES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VDR1</text:p>
          </table:table-cell>
          <table:table-cell office:value-type="string" calcext:value-type="string">
            <text:p>CAP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VDR3</text:p>
          </table:table-cell>
          <table:table-cell office:value-type="string" calcext:value-type="string">
            <text:p>CAP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VDR3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VIP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VIP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VIRGINIA</text:p>
          </table:table-cell>
          <table:table-cell office:value-type="string" calcext:value-type="string">
            <text:p>CAP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VIRGINIA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<text:s/>VIRGINIA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VIRGINIA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<text:s/>VIRGINIA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Visita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<text:s/>Visita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<text:s/>Visita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<text:s/>Visita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<text:s/>Visita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<text:s/>Visita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<text:s/>Visita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VISITAS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VISITAS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VTR-0149588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<text:s/>VTR-0149588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VTR-0149588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VTR-0425039</text:p>
          </table:table-cell>
          <table:table-cell office:value-type="string" calcext:value-type="string">
            <text:p>CAP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<text:s/>VTR-0425039</text:p>
          </table:table-cell>
          <table:table-cell office:value-type="string" calcext:value-type="string">
            <text:p>CAP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VTR-0425039</text:p>
          </table:table-cell>
          <table:table-cell office:value-type="string" calcext:value-type="string">
            <text:p>CAP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VTR-0668433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VTR-0668433</text:p>
          </table:table-cell>
          <table:table-cell office:value-type="string" calcext:value-type="string">
            <text:p>CAP9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<text:s/>VTR-1827716</text:p>
          </table:table-cell>
          <table:table-cell office:value-type="string" calcext:value-type="string">
            <text:p>CAP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<text:s/>VTR-1827716</text:p>
          </table:table-cell>
          <table:table-cell office:value-type="string" calcext:value-type="string">
            <text:p>CAP1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<text:s/>VTR-1827716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68" calcext:value-type="float">
            <text:p>-68</text:p>
          </table:table-cell>
          <table:table-cell office:value-type="string" calcext:value-type="string">
            <text:p><text:s/>VTR-1827716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VTR-1827716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<text:s/>VTR-2972846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VTR-2972846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<text:s/>VTR-2972846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<text:s/>VTR-2972846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<text:s/>VTR-2972846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68" calcext:value-type="float">
            <text:p>-68</text:p>
          </table:table-cell>
          <table:table-cell office:value-type="string" calcext:value-type="string">
            <text:p><text:s/>VTR-2972846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VTR-5487550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<text:s/>VTR-5833663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VTR-5833663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<text:s/>VTR-5833663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<text:s/>VTR-5833663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<text:s/>VTR-5833663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<text:s/>VTR-7067395</text:p>
          </table:table-cell>
          <table:table-cell office:value-type="string" calcext:value-type="string">
            <text:p>CAP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VTR-7067395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VTR-7067395</text:p>
          </table:table-cell>
          <table:table-cell office:value-type="string" calcext:value-type="string">
            <text:p>CAP11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<text:s/>VTR-7259770</text:p>
          </table:table-cell>
          <table:table-cell office:value-type="string" calcext:value-type="string">
            <text:p>CAP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67" calcext:value-type="float">
            <text:p>-67</text:p>
          </table:table-cell>
          <table:table-cell office:value-type="string" calcext:value-type="string">
            <text:p><text:s/>VTR-7259770</text:p>
          </table:table-cell>
          <table:table-cell office:value-type="string" calcext:value-type="string">
            <text:p>CAP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<text:s/>VTR-7259770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VTR-7259770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<text:s/>VTR-7259770</text:p>
          </table:table-cell>
          <table:table-cell office:value-type="string" calcext:value-type="string">
            <text:p>CAP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<text:s/>VTR-7259770</text:p>
          </table:table-cell>
          <table:table-cell office:value-type="string" calcext:value-type="string">
            <text:p>CAP10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VTR-7259770</text:p>
          </table:table-cell>
          <table:table-cell office:value-type="string" calcext:value-type="string">
            <text:p>CAP1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<text:s/>VTR-7259770</text:p>
          </table:table-cell>
          <table:table-cell office:value-type="string" calcext:value-type="string">
            <text:p>CAP11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VTR-7448158</text:p>
          </table:table-cell>
          <table:table-cell office:value-type="string" calcext:value-type="string">
            <text:p>CAP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<text:s/>VTR-7448158</text:p>
          </table:table-cell>
          <table:table-cell office:value-type="string" calcext:value-type="string">
            <text:p>CAP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VTR-7448158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VTR-7448158</text:p>
          </table:table-cell>
          <table:table-cell office:value-type="string" calcext:value-type="string">
            <text:p>CAP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<text:s/>VTR-7448158</text:p>
          </table:table-cell>
          <table:table-cell office:value-type="string" calcext:value-type="string">
            <text:p>CAP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<text:s/>VTR-8520100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<text:s/>VTR-8520100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VTR-9224926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VTR-9224926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<text:s/>Wifi</text:p>
          </table:table-cell>
          <table:table-cell office:value-type="string" calcext:value-type="string">
            <text:p>CAP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59" calcext:value-type="float">
            <text:p>-59</text:p>
          </table:table-cell>
          <table:table-cell office:value-type="string" calcext:value-type="string">
            <text:p><text:s/>Wifi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61" calcext:value-type="float">
            <text:p>-61</text:p>
          </table:table-cell>
          <table:table-cell office:value-type="string" calcext:value-type="string">
            <text:p><text:s/>Wifi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<text:s/>Wifi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wifi_BlancoNB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<text:s/>wifi_cabana</text:p>
          </table:table-cell>
          <table:table-cell office:value-type="string" calcext:value-type="string">
            <text:p>CAP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<text:s/>wifi_cabana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<text:s/>Wifi_DNRV</text:p>
          </table:table-cell>
          <table:table-cell office:value-type="string" calcext:value-type="string">
            <text:p>CAP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<text:s/>Wifi_DNRV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Wifi_DNRV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<text:s/>Wifi_DNRV</text:p>
          </table:table-cell>
          <table:table-cell office:value-type="string" calcext:value-type="string">
            <text:p>CAP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<text:s/>Wifi_DNRV</text:p>
          </table:table-cell>
          <table:table-cell office:value-type="string" calcext:value-type="string">
            <text:p>CAP1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Wifi_Espana1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Wifi_Espana1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<text:s/>Wifi_Espana1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wifi_jaach2.4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<text:s/>WIFI_LAVET</text:p>
          </table:table-cell>
          <table:table-cell office:value-type="string" calcext:value-type="string">
            <text:p>CAP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<text:s/>WIFI_LAVET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WIFI_LAVET</text:p>
          </table:table-cell>
          <table:table-cell office:value-type="string" calcext:value-type="string">
            <text:p>CAP1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wifi_meb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wifi_meb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wifi_meb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<text:s/>wifi_meb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<text:s/>wifi_meb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<text:s/>wifi_meb</text:p>
          </table:table-cell>
          <table:table-cell office:value-type="string" calcext:value-type="string">
            <text:p>CAP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Wifi_SEREMI_XIV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<text:s/>Wifi_SEREMI_XIV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WIFI_TELSUR_AN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EP </text:p>
          </table:table-cell>
          <table:table-cell office:value-type="string" calcext:value-type="string">
            <text:p><text:s/>WEP</text:p>
          </table:table-cell>
          <table:table-cell office:value-type="string" calcext:value-type="string">
            <text:p><text:s text:c="3"/>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Wifi_Telsur_EM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<text:s/>WIFI-SSV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<text:s/>WIFI-SSV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65" calcext:value-type="float">
            <text:p>-65</text:p>
          </table:table-cell>
          <table:table-cell office:value-type="string" calcext:value-type="string">
            <text:p><text:s/>WIFI-SSV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<text:s/>WIFI-SSV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<text:s/>WIFI-SSV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Wifi123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Wifi123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wificasa</text:p>
          </table:table-cell>
          <table:table-cell office:value-type="string" calcext:value-type="string">
            <text:p>CAP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WifiFes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WifiTelsur_5G_HHBY2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WifiTelsur_5G_HHBY2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EP </text:p>
          </table:table-cell>
          <table:table-cell office:value-type="string" calcext:value-type="string">
            <text:p><text:s/>WEP</text:p>
          </table:table-cell>
          <table:table-cell office:value-type="string" calcext:value-type="string">
            <text:p><text:s text:c="3"/>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Wifitelsur_AOF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EP </text:p>
          </table:table-cell>
          <table:table-cell office:value-type="string" calcext:value-type="string">
            <text:p><text:s/>WEP</text:p>
          </table:table-cell>
          <table:table-cell office:value-type="string" calcext:value-type="string">
            <text:p><text:s text:c="3"/>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wifitelsur_AYGSM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EP </text:p>
          </table:table-cell>
          <table:table-cell office:value-type="string" calcext:value-type="string">
            <text:p><text:s/>WEP</text:p>
          </table:table-cell>
          <table:table-cell office:value-type="string" calcext:value-type="string">
            <text:p><text:s text:c="3"/>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wifitelsur_AYGSM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Wifitelsur_BEBB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Wifitelsur_BEBB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wifitelsur_cabana1</text:p>
          </table:table-cell>
          <table:table-cell office:value-type="string" calcext:value-type="string">
            <text:p>CAP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<text:s/>wifitelsur_cabana1</text:p>
          </table:table-cell>
          <table:table-cell office:value-type="string" calcext:value-type="string">
            <text:p>CAP1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<text:s/>wifitelsur_cabana1</text:p>
          </table:table-cell>
          <table:table-cell office:value-type="string" calcext:value-type="string">
            <text:p>CAP1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wifitelsur_cabana2</text:p>
          </table:table-cell>
          <table:table-cell office:value-type="string" calcext:value-type="string">
            <text:p>CAP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66" calcext:value-type="float">
            <text:p>-66</text:p>
          </table:table-cell>
          <table:table-cell office:value-type="string" calcext:value-type="string">
            <text:p><text:s/>wifitelsur_cabana2</text:p>
          </table:table-cell>
          <table:table-cell office:value-type="string" calcext:value-type="string">
            <text:p>CAP1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wifitelsur_cabana2</text:p>
          </table:table-cell>
          <table:table-cell office:value-type="string" calcext:value-type="string">
            <text:p>CAP1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wifitelsur_cabana25G</text:p>
          </table:table-cell>
          <table:table-cell office:value-type="string" calcext:value-type="string">
            <text:p>CAP9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<text:s/>wifitelsur_cabana25G</text:p>
          </table:table-cell>
          <table:table-cell office:value-type="string" calcext:value-type="string">
            <text:p>CAP1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wifitelsur_Cabaña</text:p>
          </table:table-cell>
          <table:table-cell office:value-type="string" calcext:value-type="string">
            <text:p>CAP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wifitelsur_Cabaña</text:p>
          </table:table-cell>
          <table:table-cell office:value-type="string" calcext:value-type="string">
            <text:p>CAP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WifiTelsur_CASAAB</text:p>
          </table:table-cell>
          <table:table-cell office:value-type="string" calcext:value-type="string">
            <text:p>CAP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<text:s/>WifiTelsur_CASAAB</text:p>
          </table:table-cell>
          <table:table-cell office:value-type="string" calcext:value-type="string">
            <text:p>CAP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WifiTelsur_CBGB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WifiTelsur_DA8D</text:p>
          </table:table-cell>
          <table:table-cell office:value-type="string" calcext:value-type="string">
            <text:p>CAP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<text:s/>WifiTelsur_DA8D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<text:s/>WifiTelsur_DA8D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WifiTelsur_DA8D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WifiTelsur_DA8D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<text:s/>WifiTelsur_DP</text:p>
          </table:table-cell>
          <table:table-cell office:value-type="string" calcext:value-type="string">
            <text:p>CAP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<text:s/>WifiTelsur_DP</text:p>
          </table:table-cell>
          <table:table-cell office:value-type="string" calcext:value-type="string">
            <text:p>CAP1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<text:s/>WifiTelsur_DP</text:p>
          </table:table-cell>
          <table:table-cell office:value-type="string" calcext:value-type="string">
            <text:p>CAP1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WifiTelsur_EIFSS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WifiTelsur_EIFSS</text:p>
          </table:table-cell>
          <table:table-cell office:value-type="string" calcext:value-type="string">
            <text:p>CAP1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WifiTelsur_GATONEJO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wifitelsur_GLENDA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WifiTelsur_HEPM_2.4G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wifitelsur_HEVPA</text:p>
          </table:table-cell>
          <table:table-cell office:value-type="string" calcext:value-type="string">
            <text:p>CAP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<text:s/>wifitelsur_HEVPA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WifiTelsur_HHBY2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<text:s/>WifiTelsur_HHBY2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WifiTelsur_HHBY2</text:p>
          </table:table-cell>
          <table:table-cell office:value-type="string" calcext:value-type="string">
            <text:p>CAP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WifiTelsur_HHBY2</text:p>
          </table:table-cell>
          <table:table-cell office:value-type="string" calcext:value-type="string">
            <text:p>CAP1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WifiTelsur_HHBY2</text:p>
          </table:table-cell>
          <table:table-cell office:value-type="string" calcext:value-type="string">
            <text:p>CAP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<text:s/>wifitelsur_LA FRATERNIDAD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<text:s/>wifitelsur_lacasita</text:p>
          </table:table-cell>
          <table:table-cell office:value-type="string" calcext:value-type="string">
            <text:p>CAP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wifitelsur_lacasita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wifitelsur_lacasita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wifitelsur_lacasita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<text:s/>wifitelsur_lacasita</text:p>
          </table:table-cell>
          <table:table-cell office:value-type="string" calcext:value-type="string">
            <text:p>CAP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<text:s/>wifitelsur_lacasita</text:p>
          </table:table-cell>
          <table:table-cell office:value-type="string" calcext:value-type="string">
            <text:p>CAP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66" calcext:value-type="float">
            <text:p>-66</text:p>
          </table:table-cell>
          <table:table-cell office:value-type="string" calcext:value-type="string">
            <text:p><text:s/>wifitelsur_lacasita</text:p>
          </table:table-cell>
          <table:table-cell office:value-type="string" calcext:value-type="string">
            <text:p>CAP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wifitelsur_LJSC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<text:s/>wifitelsur_MANP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wifitelsur_MANP</text:p>
          </table:table-cell>
          <table:table-cell office:value-type="string" calcext:value-type="string">
            <text:p>CAP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WifiTelsur_MAVM</text:p>
          </table:table-cell>
          <table:table-cell office:value-type="string" calcext:value-type="string">
            <text:p>CAP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EP </text:p>
          </table:table-cell>
          <table:table-cell office:value-type="string" calcext:value-type="string">
            <text:p><text:s/>WEP</text:p>
          </table:table-cell>
          <table:table-cell office:value-type="string" calcext:value-type="string">
            <text:p><text:s text:c="3"/>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wifitelsur_MAXIMILIANO</text:p>
          </table:table-cell>
          <table:table-cell office:value-type="string" calcext:value-type="string">
            <text:p>CAP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EP </text:p>
          </table:table-cell>
          <table:table-cell office:value-type="string" calcext:value-type="string">
            <text:p><text:s/>WEP</text:p>
          </table:table-cell>
          <table:table-cell office:value-type="string" calcext:value-type="string">
            <text:p><text:s text:c="3"/>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wifitelsur_MAXIMILIANO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wifitelsur_MCCA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WifiTelsur_NOMA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<text:s/>WifiTelsur_NOMA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WifiTelsur_NOMA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WifiTelsur_NOMA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WifiTelsur_NOMA2</text:p>
          </table:table-cell>
          <table:table-cell office:value-type="string" calcext:value-type="string">
            <text:p>CAP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wifitelsur_RENE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Wiftelsur_AgustinA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Wiftelsur_AgustinA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Wiftelsur_AgustinA</text:p>
          </table:table-cell>
          <table:table-cell office:value-type="string" calcext:value-type="string">
            <text:p>CAP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Wiftelsur_AgustinA</text:p>
          </table:table-cell>
          <table:table-cell office:value-type="string" calcext:value-type="string">
            <text:p>CAP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<text:s/>WLAN_LAN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WLAN_LAN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WLAN_LAN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WLAN_PROD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WLAN_PROD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WLAN23MMDVM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<text:s/>WLAN23MMDVM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WLAN23MMDVM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WOM-3E5844</text:p>
          </table:table-cell>
          <table:table-cell office:value-type="string" calcext:value-type="string">
            <text:p>CAP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WOM-3E5844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WOM-3E5844</text:p>
          </table:table-cell>
          <table:table-cell office:value-type="string" calcext:value-type="string">
            <text:p>CAP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WOM-CE4822</text:p>
          </table:table-cell>
          <table:table-cell office:value-type="string" calcext:value-type="string">
            <text:p>CAP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WOM-CE4822</text:p>
          </table:table-cell>
          <table:table-cell office:value-type="string" calcext:value-type="string">
            <text:p>CAP1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<text:s/>WSE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68" calcext:value-type="float">
            <text:p>-68</text:p>
          </table:table-cell>
          <table:table-cell office:value-type="string" calcext:value-type="string">
            <text:p><text:s/>WSE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WSE</text:p>
          </table:table-cell>
          <table:table-cell office:value-type="string" calcext:value-type="string">
            <text:p>CAP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WSE</text:p>
          </table:table-cell>
          <table:table-cell office:value-type="string" calcext:value-type="string">
            <text:p>CAP9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WSE</text:p>
          </table:table-cell>
          <table:table-cell office:value-type="string" calcext:value-type="string">
            <text:p>CAP1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<text:s/>WSE</text:p>
          </table:table-cell>
          <table:table-cell office:value-type="string" calcext:value-type="string">
            <text:p>CAP1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xiaomi 2.4G2</text:p>
          </table:table-cell>
          <table:table-cell office:value-type="string" calcext:value-type="string">
            <text:p>CAP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<text:s/>xiaomi 2.4G2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<text:s/>Yordiytabi</text:p>
          </table:table-cell>
          <table:table-cell office:value-type="string" calcext:value-type="string">
            <text:p>CAP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Yordiytabi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Yordiytabi</text:p>
          </table:table-cell>
          <table:table-cell office:value-type="string" calcext:value-type="string">
            <text:p>CAP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<text:s/>Your mom is gorda</text:p>
          </table:table-cell>
          <table:table-cell office:value-type="string" calcext:value-type="string">
            <text:p>CAP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<text:s/>Zona_ChileGob</text:p>
          </table:table-cell>
          <table:table-cell office:value-type="string" calcext:value-type="string">
            <text:p>CAP1</text:p>
          </table:table-cell>
        </table:table-row>
        <table:table-row table:style-name="ro1">
          <table:table-cell table:number-columns-repeated="6"/>
          <table:table-cell table:formula="of:=AVERAGE([.G3:.G532])" office:value-type="float" office:value="-82.3301886792453" calcext:value-type="float">
            <text:p>-82,3301886792</text:p>
          </table:table-cell>
          <table:table-cell table:number-columns-repeated="2"/>
        </table:table-row>
      </table:table>
      <table:table table:name="cap1" table:style-name="ta1">
        <table:table-column table:style-name="co1" table:number-columns-repeated="5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/>channel</text:p>
          </table:table-cell>
          <table:table-cell office:value-type="string" calcext:value-type="string">
            <text:p><text:s/>Speed</text:p>
          </table:table-cell>
          <table:table-cell office:value-type="string" calcext:value-type="string">
            <text:p><text:s/>Privacy</text:p>
          </table:table-cell>
          <table:table-cell office:value-type="string" calcext:value-type="string">
            <text:p><text:s/>Cipher</text:p>
          </table:table-cell>
          <table:table-cell office:value-type="string" calcext:value-type="string">
            <text:p><text:s/>Authentication</text:p>
          </table:table-cell>
          <table:table-cell office:value-type="string" calcext:value-type="string">
            <text:p><text:s/>Power</text:p>
          </table:table-cell>
          <table:table-cell office:value-type="string" calcext:value-type="string">
            <text:p><text:s/>ESSI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[W]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<text:s/>wifi_cabana</text:p>
          </table:table-cell>
          <table:table-cell office:value-type="string" calcext:value-type="string">
            <text:p>CAP1</text:p>
          </table:table-cell>
          <table:table-cell table:formula="of:=10^(([.G3]-30)/10)" office:value-type="float" office:value="0.00000000000794328234724282" calcext:value-type="float">
            <text:p>7,94328234724282E-1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Hotel P3-1</text:p>
          </table:table-cell>
          <table:table-cell office:value-type="string" calcext:value-type="string">
            <text:p>CAP1</text:p>
          </table:table-cell>
          <table:table-cell table:formula="of:=10^(([.G4]-30)/10)" office:value-type="float" office:value="0.00000000000158489319246111" calcext:value-type="float">
            <text:p>1,58489319246111E-12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<text:s/>VTR-1827716</text:p>
          </table:table-cell>
          <table:table-cell office:value-type="string" calcext:value-type="string">
            <text:p>CAP1</text:p>
          </table:table-cell>
          <table:table-cell table:formula="of:=10^(([.G5]-30)/10)" office:value-type="float" office:value="0.00000000000794328234724282" calcext:value-type="float">
            <text:p>7,94328234724282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VIRGINIA</text:p>
          </table:table-cell>
          <table:table-cell office:value-type="string" calcext:value-type="string">
            <text:p>CAP1</text:p>
          </table:table-cell>
          <table:table-cell table:formula="of:=10^(([.G6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Punto Creativo visitas</text:p>
          </table:table-cell>
          <table:table-cell office:value-type="string" calcext:value-type="string">
            <text:p>CAP1</text:p>
          </table:table-cell>
          <table:table-cell table:formula="of:=10^(([.G7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<text:s/>Zona_ChileGob</text:p>
          </table:table-cell>
          <table:table-cell office:value-type="string" calcext:value-type="string">
            <text:p>CAP1</text:p>
          </table:table-cell>
          <table:table-cell table:formula="of:=10^(([.G8]-30)/10)" office:value-type="float" office:value="0.000000000000794328234724282" calcext:value-type="float">
            <text:p>7,94328234724282E-13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PLUS12</text:p>
          </table:table-cell>
          <table:table-cell office:value-type="string" calcext:value-type="string">
            <text:p>CAP1</text:p>
          </table:table-cell>
          <table:table-cell table:formula="of:=10^(([.G9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TELETRACK</text:p>
          </table:table-cell>
          <table:table-cell office:value-type="string" calcext:value-type="string">
            <text:p>CAP1</text:p>
          </table:table-cell>
          <table:table-cell table:formula="of:=10^(([.G10]-30)/10)" office:value-type="float" office:value="0.00000000000398107170553497" calcext:value-type="float">
            <text:p>3,98107170553497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STEFANY86</text:p>
          </table:table-cell>
          <table:table-cell office:value-type="string" calcext:value-type="string">
            <text:p>CAP1</text:p>
          </table:table-cell>
          <table:table-cell table:formula="of:=10^(([.G11]-30)/10)" office:value-type="float" office:value="0.00000000000316227766016838" calcext:value-type="float">
            <text:p>3,16227766016838E-1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WifiTelsur_DA8D</text:p>
          </table:table-cell>
          <table:table-cell office:value-type="string" calcext:value-type="string">
            <text:p>CAP1</text:p>
          </table:table-cell>
          <table:table-cell table:formula="of:=10^(([.G12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ANTONIA</text:p>
          </table:table-cell>
          <table:table-cell office:value-type="string" calcext:value-type="string">
            <text:p>CAP1</text:p>
          </table:table-cell>
          <table:table-cell table:formula="of:=10^(([.G13]-30)/10)" office:value-type="float" office:value="0.00000000000630957344480194" calcext:value-type="float">
            <text:p>6,30957344480194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ISIDORA</text:p>
          </table:table-cell>
          <table:table-cell office:value-type="string" calcext:value-type="string">
            <text:p>CAP1</text:p>
          </table:table-cell>
          <table:table-cell table:formula="of:=10^(([.G14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Plus 11</text:p>
          </table:table-cell>
          <table:table-cell office:value-type="string" calcext:value-type="string">
            <text:p>CAP1</text:p>
          </table:table-cell>
          <table:table-cell table:formula="of:=10^(([.G15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VDR3</text:p>
          </table:table-cell>
          <table:table-cell office:value-type="string" calcext:value-type="string">
            <text:p>CAP1</text:p>
          </table:table-cell>
          <table:table-cell table:formula="of:=10^(([.G16]-30)/10)" office:value-type="float" office:value="0.00000000000316227766016838" calcext:value-type="float">
            <text:p>3,16227766016838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HOSTAL II 2.4G</text:p>
          </table:table-cell>
          <table:table-cell office:value-type="string" calcext:value-type="string">
            <text:p>CAP1</text:p>
          </table:table-cell>
          <table:table-cell table:formula="of:=10^(([.G17]-30)/10)" office:value-type="float" office:value="0.00000000000316227766016838" calcext:value-type="float">
            <text:p>3,16227766016838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SALA PROFESORES</text:p>
          </table:table-cell>
          <table:table-cell office:value-type="string" calcext:value-type="string">
            <text:p>CAP1</text:p>
          </table:table-cell>
          <table:table-cell table:formula="of:=10^(([.G18]-30)/10)" office:value-type="float" office:value="0.00000000000125892541179417" calcext:value-type="float">
            <text:p>1,25892541179417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EP </text:p>
          </table:table-cell>
          <table:table-cell office:value-type="string" calcext:value-type="string">
            <text:p><text:s/>WEP</text:p>
          </table:table-cell>
          <table:table-cell office:value-type="string" calcext:value-type="string">
            <text:p><text:s text:c="3"/>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wifitelsur_MAXIMILIANO</text:p>
          </table:table-cell>
          <table:table-cell office:value-type="string" calcext:value-type="string">
            <text:p>CAP1</text:p>
          </table:table-cell>
          <table:table-cell table:formula="of:=10^(([.G19]-30)/10)" office:value-type="float" office:value="0.00000000000125892541179417" calcext:value-type="float">
            <text:p>1,25892541179417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CAIMAN</text:p>
          </table:table-cell>
          <table:table-cell office:value-type="string" calcext:value-type="string">
            <text:p>CAP1</text:p>
          </table:table-cell>
          <table:table-cell table:formula="of:=10^(([.G20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RPENZO</text:p>
          </table:table-cell>
          <table:table-cell office:value-type="string" calcext:value-type="string">
            <text:p>CAP1</text:p>
          </table:table-cell>
          <table:table-cell table:formula="of:=10^(([.G21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wifitelsur_Cabaña</text:p>
          </table:table-cell>
          <table:table-cell office:value-type="string" calcext:value-type="string">
            <text:p>CAP1</text:p>
          </table:table-cell>
          <table:table-cell table:formula="of:=10^(([.G22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VDR1</text:p>
          </table:table-cell>
          <table:table-cell office:value-type="string" calcext:value-type="string">
            <text:p>CAP1</text:p>
          </table:table-cell>
          <table:table-cell table:formula="of:=10^(([.G23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VTR-0425039</text:p>
          </table:table-cell>
          <table:table-cell office:value-type="string" calcext:value-type="string">
            <text:p>CAP1</text:p>
          </table:table-cell>
          <table:table-cell table:formula="of:=10^(([.G24]-30)/10)" office:value-type="float" office:value="0.00000000000316227766016838" calcext:value-type="float">
            <text:p>3,16227766016838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wifitelsur_HEVPA</text:p>
          </table:table-cell>
          <table:table-cell office:value-type="string" calcext:value-type="string">
            <text:p>CAP1</text:p>
          </table:table-cell>
          <table:table-cell table:formula="of:=10^(([.G25]-30)/10)" office:value-type="float" office:value="0.00000000000316227766016838" calcext:value-type="float">
            <text:p>3,16227766016838E-1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Plus 11</text:p>
          </table:table-cell>
          <table:table-cell office:value-type="string" calcext:value-type="string">
            <text:p>CAP1</text:p>
          </table:table-cell>
          <table:table-cell table:formula="of:=10^(([.G26]-30)/10)" office:value-type="float" office:value="0.00000000000316227766016838" calcext:value-type="float">
            <text:p>3,16227766016838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<text:s/>EMn-9ef88e-10-14102</text:p>
          </table:table-cell>
          <table:table-cell office:value-type="string" calcext:value-type="string">
            <text:p>CAP1</text:p>
          </table:table-cell>
          <table:table-cell table:formula="of:=10^(([.G27]-30)/10)" office:value-type="float" office:value="0.00000000000501187233627272" calcext:value-type="float">
            <text:p>5,01187233627272E-12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VTR-7448158</text:p>
          </table:table-cell>
          <table:table-cell office:value-type="string" calcext:value-type="string">
            <text:p>CAP1</text:p>
          </table:table-cell>
          <table:table-cell table:formula="of:=10^(([.G28]-30)/10)" office:value-type="float" office:value="0.00000000000398107170553497" calcext:value-type="float">
            <text:p>3,98107170553497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<text:s/>ConoceValdivia.cl</text:p>
          </table:table-cell>
          <table:table-cell office:value-type="string" calcext:value-type="string">
            <text:p>CAP1</text:p>
          </table:table-cell>
          <table:table-cell table:formula="of:=10^(([.G29]-30)/10)" office:value-type="float" office:value="0.00000000000501187233627272" calcext:value-type="float">
            <text:p>5,01187233627272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hostal645</text:p>
          </table:table-cell>
          <table:table-cell office:value-type="string" calcext:value-type="string">
            <text:p>CAP1</text:p>
          </table:table-cell>
          <table:table-cell table:formula="of:=10^(([.G30]-30)/10)" office:value-type="float" office:value="0.00000000000630957344480194" calcext:value-type="float">
            <text:p>6,30957344480194E-1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<text:s/>Molegavi</text:p>
          </table:table-cell>
          <table:table-cell office:value-type="string" calcext:value-type="string">
            <text:p>CAP1</text:p>
          </table:table-cell>
          <table:table-cell table:formula="of:=10^(([.G31]-30)/10)" office:value-type="float" office:value="0.00000000000794328234724282" calcext:value-type="float">
            <text:p>7,94328234724282E-1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<text:s/>VTR-0425039</text:p>
          </table:table-cell>
          <table:table-cell office:value-type="string" calcext:value-type="string">
            <text:p>CAP1</text:p>
          </table:table-cell>
          <table:table-cell table:formula="of:=10^(([.G32]-30)/10)" office:value-type="float" office:value="0.00000000000794328234724282" calcext:value-type="float">
            <text:p>7,94328234724282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<text:s/>TP-Link_51F6</text:p>
          </table:table-cell>
          <table:table-cell office:value-type="string" calcext:value-type="string">
            <text:p>CAP1</text:p>
          </table:table-cell>
          <table:table-cell table:formula="of:=10^(([.G33]-30)/10)" office:value-type="float" office:value="0.00000000000794328234724282" calcext:value-type="float">
            <text:p>7,94328234724282E-12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<text:s/>VTR-7259770</text:p>
          </table:table-cell>
          <table:table-cell office:value-type="string" calcext:value-type="string">
            <text:p>CAP1</text:p>
          </table:table-cell>
          <table:table-cell table:formula="of:=10^(([.G34]-30)/10)" office:value-type="float" office:value="0.00000000001" calcext:value-type="float">
            <text:p>1E-1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<text:s/>telsur_wifi_MVRE</text:p>
          </table:table-cell>
          <table:table-cell office:value-type="string" calcext:value-type="string">
            <text:p>CAP1</text:p>
          </table:table-cell>
          <table:table-cell table:formula="of:=10^(([.G35]-30)/10)" office:value-type="float" office:value="0.0000000000251188643150958" calcext:value-type="float">
            <text:p>2,51188643150958E-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<text:s/>Wifi</text:p>
          </table:table-cell>
          <table:table-cell office:value-type="string" calcext:value-type="string">
            <text:p>CAP1</text:p>
          </table:table-cell>
          <table:table-cell table:formula="of:=10^(([.G36]-30)/10)" office:value-type="float" office:value="0.0000000000398107170553497" calcext:value-type="float">
            <text:p>3,98107170553497E-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<text:s/>Wifi_DNRV</text:p>
          </table:table-cell>
          <table:table-cell office:value-type="string" calcext:value-type="string">
            <text:p>CAP1</text:p>
          </table:table-cell>
          <table:table-cell table:formula="of:=10^(([.G37]-30)/10)" office:value-type="float" office:value="0.0000000000398107170553497" calcext:value-type="float">
            <text:p>3,98107170553497E-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<text:s/>wifitelsur_lacasita</text:p>
          </table:table-cell>
          <table:table-cell office:value-type="string" calcext:value-type="string">
            <text:p>CAP1</text:p>
          </table:table-cell>
          <table:table-cell table:formula="of:=10^(([.G38]-30)/10)" office:value-type="float" office:value="0.0000000000501187233627272" calcext:value-type="float">
            <text:p>5,01187233627272E-1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<text:s/>VTR-1827716</text:p>
          </table:table-cell>
          <table:table-cell office:value-type="string" calcext:value-type="string">
            <text:p>CAP1</text:p>
          </table:table-cell>
          <table:table-cell table:formula="of:=10^(([.G39]-30)/10)" office:value-type="float" office:value="0.0000000000630957344480194" calcext:value-type="float">
            <text:p>6,30957344480194E-1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<text:s/>VTR-7067395</text:p>
          </table:table-cell>
          <table:table-cell office:value-type="string" calcext:value-type="string">
            <text:p>CAP1</text:p>
          </table:table-cell>
          <table:table-cell table:formula="of:=10^(([.G40]-30)/10)" office:value-type="float" office:value="0.0000000000630957344480194" calcext:value-type="float">
            <text:p>6,30957344480194E-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<text:s/>WIFI_LAVET</text:p>
          </table:table-cell>
          <table:table-cell office:value-type="string" calcext:value-type="string">
            <text:p>CAP1</text:p>
          </table:table-cell>
          <table:table-cell table:formula="of:=10^(([.G41]-30)/10)" office:value-type="float" office:value="0.0000000000794328234724282" calcext:value-type="float">
            <text:p>7,94328234724282E-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69" calcext:value-type="float">
            <text:p>-69</text:p>
          </table:table-cell>
          <table:table-cell office:value-type="string" calcext:value-type="string">
            <text:p><text:s/>CELESTE</text:p>
          </table:table-cell>
          <table:table-cell office:value-type="string" calcext:value-type="string">
            <text:p>CAP1</text:p>
          </table:table-cell>
          <table:table-cell table:formula="of:=10^(([.G42]-30)/10)" office:value-type="float" office:value="0.000000000125892541179417" calcext:value-type="float">
            <text:p>1,25892541179417E-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<text:s/>VTR-7448158</text:p>
          </table:table-cell>
          <table:table-cell office:value-type="string" calcext:value-type="string">
            <text:p>CAP1</text:p>
          </table:table-cell>
          <table:table-cell table:formula="of:=10^(([.G43]-30)/10)" office:value-type="float" office:value="0.0000000000794328234724282" calcext:value-type="float">
            <text:p>7,94328234724282E-1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67" calcext:value-type="float">
            <text:p>-67</text:p>
          </table:table-cell>
          <table:table-cell office:value-type="string" calcext:value-type="string">
            <text:p><text:s/>VTR-7259770</text:p>
          </table:table-cell>
          <table:table-cell office:value-type="string" calcext:value-type="string">
            <text:p>CAP1</text:p>
          </table:table-cell>
          <table:table-cell table:formula="of:=10^(([.G44]-30)/10)" office:value-type="float" office:value="0.000000000199526231496888" calcext:value-type="float">
            <text:p>1,99526231496888E-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<text:s/>Yordiytabi</text:p>
          </table:table-cell>
          <table:table-cell office:value-type="string" calcext:value-type="string">
            <text:p>CAP1</text:p>
          </table:table-cell>
          <table:table-cell table:formula="of:=10^(([.G45]-30)/10)" office:value-type="float" office:value="0.000000000398107170553497" calcext:value-type="float">
            <text:p>3,98107170553497E-1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59" calcext:value-type="float">
            <text:p>-59</text:p>
          </table:table-cell>
          <table:table-cell office:value-type="string" calcext:value-type="string">
            <text:p><text:s/>CELESTE-5G</text:p>
          </table:table-cell>
          <table:table-cell office:value-type="string" calcext:value-type="string">
            <text:p>CAP1</text:p>
          </table:table-cell>
          <table:table-cell table:formula="of:=10^(([.G46]-30)/10)" office:value-type="float" office:value="0.00000000125892541179417" calcext:value-type="float">
            <text:p>1,25892541179417E-09</text:p>
          </table:table-cell>
        </table:table-row>
        <table:table-row table:style-name="ro1">
          <table:table-cell table:number-columns-repeated="9"/>
          <table:table-cell table:formula="of:=SUM([.J3:.J46])" office:value-type="float" office:value="0.00000000254857879719045" calcext:value-type="float">
            <text:p>2,54857879719045E-0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ales</text:p>
          </table:table-cell>
          <table:table-cell office:value-type="string" calcext:value-type="string">
            <text:p>Usuarios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COUNTIF([.$B$3:.$B$46];[.B51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COUNTIF([.$B$3:.$B$46];[.B52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COUNTIF([.$B$3:.$B$46];[.B53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COUNTIF([.$B$3:.$B$46];[.B54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COUNTIF([.$B$3:.$B$46];[.B55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COUNTIF([.$B$3:.$B$46];[.B5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COUNTIF([.$B$3:.$B$46];[.B57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COUNTIF([.$B$3:.$B$46];[.B58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COUNTIF([.$B$3:.$B$46];[.B59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COUNTIF([.$B$3:.$B$46];[.B60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COUNTIF([.$B$3:.$B$46];[.B61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COUNTIF([.$B$3:.$B$46];[.B62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COUNTIF([.$B$3:.$B$46];[.B63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COUNTIF([.$B$3:.$B$46];[.B64])" office:value-type="float" office:value="0" calcext:value-type="float">
            <text:p>0</text:p>
          </table:table-cell>
          <table:table-cell table:number-columns-repeated="7"/>
        </table:table-row>
      </table:table>
      <table:table table:name="cap2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/>channel</text:p>
          </table:table-cell>
          <table:table-cell office:value-type="string" calcext:value-type="string">
            <text:p><text:s/>Speed</text:p>
          </table:table-cell>
          <table:table-cell office:value-type="string" calcext:value-type="string">
            <text:p><text:s/>Privacy</text:p>
          </table:table-cell>
          <table:table-cell office:value-type="string" calcext:value-type="string">
            <text:p><text:s/>Cipher</text:p>
          </table:table-cell>
          <table:table-cell office:value-type="string" calcext:value-type="string">
            <text:p><text:s/>Authentication</text:p>
          </table:table-cell>
          <table:table-cell office:value-type="string" calcext:value-type="string">
            <text:p><text:s/>Power</text:p>
          </table:table-cell>
          <table:table-cell office:value-type="string" calcext:value-type="string">
            <text:p><text:s/>ESSI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[W]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wifitelsur_lacasita</text:p>
          </table:table-cell>
          <table:table-cell office:value-type="string" calcext:value-type="string">
            <text:p>CAP2</text:p>
          </table:table-cell>
          <table:table-cell table:formula="of:=10^(([.G3]-30)/10)" office:value-type="float" office:value="0.00000000000398107170553497" calcext:value-type="float">
            <text:p>3,98107170553497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VDR3</text:p>
          </table:table-cell>
          <table:table-cell office:value-type="string" calcext:value-type="string">
            <text:p>CAP2</text:p>
          </table:table-cell>
          <table:table-cell table:formula="of:=10^(([.G4]-30)/10)" office:value-type="float" office:value="0.00000000000158489319246111" calcext:value-type="float">
            <text:p>1,58489319246111E-1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RPENZO</text:p>
          </table:table-cell>
          <table:table-cell office:value-type="string" calcext:value-type="string">
            <text:p>CAP2</text:p>
          </table:table-cell>
          <table:table-cell table:formula="of:=10^(([.G5]-30)/10)" office:value-type="float" office:value="0.00000000000125892541179417" calcext:value-type="float">
            <text:p>1,25892541179417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<text:s/>WIFI_LAVET</text:p>
          </table:table-cell>
          <table:table-cell office:value-type="string" calcext:value-type="string">
            <text:p>CAP2</text:p>
          </table:table-cell>
          <table:table-cell table:formula="of:=10^(([.G6]-30)/10)" office:value-type="float" office:value="0.0000000000501187233627272" calcext:value-type="float">
            <text:p>5,01187233627272E-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Wifi_SEREMI_XIV</text:p>
          </table:table-cell>
          <table:table-cell office:value-type="string" calcext:value-type="string">
            <text:p>CAP2</text:p>
          </table:table-cell>
          <table:table-cell table:formula="of:=10^(([.G7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<text:s/>MGT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UNOSALUD-COMERCIAL</text:p>
          </table:table-cell>
          <table:table-cell office:value-type="string" calcext:value-type="string">
            <text:p>CAP2</text:p>
          </table:table-cell>
          <table:table-cell table:formula="of:=10^(([.G8]-30)/10)" office:value-type="float" office:value="0.00000000000158489319246111" calcext:value-type="float">
            <text:p>1,58489319246111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WifiFes</text:p>
          </table:table-cell>
          <table:table-cell office:value-type="string" calcext:value-type="string">
            <text:p>CAP2</text:p>
          </table:table-cell>
          <table:table-cell table:formula="of:=10^(([.G9]-30)/10)" office:value-type="float" office:value="0.00000000000125892541179417" calcext:value-type="float">
            <text:p>1,25892541179417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<text:s/>CLIENTES_HERTZ</text:p>
          </table:table-cell>
          <table:table-cell office:value-type="string" calcext:value-type="string">
            <text:p>CAP2</text:p>
          </table:table-cell>
          <table:table-cell table:formula="of:=10^(([.G10]-30)/10)" office:value-type="float" office:value="0.000000000000630957344480194" calcext:value-type="float">
            <text:p>6,30957344480194E-1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VIRGINIA</text:p>
          </table:table-cell>
          <table:table-cell office:value-type="string" calcext:value-type="string">
            <text:p>CAP2</text:p>
          </table:table-cell>
          <table:table-cell table:formula="of:=10^(([.G11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EP </text:p>
          </table:table-cell>
          <table:table-cell office:value-type="string" calcext:value-type="string">
            <text:p><text:s/>WEP</text:p>
          </table:table-cell>
          <table:table-cell office:value-type="string" calcext:value-type="string">
            <text:p><text:s text:c="3"/>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wifitelsur_MAXIMILIANO</text:p>
          </table:table-cell>
          <table:table-cell office:value-type="string" calcext:value-type="string">
            <text:p>CAP2</text:p>
          </table:table-cell>
          <table:table-cell table:formula="of:=10^(([.G12]-30)/10)" office:value-type="float" office:value="0.00000000000125892541179417" calcext:value-type="float">
            <text:p>1,25892541179417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Yordiytabi</text:p>
          </table:table-cell>
          <table:table-cell office:value-type="string" calcext:value-type="string">
            <text:p>CAP2</text:p>
          </table:table-cell>
          <table:table-cell table:formula="of:=10^(([.G13]-30)/10)" office:value-type="float" office:value="0.00000000000158489319246111" calcext:value-type="float">
            <text:p>1,58489319246111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EP </text:p>
          </table:table-cell>
          <table:table-cell office:value-type="string" calcext:value-type="string">
            <text:p><text:s/>WEP</text:p>
          </table:table-cell>
          <table:table-cell office:value-type="string" calcext:value-type="string">
            <text:p><text:s text:c="3"/>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<text:s/>Red_Interna</text:p>
          </table:table-cell>
          <table:table-cell office:value-type="string" calcext:value-type="string">
            <text:p>CAP2</text:p>
          </table:table-cell>
          <table:table-cell table:formula="of:=10^(([.G14]-30)/10)" office:value-type="float" office:value="0.000000000000794328234724282" calcext:value-type="float">
            <text:p>7,94328234724282E-1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canelos CLIENTE</text:p>
          </table:table-cell>
          <table:table-cell office:value-type="string" calcext:value-type="string">
            <text:p>CAP2</text:p>
          </table:table-cell>
          <table:table-cell table:formula="of:=10^(([.G15]-30)/10)" office:value-type="float" office:value="0.00000000000125892541179417" calcext:value-type="float">
            <text:p>1,25892541179417E-1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Home</text:p>
          </table:table-cell>
          <table:table-cell office:value-type="string" calcext:value-type="string">
            <text:p>CAP2</text:p>
          </table:table-cell>
          <table:table-cell table:formula="of:=10^(([.G16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HP-Print-63-LaserJet 1102</text:p>
          </table:table-cell>
          <table:table-cell office:value-type="string" calcext:value-type="string">
            <text:p>CAP2</text:p>
          </table:table-cell>
          <table:table-cell table:formula="of:=10^(([.G17]-30)/10)" office:value-type="float" office:value="0.00000000000125892541179417" calcext:value-type="float">
            <text:p>1,25892541179417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2</text:p>
          </table:table-cell>
          <table:table-cell table:formula="of:=10^(([.G18]-30)/10)" office:value-type="float" office:value="0.00000000000158489319246111" calcext:value-type="float">
            <text:p>1,58489319246111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VTR-7448158</text:p>
          </table:table-cell>
          <table:table-cell office:value-type="string" calcext:value-type="string">
            <text:p>CAP2</text:p>
          </table:table-cell>
          <table:table-cell table:formula="of:=10^(([.G19]-30)/10)" office:value-type="float" office:value="0.00000000000398107170553497" calcext:value-type="float">
            <text:p>3,98107170553497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<text:s/>VTR-7259770</text:p>
          </table:table-cell>
          <table:table-cell office:value-type="string" calcext:value-type="string">
            <text:p>CAP2</text:p>
          </table:table-cell>
          <table:table-cell table:formula="of:=10^(([.G20]-30)/10)" office:value-type="float" office:value="0.00000000000501187233627272" calcext:value-type="float">
            <text:p>5,01187233627272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<text:s/>SHELL_ALEMANIA</text:p>
          </table:table-cell>
          <table:table-cell office:value-type="string" calcext:value-type="string">
            <text:p>CAP2</text:p>
          </table:table-cell>
          <table:table-cell table:formula="of:=10^(([.G21]-30)/10)" office:value-type="float" office:value="0.000000000000794328234724282" calcext:value-type="float">
            <text:p>7,94328234724282E-1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<text:s/>WLAN_LAN</text:p>
          </table:table-cell>
          <table:table-cell office:value-type="string" calcext:value-type="string">
            <text:p>CAP2</text:p>
          </table:table-cell>
          <table:table-cell table:formula="of:=10^(([.G22]-30)/10)" office:value-type="float" office:value="0.000000000000794328234724282" calcext:value-type="float">
            <text:p>7,94328234724282E-1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Hotel P3-1</text:p>
          </table:table-cell>
          <table:table-cell office:value-type="string" calcext:value-type="string">
            <text:p>CAP2</text:p>
          </table:table-cell>
          <table:table-cell table:formula="of:=10^(([.G23]-30)/10)" office:value-type="float" office:value="0.000000000001" calcext:value-type="float">
            <text:p>1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wifitelsur_RENE</text:p>
          </table:table-cell>
          <table:table-cell office:value-type="string" calcext:value-type="string">
            <text:p>CAP2</text:p>
          </table:table-cell>
          <table:table-cell table:formula="of:=10^(([.G24]-30)/10)" office:value-type="float" office:value="0.00000000000125892541179417" calcext:value-type="float">
            <text:p>1,25892541179417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Hotel P4 - 2</text:p>
          </table:table-cell>
          <table:table-cell office:value-type="string" calcext:value-type="string">
            <text:p>CAP2</text:p>
          </table:table-cell>
          <table:table-cell table:formula="of:=10^(([.G25]-30)/10)" office:value-type="float" office:value="0.00000000000125892541179417" calcext:value-type="float">
            <text:p>1,25892541179417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Wifi123</text:p>
          </table:table-cell>
          <table:table-cell office:value-type="string" calcext:value-type="string">
            <text:p>CAP2</text:p>
          </table:table-cell>
          <table:table-cell table:formula="of:=10^(([.G26]-30)/10)" office:value-type="float" office:value="0.00000000000158489319246111" calcext:value-type="float">
            <text:p>1,58489319246111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UNOSALUD-PACIENTES</text:p>
          </table:table-cell>
          <table:table-cell office:value-type="string" calcext:value-type="string">
            <text:p>CAP2</text:p>
          </table:table-cell>
          <table:table-cell table:formula="of:=10^(([.G27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<text:s/>MGT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UNOSALUD-CLINICAS</text:p>
          </table:table-cell>
          <table:table-cell office:value-type="string" calcext:value-type="string">
            <text:p>CAP2</text:p>
          </table:table-cell>
          <table:table-cell table:formula="of:=10^(([.G28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electrinet2</text:p>
          </table:table-cell>
          <table:table-cell office:value-type="string" calcext:value-type="string">
            <text:p>CAP2</text:p>
          </table:table-cell>
          <table:table-cell table:formula="of:=10^(([.G29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Alumnos</text:p>
          </table:table-cell>
          <table:table-cell office:value-type="string" calcext:value-type="string">
            <text:p>CAP2</text:p>
          </table:table-cell>
          <table:table-cell table:formula="of:=10^(([.G30]-30)/10)" office:value-type="float" office:value="0.00000000000316227766016838" calcext:value-type="float">
            <text:p>3,16227766016838E-12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PDV</text:p>
          </table:table-cell>
          <table:table-cell office:value-type="string" calcext:value-type="string">
            <text:p>CAP2</text:p>
          </table:table-cell>
          <table:table-cell table:formula="of:=10^(([.G31]-30)/10)" office:value-type="float" office:value="0.00000000000316227766016838" calcext:value-type="float">
            <text:p>3,16227766016838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PDV</text:p>
          </table:table-cell>
          <table:table-cell office:value-type="string" calcext:value-type="string">
            <text:p>CAP2</text:p>
          </table:table-cell>
          <table:table-cell table:formula="of:=10^(([.G32]-30)/10)" office:value-type="float" office:value="0.00000000000316227766016838" calcext:value-type="float">
            <text:p>3,16227766016838E-12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Alumnos</text:p>
          </table:table-cell>
          <table:table-cell office:value-type="string" calcext:value-type="string">
            <text:p>CAP2</text:p>
          </table:table-cell>
          <table:table-cell table:formula="of:=10^(([.G33]-30)/10)" office:value-type="float" office:value="0.00000000000398107170553497" calcext:value-type="float">
            <text:p>3,98107170553497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VTR-7067395</text:p>
          </table:table-cell>
          <table:table-cell office:value-type="string" calcext:value-type="string">
            <text:p>CAP2</text:p>
          </table:table-cell>
          <table:table-cell table:formula="of:=10^(([.G34]-30)/10)" office:value-type="float" office:value="0.00000000000398107170553497" calcext:value-type="float">
            <text:p>3,98107170553497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ConoceValdivia.cl</text:p>
          </table:table-cell>
          <table:table-cell office:value-type="string" calcext:value-type="string">
            <text:p>CAP2</text:p>
          </table:table-cell>
          <table:table-cell table:formula="of:=10^(([.G35]-30)/10)" office:value-type="float" office:value="0.00000000000398107170553497" calcext:value-type="float">
            <text:p>3,98107170553497E-1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<text:s/>WifiTelsur_DA8D</text:p>
          </table:table-cell>
          <table:table-cell office:value-type="string" calcext:value-type="string">
            <text:p>CAP2</text:p>
          </table:table-cell>
          <table:table-cell table:formula="of:=10^(([.G36]-30)/10)" office:value-type="float" office:value="0.00000000000501187233627272" calcext:value-type="float">
            <text:p>5,01187233627272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<text:s/>wifitelsur_HEVPA</text:p>
          </table:table-cell>
          <table:table-cell office:value-type="string" calcext:value-type="string">
            <text:p>CAP2</text:p>
          </table:table-cell>
          <table:table-cell table:formula="of:=10^(([.G37]-30)/10)" office:value-type="float" office:value="0.00000000001" calcext:value-type="float">
            <text:p>1E-1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<text:s/>MGT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<text:s/>APCCU</text:p>
          </table:table-cell>
          <table:table-cell office:value-type="string" calcext:value-type="string">
            <text:p>CAP2</text:p>
          </table:table-cell>
          <table:table-cell table:formula="of:=10^(([.G38]-30)/10)" office:value-type="float" office:value="0.0000000000125892541179417" calcext:value-type="float">
            <text:p>1,25892541179417E-11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<text:s/>VTR-1827716</text:p>
          </table:table-cell>
          <table:table-cell office:value-type="string" calcext:value-type="string">
            <text:p>CAP2</text:p>
          </table:table-cell>
          <table:table-cell table:formula="of:=10^(([.G39]-30)/10)" office:value-type="float" office:value="0.0000000000158489319246111" calcext:value-type="float">
            <text:p>1,58489319246111E-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<text:s/>EMn-9ef88e-10-14102</text:p>
          </table:table-cell>
          <table:table-cell office:value-type="string" calcext:value-type="string">
            <text:p>CAP2</text:p>
          </table:table-cell>
          <table:table-cell table:formula="of:=10^(([.G40]-30)/10)" office:value-type="float" office:value="0.0000000000199526231496888" calcext:value-type="float">
            <text:p>1,99526231496888E-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<text:s/>DIRECT-EPDESKTOP-4I3UA4DmsVR</text:p>
          </table:table-cell>
          <table:table-cell office:value-type="string" calcext:value-type="string">
            <text:p>CAP2</text:p>
          </table:table-cell>
          <table:table-cell table:formula="of:=10^(([.G41]-30)/10)" office:value-type="float" office:value="0.0000000000316227766016838" calcext:value-type="float">
            <text:p>3,16227766016838E-1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<text:s/>wifi_cabana</text:p>
          </table:table-cell>
          <table:table-cell office:value-type="string" calcext:value-type="string">
            <text:p>CAP2</text:p>
          </table:table-cell>
          <table:table-cell table:formula="of:=10^(([.G42]-30)/10)" office:value-type="float" office:value="0.0000000000316227766016838" calcext:value-type="float">
            <text:p>3,16227766016838E-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<text:s/>Wifi_DNRV</text:p>
          </table:table-cell>
          <table:table-cell office:value-type="string" calcext:value-type="string">
            <text:p>CAP2</text:p>
          </table:table-cell>
          <table:table-cell table:formula="of:=10^(([.G43]-30)/10)" office:value-type="float" office:value="0.0000000001" calcext:value-type="float">
            <text:p>1E-1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69" calcext:value-type="float">
            <text:p>-69</text:p>
          </table:table-cell>
          <table:table-cell office:value-type="string" calcext:value-type="string">
            <text:p><text:s/>Casa Centro</text:p>
          </table:table-cell>
          <table:table-cell office:value-type="string" calcext:value-type="string">
            <text:p>CAP2</text:p>
          </table:table-cell>
          <table:table-cell table:formula="of:=10^(([.G44]-30)/10)" office:value-type="float" office:value="0.000000000125892541179417" calcext:value-type="float">
            <text:p>1,25892541179417E-1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68" calcext:value-type="float">
            <text:p>-68</text:p>
          </table:table-cell>
          <table:table-cell office:value-type="string" calcext:value-type="string">
            <text:p><text:s/>VTR-1827716</text:p>
          </table:table-cell>
          <table:table-cell office:value-type="string" calcext:value-type="string">
            <text:p>CAP2</text:p>
          </table:table-cell>
          <table:table-cell table:formula="of:=10^(([.G45]-30)/10)" office:value-type="float" office:value="0.000000000158489319246111" calcext:value-type="float">
            <text:p>1,58489319246111E-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59" calcext:value-type="float">
            <text:p>-59</text:p>
          </table:table-cell>
          <table:table-cell office:value-type="string" calcext:value-type="string">
            <text:p><text:s/>Wifi</text:p>
          </table:table-cell>
          <table:table-cell office:value-type="string" calcext:value-type="string">
            <text:p>CAP2</text:p>
          </table:table-cell>
          <table:table-cell table:formula="of:=10^(([.G46]-30)/10)" office:value-type="float" office:value="0.00000000125892541179417" calcext:value-type="float">
            <text:p>1,25892541179417E-0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47" calcext:value-type="float">
            <text:p>-47</text:p>
          </table:table-cell>
          <table:table-cell office:value-type="string" calcext:value-type="string">
            <text:p><text:s/>CELESTE</text:p>
          </table:table-cell>
          <table:table-cell office:value-type="string" calcext:value-type="string">
            <text:p>CAP2</text:p>
          </table:table-cell>
          <table:table-cell table:formula="of:=10^(([.G47]-30)/10)" office:value-type="float" office:value="0.0000000199526231496888" calcext:value-type="float">
            <text:p>0,00000002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46" calcext:value-type="float">
            <text:p>-46</text:p>
          </table:table-cell>
          <table:table-cell office:value-type="string" calcext:value-type="string">
            <text:p><text:s/>CELESTE-5G</text:p>
          </table:table-cell>
          <table:table-cell office:value-type="string" calcext:value-type="string">
            <text:p>CAP2</text:p>
          </table:table-cell>
          <table:table-cell table:formula="of:=10^(([.G48]-30)/10)" office:value-type="float" office:value="0.0000000251188643150958" calcext:value-type="float">
            <text:p>2,51188643150958E-0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HP4576E1</text:p>
          </table:table-cell>
          <table:table-cell office:value-type="string" calcext:value-type="string">
            <text:p>CAP2</text:p>
          </table:table-cell>
          <table:table-cell table:formula="of:=10^(([.G49]-30)/10)" office:value-type="float" office:value="0.000794328234724281" calcext:value-type="float">
            <text:p>0,0007943282</text:p>
          </table:table-cell>
        </table:table-row>
        <table:table-row table:style-name="ro1">
          <table:table-cell table:number-columns-repeated="9"/>
          <table:table-cell table:formula="of:=SUM([.J3:.J48])" office:value-type="float" office:value="0.0000000469597214669598" calcext:value-type="float">
            <text:p>0,00000004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ales</text:p>
          </table:table-cell>
          <table:table-cell office:value-type="string" calcext:value-type="string">
            <text:p>Usuarios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COUNTIF([.$B$3:.$B$49];[.B53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COUNTIF([.$B$3:.$B$49];[.B54])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COUNTIF([.$B$3:.$B$49];[.B55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COUNTIF([.$B$3:.$B$49];[.B5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COUNTIF([.$B$3:.$B$49];[.B57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COUNTIF([.$B$3:.$B$49];[.B58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COUNTIF([.$B$3:.$B$49];[.B59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COUNTIF([.$B$3:.$B$49];[.B60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COUNTIF([.$B$3:.$B$49];[.B61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COUNTIF([.$B$3:.$B$49];[.B62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COUNTIF([.$B$3:.$B$49];[.B6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COUNTIF([.$B$3:.$B$49];[.B64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COUNTIF([.$B$3:.$B$49];[.B65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COUNTIF([.$B$3:.$B$49];[.B66])" office:value-type="float" office:value="0" calcext:value-type="float">
            <text:p>0</text:p>
          </table:table-cell>
          <table:table-cell table:number-columns-repeated="7"/>
        </table:table-row>
      </table:table>
      <table:table table:name="cap3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/>channel</text:p>
          </table:table-cell>
          <table:table-cell office:value-type="string" calcext:value-type="string">
            <text:p><text:s/>Speed</text:p>
          </table:table-cell>
          <table:table-cell office:value-type="string" calcext:value-type="string">
            <text:p><text:s/>Privacy</text:p>
          </table:table-cell>
          <table:table-cell office:value-type="string" calcext:value-type="string">
            <text:p><text:s/>Cipher</text:p>
          </table:table-cell>
          <table:table-cell office:value-type="string" calcext:value-type="string">
            <text:p><text:s/>Authentication</text:p>
          </table:table-cell>
          <table:table-cell office:value-type="string" calcext:value-type="string">
            <text:p><text:s/>Power</text:p>
          </table:table-cell>
          <table:table-cell office:value-type="string" calcext:value-type="string">
            <text:p><text:s/>ESSID</text:p>
          </table:table-cell>
          <table:table-cell office:value-type="string" calcext:value-type="string">
            <text:p>FIL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<text:s/>Alumnos</text:p>
          </table:table-cell>
          <table:table-cell office:value-type="string" calcext:value-type="string">
            <text:p>CAP3</text:p>
          </table:table-cell>
          <table:table-cell table:formula="of:=10^(([.G4]-30)/10)" office:value-type="float" office:value="0.0000000000316227766016838" calcext:value-type="float">
            <text:p>3,16227766016838E-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<text:s/>PDV</text:p>
          </table:table-cell>
          <table:table-cell office:value-type="string" calcext:value-type="string">
            <text:p>CAP3</text:p>
          </table:table-cell>
          <table:table-cell table:formula="of:=10^(([.G5]-30)/10)" office:value-type="float" office:value="0.0000000000316227766016838" calcext:value-type="float">
            <text:p>3,16227766016838E-1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<text:s/>HP-Print-71-LaserJet 1102</text:p>
          </table:table-cell>
          <table:table-cell office:value-type="string" calcext:value-type="string">
            <text:p>CAP3</text:p>
          </table:table-cell>
          <table:table-cell table:formula="of:=10^(([.G6]-30)/10)" office:value-type="float" office:value="0.0000000000199526231496888" calcext:value-type="float">
            <text:p>1,99526231496888E-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VIP</text:p>
          </table:table-cell>
          <table:table-cell office:value-type="string" calcext:value-type="string">
            <text:p>CAP3</text:p>
          </table:table-cell>
          <table:table-cell table:formula="of:=10^(([.G7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Hotel P4 - 2</text:p>
          </table:table-cell>
          <table:table-cell office:value-type="string" calcext:value-type="string">
            <text:p>CAP3</text:p>
          </table:table-cell>
          <table:table-cell table:formula="of:=10^(([.G8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<text:s/>VIRGINIA</text:p>
          </table:table-cell>
          <table:table-cell office:value-type="string" calcext:value-type="string">
            <text:p>CAP3</text:p>
          </table:table-cell>
          <table:table-cell table:formula="of:=10^(([.G9]-30)/10)" office:value-type="float" office:value="0.00000000000794328234724282" calcext:value-type="float">
            <text:p>7,94328234724282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<text:s/>MGT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UNOSALUD-CLINICAS</text:p>
          </table:table-cell>
          <table:table-cell office:value-type="string" calcext:value-type="string">
            <text:p>CAP3</text:p>
          </table:table-cell>
          <table:table-cell table:formula="of:=10^(([.G10]-30)/10)" office:value-type="float" office:value="0.00000000000125892541179417" calcext:value-type="float">
            <text:p>1,25892541179417E-1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Hotel P3-1</text:p>
          </table:table-cell>
          <table:table-cell office:value-type="string" calcext:value-type="string">
            <text:p>CAP3</text:p>
          </table:table-cell>
          <table:table-cell table:formula="of:=10^(([.G11]-30)/10)" office:value-type="float" office:value="0.000000000001" calcext:value-type="float">
            <text:p>1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HP-Print-63-LaserJet 1102</text:p>
          </table:table-cell>
          <table:table-cell office:value-type="string" calcext:value-type="string">
            <text:p>CAP3</text:p>
          </table:table-cell>
          <table:table-cell table:formula="of:=10^(([.G12]-30)/10)" office:value-type="float" office:value="0.00000000000630957344480194" calcext:value-type="float">
            <text:p>6,30957344480194E-1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WifiTelsur_NOMA</text:p>
          </table:table-cell>
          <table:table-cell office:value-type="string" calcext:value-type="string">
            <text:p>CAP3</text:p>
          </table:table-cell>
          <table:table-cell table:formula="of:=10^(([.G13]-30)/10)" office:value-type="float" office:value="0.00000000000398107170553497" calcext:value-type="float">
            <text:p>3,98107170553497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VTR-7259770</text:p>
          </table:table-cell>
          <table:table-cell office:value-type="string" calcext:value-type="string">
            <text:p>CAP3</text:p>
          </table:table-cell>
          <table:table-cell table:formula="of:=10^(([.G14]-30)/10)" office:value-type="float" office:value="0.00000000000125892541179417" calcext:value-type="float">
            <text:p>1,25892541179417E-1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WIFI_TELSUR_AN</text:p>
          </table:table-cell>
          <table:table-cell office:value-type="string" calcext:value-type="string">
            <text:p>CAP3</text:p>
          </table:table-cell>
          <table:table-cell table:formula="of:=10^(([.G15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Wifi_Espana1</text:p>
          </table:table-cell>
          <table:table-cell office:value-type="string" calcext:value-type="string">
            <text:p>CAP3</text:p>
          </table:table-cell>
          <table:table-cell table:formula="of:=10^(([.G16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wifitelsur_lacasita</text:p>
          </table:table-cell>
          <table:table-cell office:value-type="string" calcext:value-type="string">
            <text:p>CAP3</text:p>
          </table:table-cell>
          <table:table-cell table:formula="of:=10^(([.G17]-30)/10)" office:value-type="float" office:value="0.000000000001" calcext:value-type="float">
            <text:p>1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Telsur_Victimas</text:p>
          </table:table-cell>
          <table:table-cell office:value-type="string" calcext:value-type="string">
            <text:p>CAP3</text:p>
          </table:table-cell>
          <table:table-cell table:formula="of:=10^(([.G18]-30)/10)" office:value-type="float" office:value="0.00000000000630957344480194" calcext:value-type="float">
            <text:p>6,30957344480194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WifiTelsur_EIFSS</text:p>
          </table:table-cell>
          <table:table-cell office:value-type="string" calcext:value-type="string">
            <text:p>CAP3</text:p>
          </table:table-cell>
          <table:table-cell table:formula="of:=10^(([.G19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Melillanca2</text:p>
          </table:table-cell>
          <table:table-cell office:value-type="string" calcext:value-type="string">
            <text:p>CAP3</text:p>
          </table:table-cell>
          <table:table-cell table:formula="of:=10^(([.G20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xiaomi 2.4G2</text:p>
          </table:table-cell>
          <table:table-cell office:value-type="string" calcext:value-type="string">
            <text:p>CAP3</text:p>
          </table:table-cell>
          <table:table-cell table:formula="of:=10^(([.G21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electrinet2</text:p>
          </table:table-cell>
          <table:table-cell office:value-type="string" calcext:value-type="string">
            <text:p>CAP3</text:p>
          </table:table-cell>
          <table:table-cell table:formula="of:=10^(([.G22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HTZ Antofagasta</text:p>
          </table:table-cell>
          <table:table-cell office:value-type="string" calcext:value-type="string">
            <text:p>CAP3</text:p>
          </table:table-cell>
          <table:table-cell table:formula="of:=10^(([.G23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WLAN_LAN</text:p>
          </table:table-cell>
          <table:table-cell office:value-type="string" calcext:value-type="string">
            <text:p>CAP3</text:p>
          </table:table-cell>
          <table:table-cell table:formula="of:=10^(([.G24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wifi_BlancoNB</text:p>
          </table:table-cell>
          <table:table-cell office:value-type="string" calcext:value-type="string">
            <text:p>CAP3</text:p>
          </table:table-cell>
          <table:table-cell table:formula="of:=10^(([.G25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WLAN_PROD</text:p>
          </table:table-cell>
          <table:table-cell office:value-type="string" calcext:value-type="string">
            <text:p>CAP3</text:p>
          </table:table-cell>
          <table:table-cell table:formula="of:=10^(([.G26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CLIENTES_HERTZ</text:p>
          </table:table-cell>
          <table:table-cell office:value-type="string" calcext:value-type="string">
            <text:p>CAP3</text:p>
          </table:table-cell>
          <table:table-cell table:formula="of:=10^(([.G27]-30)/10)" office:value-type="float" office:value="0.00000000000316227766016838" calcext:value-type="float">
            <text:p>3,16227766016838E-1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cabana_1</text:p>
          </table:table-cell>
          <table:table-cell office:value-type="string" calcext:value-type="string">
            <text:p>CAP3</text:p>
          </table:table-cell>
          <table:table-cell table:formula="of:=10^(([.G28]-30)/10)" office:value-type="float" office:value="0.00000000000398107170553497" calcext:value-type="float">
            <text:p>3,98107170553497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Wifi123</text:p>
          </table:table-cell>
          <table:table-cell office:value-type="string" calcext:value-type="string">
            <text:p>CAP3</text:p>
          </table:table-cell>
          <table:table-cell table:formula="of:=10^(([.G29]-30)/10)" office:value-type="float" office:value="0.00000000000398107170553497" calcext:value-type="float">
            <text:p>3,98107170553497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VTR-1827716</text:p>
          </table:table-cell>
          <table:table-cell office:value-type="string" calcext:value-type="string">
            <text:p>CAP3</text:p>
          </table:table-cell>
          <table:table-cell table:formula="of:=10^(([.G30]-30)/10)" office:value-type="float" office:value="0.00000000000398107170553497" calcext:value-type="float">
            <text:p>3,98107170553497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Cabana-1</text:p>
          </table:table-cell>
          <table:table-cell office:value-type="string" calcext:value-type="string">
            <text:p>CAP3</text:p>
          </table:table-cell>
          <table:table-cell table:formula="of:=10^(([.G31]-30)/10)" office:value-type="float" office:value="0.00000000000398107170553497" calcext:value-type="float">
            <text:p>3,98107170553497E-12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PDV</text:p>
          </table:table-cell>
          <table:table-cell office:value-type="string" calcext:value-type="string">
            <text:p>CAP3</text:p>
          </table:table-cell>
          <table:table-cell table:formula="of:=10^(([.G32]-30)/10)" office:value-type="float" office:value="0.00000000000398107170553497" calcext:value-type="float">
            <text:p>3,98107170553497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EP </text:p>
          </table:table-cell>
          <table:table-cell office:value-type="string" calcext:value-type="string">
            <text:p><text:s/>WEP</text:p>
          </table:table-cell>
          <table:table-cell office:value-type="string" calcext:value-type="string">
            <text:p><text:s text:c="3"/>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<text:s/>Red_Interna</text:p>
          </table:table-cell>
          <table:table-cell office:value-type="string" calcext:value-type="string">
            <text:p>CAP3</text:p>
          </table:table-cell>
          <table:table-cell table:formula="of:=10^(([.G33]-30)/10)" office:value-type="float" office:value="0.00000000000501187233627272" calcext:value-type="float">
            <text:p>5,01187233627272E-12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<text:s/>Alumnos</text:p>
          </table:table-cell>
          <table:table-cell office:value-type="string" calcext:value-type="string">
            <text:p>CAP3</text:p>
          </table:table-cell>
          <table:table-cell table:formula="of:=10^(([.G34]-30)/10)" office:value-type="float" office:value="0.00000000000501187233627272" calcext:value-type="float">
            <text:p>5,01187233627272E-1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canelos CLIENTE</text:p>
          </table:table-cell>
          <table:table-cell office:value-type="string" calcext:value-type="string">
            <text:p>CAP3</text:p>
          </table:table-cell>
          <table:table-cell table:formula="of:=10^(([.G35]-30)/10)" office:value-type="float" office:value="0.00000000000630957344480194" calcext:value-type="float">
            <text:p>6,30957344480194E-1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AHC</text:p>
          </table:table-cell>
          <table:table-cell office:value-type="string" calcext:value-type="string">
            <text:p>CAP3</text:p>
          </table:table-cell>
          <table:table-cell table:formula="of:=10^(([.G36]-30)/10)" office:value-type="float" office:value="0.00000000000630957344480194" calcext:value-type="float">
            <text:p>6,30957344480194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EMn-9ef88e-10-14102</text:p>
          </table:table-cell>
          <table:table-cell office:value-type="string" calcext:value-type="string">
            <text:p>CAP3</text:p>
          </table:table-cell>
          <table:table-cell table:formula="of:=10^(([.G37]-30)/10)" office:value-type="float" office:value="0.00000000000630957344480194" calcext:value-type="float">
            <text:p>6,30957344480194E-1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Home</text:p>
          </table:table-cell>
          <table:table-cell office:value-type="string" calcext:value-type="string">
            <text:p>CAP3</text:p>
          </table:table-cell>
          <table:table-cell table:formula="of:=10^(([.G38]-30)/10)" office:value-type="float" office:value="0.00000000000630957344480194" calcext:value-type="float">
            <text:p>6,30957344480194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Wifi_DNRV</text:p>
          </table:table-cell>
          <table:table-cell office:value-type="string" calcext:value-type="string">
            <text:p>CAP3</text:p>
          </table:table-cell>
          <table:table-cell table:formula="of:=10^(([.G39]-30)/10)" office:value-type="float" office:value="0.00000000000630957344480194" calcext:value-type="float">
            <text:p>6,30957344480194E-1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<text:s/>MGT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<text:s/>APCCU</text:p>
          </table:table-cell>
          <table:table-cell office:value-type="string" calcext:value-type="string">
            <text:p>CAP3</text:p>
          </table:table-cell>
          <table:table-cell table:formula="of:=10^(([.G40]-30)/10)" office:value-type="float" office:value="0.00000000000794328234724282" calcext:value-type="float">
            <text:p>7,94328234724282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<text:s/>ConoceValdivia.cl</text:p>
          </table:table-cell>
          <table:table-cell office:value-type="string" calcext:value-type="string">
            <text:p>CAP3</text:p>
          </table:table-cell>
          <table:table-cell table:formula="of:=10^(([.G41]-30)/10)" office:value-type="float" office:value="0.00000000000794328234724282" calcext:value-type="float">
            <text:p>7,94328234724282E-1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<text:s/>WifiTelsur_DA8D</text:p>
          </table:table-cell>
          <table:table-cell office:value-type="string" calcext:value-type="string">
            <text:p>CAP3</text:p>
          </table:table-cell>
          <table:table-cell table:formula="of:=10^(([.G42]-30)/10)" office:value-type="float" office:value="0.00000000001" calcext:value-type="float">
            <text:p>1E-1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<text:s/>SmartValdivia</text:p>
          </table:table-cell>
          <table:table-cell office:value-type="string" calcext:value-type="string">
            <text:p>CAP3</text:p>
          </table:table-cell>
          <table:table-cell table:formula="of:=10^(([.G43]-30)/10)" office:value-type="float" office:value="0.0000000000125892541179417" calcext:value-type="float">
            <text:p>1,25892541179417E-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<text:s/>Wifi_SEREMI_XIV</text:p>
          </table:table-cell>
          <table:table-cell office:value-type="string" calcext:value-type="string">
            <text:p>CAP3</text:p>
          </table:table-cell>
          <table:table-cell table:formula="of:=10^(([.G44]-30)/10)" office:value-type="float" office:value="0.0000000000158489319246111" calcext:value-type="float">
            <text:p>1,58489319246111E-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<text:s/>SHELL_ALEMANIA</text:p>
          </table:table-cell>
          <table:table-cell office:value-type="string" calcext:value-type="string">
            <text:p>CAP3</text:p>
          </table:table-cell>
          <table:table-cell table:formula="of:=10^(([.G45]-30)/10)" office:value-type="float" office:value="0.0000000000158489319246111" calcext:value-type="float">
            <text:p>1,58489319246111E-1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<text:s/>Alumnos</text:p>
          </table:table-cell>
          <table:table-cell office:value-type="string" calcext:value-type="string">
            <text:p>CAP3</text:p>
          </table:table-cell>
          <table:table-cell table:formula="of:=10^(([.G46]-30)/10)" office:value-type="float" office:value="0.0000000000158489319246111" calcext:value-type="float">
            <text:p>1,58489319246111E-1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<text:s/>PDV</text:p>
          </table:table-cell>
          <table:table-cell office:value-type="string" calcext:value-type="string">
            <text:p>CAP3</text:p>
          </table:table-cell>
          <table:table-cell table:formula="of:=10^(([.G47]-30)/10)" office:value-type="float" office:value="0.0000000000158489319246111" calcext:value-type="float">
            <text:p>1,58489319246111E-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<text:s/>Alumnos</text:p>
          </table:table-cell>
          <table:table-cell office:value-type="string" calcext:value-type="string">
            <text:p>CAP3</text:p>
          </table:table-cell>
          <table:table-cell table:formula="of:=10^(([.G48]-30)/10)" office:value-type="float" office:value="0.0000000000199526231496888" calcext:value-type="float">
            <text:p>1,99526231496888E-1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<text:s/>HP-Print-2C-LaserJet 1102</text:p>
          </table:table-cell>
          <table:table-cell office:value-type="string" calcext:value-type="string">
            <text:p>CAP3</text:p>
          </table:table-cell>
          <table:table-cell table:formula="of:=10^(([.G49]-30)/10)" office:value-type="float" office:value="0.0000000000199526231496888" calcext:value-type="float">
            <text:p>1,99526231496888E-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<text:s/>CELESTE</text:p>
          </table:table-cell>
          <table:table-cell office:value-type="string" calcext:value-type="string">
            <text:p>CAP3</text:p>
          </table:table-cell>
          <table:table-cell table:formula="of:=10^(([.G50]-30)/10)" office:value-type="float" office:value="0.0000000000199526231496888" calcext:value-type="float">
            <text:p>1,99526231496888E-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<text:s/>PDV</text:p>
          </table:table-cell>
          <table:table-cell office:value-type="string" calcext:value-type="string">
            <text:p>CAP3</text:p>
          </table:table-cell>
          <table:table-cell table:formula="of:=10^(([.G51]-30)/10)" office:value-type="float" office:value="0.0000000000251188643150958" calcext:value-type="float">
            <text:p>2,51188643150958E-1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<text:s/>Casa Centro</text:p>
          </table:table-cell>
          <table:table-cell office:value-type="string" calcext:value-type="string">
            <text:p>CAP3</text:p>
          </table:table-cell>
          <table:table-cell table:formula="of:=10^(([.G52]-30)/10)" office:value-type="float" office:value="0.0000000000251188643150958" calcext:value-type="float">
            <text:p>2,51188643150958E-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<text:s/>Melillanca1</text:p>
          </table:table-cell>
          <table:table-cell office:value-type="string" calcext:value-type="string">
            <text:p>CAP3</text:p>
          </table:table-cell>
          <table:table-cell table:formula="of:=10^(([.G53]-30)/10)" office:value-type="float" office:value="0.0000000000316227766016838" calcext:value-type="float">
            <text:p>3,16227766016838E-1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<text:s/>CELESTE-5G</text:p>
          </table:table-cell>
          <table:table-cell office:value-type="string" calcext:value-type="string">
            <text:p>CAP3</text:p>
          </table:table-cell>
          <table:table-cell table:formula="of:=10^(([.G54]-30)/10)" office:value-type="float" office:value="0.0000000000398107170553497" calcext:value-type="float">
            <text:p>3,98107170553497E-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61" calcext:value-type="float">
            <text:p>-61</text:p>
          </table:table-cell>
          <table:table-cell office:value-type="string" calcext:value-type="string">
            <text:p><text:s/>Wifi</text:p>
          </table:table-cell>
          <table:table-cell office:value-type="string" calcext:value-type="string">
            <text:p>CAP3</text:p>
          </table:table-cell>
          <table:table-cell table:formula="of:=10^(([.G55]-30)/10)" office:value-type="float" office:value="0.000000000794328234724282" calcext:value-type="float">
            <text:p>7,94328234724282E-10</text:p>
          </table:table-cell>
        </table:table-row>
        <table:table-row table:style-name="ro1">
          <table:table-cell table:number-columns-repeated="9"/>
          <table:table-cell table:formula="of:=SUM([.J4:.J55])" office:value-type="float" office:value="0.00000000128270378988682" calcext:value-type="float">
            <text:p>1,28270378988682E-0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ales</text:p>
          </table:table-cell>
          <table:table-cell office:value-type="string" calcext:value-type="string">
            <text:p>Usuarios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COUNTIF([.$B$4:.$B$55];[.B59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COUNTIF([.$B$4:.$B$55];[.B60])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COUNTIF([.$B$4:.$B$55];[.B61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COUNTIF([.$B$4:.$B$55];[.B62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COUNTIF([.$B$4:.$B$55];[.B6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COUNTIF([.$B$4:.$B$55];[.B64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COUNTIF([.$B$4:.$B$55];[.B65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COUNTIF([.$B$4:.$B$55];[.B6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COUNTIF([.$B$4:.$B$55];[.B67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COUNTIF([.$B$4:.$B$55];[.B68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COUNTIF([.$B$4:.$B$55];[.B69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COUNTIF([.$B$4:.$B$55];[.B70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COUNTIF([.$B$4:.$B$55];[.B71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COUNTIF([.$B$4:.$B$55];[.B72])" office:value-type="float" office:value="0" calcext:value-type="float">
            <text:p>0</text:p>
          </table:table-cell>
          <table:table-cell table:number-columns-repeated="7"/>
        </table:table-row>
      </table:table>
      <table:table table:name="cap4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/>channel</text:p>
          </table:table-cell>
          <table:table-cell office:value-type="string" calcext:value-type="string">
            <text:p><text:s/>Speed</text:p>
          </table:table-cell>
          <table:table-cell office:value-type="string" calcext:value-type="string">
            <text:p><text:s/>Privacy</text:p>
          </table:table-cell>
          <table:table-cell office:value-type="string" calcext:value-type="string">
            <text:p><text:s/>Cipher</text:p>
          </table:table-cell>
          <table:table-cell office:value-type="string" calcext:value-type="string">
            <text:p><text:s/>Authentication</text:p>
          </table:table-cell>
          <table:table-cell office:value-type="string" calcext:value-type="string">
            <text:p><text:s/>Power</text:p>
          </table:table-cell>
          <table:table-cell office:value-type="string" calcext:value-type="string">
            <text:p><text:s/>ESSI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[W]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Boutique Antonella</text:p>
          </table:table-cell>
          <table:table-cell office:value-type="string" calcext:value-type="string">
            <text:p>CAP4</text:p>
          </table:table-cell>
          <table:table-cell table:formula="of:=10^(([.G4]-30)/10)" office:value-type="float" office:value="0.00000000000316227766016838" calcext:value-type="float">
            <text:p>3,16227766016838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<text:s/>MGT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UNOSALUD-CLINICAS</text:p>
          </table:table-cell>
          <table:table-cell office:value-type="string" calcext:value-type="string">
            <text:p>CAP4</text:p>
          </table:table-cell>
          <table:table-cell table:formula="of:=10^(([.G5]-30)/10)" office:value-type="float" office:value="0.00000000000125892541179417" calcext:value-type="float">
            <text:p>1,25892541179417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wifitelsur_GLENDA</text:p>
          </table:table-cell>
          <table:table-cell office:value-type="string" calcext:value-type="string">
            <text:p>CAP4</text:p>
          </table:table-cell>
          <table:table-cell table:formula="of:=10^(([.G6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Buscando....</text:p>
          </table:table-cell>
          <table:table-cell office:value-type="string" calcext:value-type="string">
            <text:p>CAP4</text:p>
          </table:table-cell>
          <table:table-cell table:formula="of:=10^(([.G7]-30)/10)" office:value-type="float" office:value="0.00000000000158489319246111" calcext:value-type="float">
            <text:p>1,58489319246111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SmartValdivia</text:p>
          </table:table-cell>
          <table:table-cell office:value-type="string" calcext:value-type="string">
            <text:p>CAP4</text:p>
          </table:table-cell>
          <table:table-cell table:formula="of:=10^(([.G8]-30)/10)" office:value-type="float" office:value="0.00000000000316227766016838" calcext:value-type="float">
            <text:p>3,16227766016838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4</text:p>
          </table:table-cell>
          <table:table-cell table:formula="of:=10^(([.G9]-30)/10)" office:value-type="float" office:value="0.00000000000630957344480194" calcext:value-type="float">
            <text:p>6,30957344480194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EP </text:p>
          </table:table-cell>
          <table:table-cell office:value-type="string" calcext:value-type="string">
            <text:p><text:s/>WEP</text:p>
          </table:table-cell>
          <table:table-cell office:value-type="string" calcext:value-type="string">
            <text:p><text:s text:c="3"/>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Red_Interna</text:p>
          </table:table-cell>
          <table:table-cell office:value-type="string" calcext:value-type="string">
            <text:p>CAP4</text:p>
          </table:table-cell>
          <table:table-cell table:formula="of:=10^(([.G10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HP-Print-63-LaserJet 1102</text:p>
          </table:table-cell>
          <table:table-cell office:value-type="string" calcext:value-type="string">
            <text:p>CAP4</text:p>
          </table:table-cell>
          <table:table-cell table:formula="of:=10^(([.G11]-30)/10)" office:value-type="float" office:value="0.00000000000316227766016838" calcext:value-type="float">
            <text:p>3,16227766016838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<text:s/>UNOSALUD-PACIENTES</text:p>
          </table:table-cell>
          <table:table-cell office:value-type="string" calcext:value-type="string">
            <text:p>CAP4</text:p>
          </table:table-cell>
          <table:table-cell table:formula="of:=10^(([.G12]-30)/10)" office:value-type="float" office:value="0.000000000000794328234724282" calcext:value-type="float">
            <text:p>7,94328234724282E-1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<text:s/>MGT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UNOSALUD-COMERCIAL</text:p>
          </table:table-cell>
          <table:table-cell office:value-type="string" calcext:value-type="string">
            <text:p>CAP4</text:p>
          </table:table-cell>
          <table:table-cell table:formula="of:=10^(([.G13]-30)/10)" office:value-type="float" office:value="0.00000000000158489319246111" calcext:value-type="float">
            <text:p>1,58489319246111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<text:s/>WIFI-SSV</text:p>
          </table:table-cell>
          <table:table-cell office:value-type="string" calcext:value-type="string">
            <text:p>CAP4</text:p>
          </table:table-cell>
          <table:table-cell table:formula="of:=10^(([.G14]-30)/10)" office:value-type="float" office:value="0.0000000000251188643150958" calcext:value-type="float">
            <text:p>2,51188643150958E-1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<text:s/>PDV</text:p>
          </table:table-cell>
          <table:table-cell office:value-type="string" calcext:value-type="string">
            <text:p>CAP4</text:p>
          </table:table-cell>
          <table:table-cell table:formula="of:=10^(([.G15]-30)/10)" office:value-type="float" office:value="0.00000000000501187233627272" calcext:value-type="float">
            <text:p>5,01187233627272E-1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<text:s/>Melillanca 3</text:p>
          </table:table-cell>
          <table:table-cell office:value-type="string" calcext:value-type="string">
            <text:p>CAP4</text:p>
          </table:table-cell>
          <table:table-cell table:formula="of:=10^(([.G16]-30)/10)" office:value-type="float" office:value="0.000000000000794328234724282" calcext:value-type="float">
            <text:p>7,94328234724282E-1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wifi_meb</text:p>
          </table:table-cell>
          <table:table-cell office:value-type="string" calcext:value-type="string">
            <text:p>CAP4</text:p>
          </table:table-cell>
          <table:table-cell table:formula="of:=10^(([.G17]-30)/10)" office:value-type="float" office:value="0.000000000001" calcext:value-type="float">
            <text:p>1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4</text:p>
          </table:table-cell>
          <table:table-cell table:formula="of:=10^(([.G18]-30)/10)" office:value-type="float" office:value="0.00000000000125892541179417" calcext:value-type="float">
            <text:p>1,25892541179417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TP-LINK_F6915E</text:p>
          </table:table-cell>
          <table:table-cell office:value-type="string" calcext:value-type="string">
            <text:p>CAP4</text:p>
          </table:table-cell>
          <table:table-cell table:formula="of:=10^(([.G19]-30)/10)" office:value-type="float" office:value="0.00000000000158489319246111" calcext:value-type="float">
            <text:p>1,58489319246111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EMn-9ef88e-10-14102</text:p>
          </table:table-cell>
          <table:table-cell office:value-type="string" calcext:value-type="string">
            <text:p>CAP4</text:p>
          </table:table-cell>
          <table:table-cell table:formula="of:=10^(([.G20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WifiTelsur_DA8D</text:p>
          </table:table-cell>
          <table:table-cell office:value-type="string" calcext:value-type="string">
            <text:p>CAP4</text:p>
          </table:table-cell>
          <table:table-cell table:formula="of:=10^(([.G21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WifiTelsur_NOMA2</text:p>
          </table:table-cell>
          <table:table-cell office:value-type="string" calcext:value-type="string">
            <text:p>CAP4</text:p>
          </table:table-cell>
          <table:table-cell table:formula="of:=10^(([.G22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VTR-5487550</text:p>
          </table:table-cell>
          <table:table-cell office:value-type="string" calcext:value-type="string">
            <text:p>CAP4</text:p>
          </table:table-cell>
          <table:table-cell table:formula="of:=10^(([.G23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electrinet2</text:p>
          </table:table-cell>
          <table:table-cell office:value-type="string" calcext:value-type="string">
            <text:p>CAP4</text:p>
          </table:table-cell>
          <table:table-cell table:formula="of:=10^(([.G24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SHELL_ALEMANIA</text:p>
          </table:table-cell>
          <table:table-cell office:value-type="string" calcext:value-type="string">
            <text:p>CAP4</text:p>
          </table:table-cell>
          <table:table-cell table:formula="of:=10^(([.G25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Telsur_WIFI</text:p>
          </table:table-cell>
          <table:table-cell office:value-type="string" calcext:value-type="string">
            <text:p>CAP4</text:p>
          </table:table-cell>
          <table:table-cell table:formula="of:=10^(([.G26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NISSAN</text:p>
          </table:table-cell>
          <table:table-cell office:value-type="string" calcext:value-type="string">
            <text:p>CAP4</text:p>
          </table:table-cell>
          <table:table-cell table:formula="of:=10^(([.G27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PUNTO CREATIVO</text:p>
          </table:table-cell>
          <table:table-cell office:value-type="string" calcext:value-type="string">
            <text:p>CAP4</text:p>
          </table:table-cell>
          <table:table-cell table:formula="of:=10^(([.G28]-30)/10)" office:value-type="float" office:value="0.00000000000316227766016838" calcext:value-type="float">
            <text:p>3,16227766016838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movistar_9B2482</text:p>
          </table:table-cell>
          <table:table-cell office:value-type="string" calcext:value-type="string">
            <text:p>CAP4</text:p>
          </table:table-cell>
          <table:table-cell table:formula="of:=10^(([.G29]-30)/10)" office:value-type="float" office:value="0.00000000000316227766016838" calcext:value-type="float">
            <text:p>3,16227766016838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VIRGINIA</text:p>
          </table:table-cell>
          <table:table-cell office:value-type="string" calcext:value-type="string">
            <text:p>CAP4</text:p>
          </table:table-cell>
          <table:table-cell table:formula="of:=10^(([.G30]-30)/10)" office:value-type="float" office:value="0.00000000000316227766016838" calcext:value-type="float">
            <text:p>3,16227766016838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PashCafe</text:p>
          </table:table-cell>
          <table:table-cell office:value-type="string" calcext:value-type="string">
            <text:p>CAP4</text:p>
          </table:table-cell>
          <table:table-cell table:formula="of:=10^(([.G31]-30)/10)" office:value-type="float" office:value="0.00000000000398107170553497" calcext:value-type="float">
            <text:p>3,98107170553497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Punto Creativo visitas</text:p>
          </table:table-cell>
          <table:table-cell office:value-type="string" calcext:value-type="string">
            <text:p>CAP4</text:p>
          </table:table-cell>
          <table:table-cell table:formula="of:=10^(([.G32]-30)/10)" office:value-type="float" office:value="0.00000000000398107170553497" calcext:value-type="float">
            <text:p>3,98107170553497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Melillanca1</text:p>
          </table:table-cell>
          <table:table-cell office:value-type="string" calcext:value-type="string">
            <text:p>CAP4</text:p>
          </table:table-cell>
          <table:table-cell table:formula="of:=10^(([.G33]-30)/10)" office:value-type="float" office:value="0.00000000000398107170553497" calcext:value-type="float">
            <text:p>3,98107170553497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<text:s/>VTR-2972846</text:p>
          </table:table-cell>
          <table:table-cell office:value-type="string" calcext:value-type="string">
            <text:p>CAP4</text:p>
          </table:table-cell>
          <table:table-cell table:formula="of:=10^(([.G34]-30)/10)" office:value-type="float" office:value="0.00000000000501187233627272" calcext:value-type="float">
            <text:p>5,01187233627272E-12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<text:s/>Alumnos</text:p>
          </table:table-cell>
          <table:table-cell office:value-type="string" calcext:value-type="string">
            <text:p>CAP4</text:p>
          </table:table-cell>
          <table:table-cell table:formula="of:=10^(([.G35]-30)/10)" office:value-type="float" office:value="0.00000000000501187233627272" calcext:value-type="float">
            <text:p>5,01187233627272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Alumnos</text:p>
          </table:table-cell>
          <table:table-cell office:value-type="string" calcext:value-type="string">
            <text:p>CAP4</text:p>
          </table:table-cell>
          <table:table-cell table:formula="of:=10^(([.G36]-30)/10)" office:value-type="float" office:value="0.00000000000630957344480194" calcext:value-type="float">
            <text:p>6,30957344480194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<text:s/>PDV</text:p>
          </table:table-cell>
          <table:table-cell office:value-type="string" calcext:value-type="string">
            <text:p>CAP4</text:p>
          </table:table-cell>
          <table:table-cell table:formula="of:=10^(([.G37]-30)/10)" office:value-type="float" office:value="0.00000000000794328234724282" calcext:value-type="float">
            <text:p>7,94328234724282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<text:s/>ConoceValdivia.cl</text:p>
          </table:table-cell>
          <table:table-cell office:value-type="string" calcext:value-type="string">
            <text:p>CAP4</text:p>
          </table:table-cell>
          <table:table-cell table:formula="of:=10^(([.G38]-30)/10)" office:value-type="float" office:value="0.00000000000794328234724282" calcext:value-type="float">
            <text:p>7,94328234724282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<text:s/>VTR-5833663</text:p>
          </table:table-cell>
          <table:table-cell office:value-type="string" calcext:value-type="string">
            <text:p>CAP4</text:p>
          </table:table-cell>
          <table:table-cell table:formula="of:=10^(([.G39]-30)/10)" office:value-type="float" office:value="0.00000000001" calcext:value-type="float">
            <text:p>1E-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<text:s/>Alumnos</text:p>
          </table:table-cell>
          <table:table-cell office:value-type="string" calcext:value-type="string">
            <text:p>CAP4</text:p>
          </table:table-cell>
          <table:table-cell table:formula="of:=10^(([.G40]-30)/10)" office:value-type="float" office:value="0.00000000001" calcext:value-type="float">
            <text:p>1E-1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<text:s/>WifiTelsur_NOMA</text:p>
          </table:table-cell>
          <table:table-cell office:value-type="string" calcext:value-type="string">
            <text:p>CAP4</text:p>
          </table:table-cell>
          <table:table-cell table:formula="of:=10^(([.G41]-30)/10)" office:value-type="float" office:value="0.0000000000125892541179417" calcext:value-type="float">
            <text:p>1,25892541179417E-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<text:s/>PDV</text:p>
          </table:table-cell>
          <table:table-cell office:value-type="string" calcext:value-type="string">
            <text:p>CAP4</text:p>
          </table:table-cell>
          <table:table-cell table:formula="of:=10^(([.G42]-30)/10)" office:value-type="float" office:value="0.0000000000125892541179417" calcext:value-type="float">
            <text:p>1,25892541179417E-1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<text:s/>Invitados Robledo</text:p>
          </table:table-cell>
          <table:table-cell office:value-type="string" calcext:value-type="string">
            <text:p>CAP4</text:p>
          </table:table-cell>
          <table:table-cell table:formula="of:=10^(([.G43]-30)/10)" office:value-type="float" office:value="0.0000000000125892541179417" calcext:value-type="float">
            <text:p>1,25892541179417E-1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<text:s/>MGT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<text:s/>APCCU</text:p>
          </table:table-cell>
          <table:table-cell office:value-type="string" calcext:value-type="string">
            <text:p>CAP4</text:p>
          </table:table-cell>
          <table:table-cell table:formula="of:=10^(([.G44]-30)/10)" office:value-type="float" office:value="0.0000000000125892541179417" calcext:value-type="float">
            <text:p>1,25892541179417E-1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<text:s/>Home</text:p>
          </table:table-cell>
          <table:table-cell office:value-type="string" calcext:value-type="string">
            <text:p>CAP4</text:p>
          </table:table-cell>
          <table:table-cell table:formula="of:=10^(([.G45]-30)/10)" office:value-type="float" office:value="0.0000000000158489319246111" calcext:value-type="float">
            <text:p>1,58489319246111E-1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<text:s/>canelos CLIENTE</text:p>
          </table:table-cell>
          <table:table-cell office:value-type="string" calcext:value-type="string">
            <text:p>CAP4</text:p>
          </table:table-cell>
          <table:table-cell table:formula="of:=10^(([.G46]-30)/10)" office:value-type="float" office:value="0.0000000000158489319246111" calcext:value-type="float">
            <text:p>1,58489319246111E-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<text:s/>Wifi</text:p>
          </table:table-cell>
          <table:table-cell office:value-type="string" calcext:value-type="string">
            <text:p>CAP4</text:p>
          </table:table-cell>
          <table:table-cell table:formula="of:=10^(([.G47]-30)/10)" office:value-type="float" office:value="0.0000000000251188643150958" calcext:value-type="float">
            <text:p>2,51188643150958E-11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<text:s/>SmartValdivia</text:p>
          </table:table-cell>
          <table:table-cell office:value-type="string" calcext:value-type="string">
            <text:p>CAP4</text:p>
          </table:table-cell>
          <table:table-cell table:formula="of:=10^(([.G48]-30)/10)" office:value-type="float" office:value="0.0000000000398107170553497" calcext:value-type="float">
            <text:p>3,98107170553497E-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<text:s/>SmartValdivia</text:p>
          </table:table-cell>
          <table:table-cell office:value-type="string" calcext:value-type="string">
            <text:p>CAP4</text:p>
          </table:table-cell>
          <table:table-cell table:formula="of:=10^(([.G49]-30)/10)" office:value-type="float" office:value="0.0000000001" calcext:value-type="float">
            <text:p>1E-1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HP4576E1</text:p>
          </table:table-cell>
          <table:table-cell office:value-type="string" calcext:value-type="string">
            <text:p>CAP4</text:p>
          </table:table-cell>
          <table:table-cell table:formula="of:=10^(([.G50]-30)/10)" office:value-type="float" office:value="0.000794328234724281" calcext:value-type="float">
            <text:p>0,0007943282</text:p>
          </table:table-cell>
        </table:table-row>
        <table:table-row table:style-name="ro1">
          <table:table-cell table:number-columns-repeated="9"/>
          <table:table-cell table:formula="of:=SUM([.J4:.J49])" office:value-type="float" office:value="0.000000000398441842163325" calcext:value-type="float">
            <text:p>3,98441842163325E-1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ales</text:p>
          </table:table-cell>
          <table:table-cell office:value-type="string" calcext:value-type="string">
            <text:p>Usuarios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COUNTIF([.$B$4:.$B$50];[.B54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COUNTIF([.$B$4:.$B$50];[.B55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COUNTIF([.$B$4:.$B$50];[.B5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COUNTIF([.$B$4:.$B$50];[.B57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COUNTIF([.$B$4:.$B$50];[.B58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COUNTIF([.$B$4:.$B$50];[.B59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COUNTIF([.$B$4:.$B$50];[.B60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COUNTIF([.$B$4:.$B$50];[.B61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COUNTIF([.$B$4:.$B$50];[.B62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COUNTIF([.$B$4:.$B$50];[.B6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COUNTIF([.$B$4:.$B$50];[.B64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COUNTIF([.$B$4:.$B$50];[.B65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COUNTIF([.$B$4:.$B$50];[.B6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COUNTIF([.$B$4:.$B$50];[.B67])" office:value-type="float" office:value="1" calcext:value-type="float">
            <text:p>1</text:p>
          </table:table-cell>
          <table:table-cell table:number-columns-repeated="7"/>
        </table:table-row>
      </table:table>
      <table:table table:name="cap5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/>channel</text:p>
          </table:table-cell>
          <table:table-cell office:value-type="string" calcext:value-type="string">
            <text:p><text:s/>Speed</text:p>
          </table:table-cell>
          <table:table-cell office:value-type="string" calcext:value-type="string">
            <text:p><text:s/>Privacy</text:p>
          </table:table-cell>
          <table:table-cell office:value-type="string" calcext:value-type="string">
            <text:p><text:s/>Cipher</text:p>
          </table:table-cell>
          <table:table-cell office:value-type="string" calcext:value-type="string">
            <text:p><text:s/>Authentication</text:p>
          </table:table-cell>
          <table:table-cell office:value-type="string" calcext:value-type="string">
            <text:p><text:s/>Power</text:p>
          </table:table-cell>
          <table:table-cell office:value-type="string" calcext:value-type="string">
            <text:p><text:s/>ESSI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[W]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<text:s/>electrinet2</text:p>
          </table:table-cell>
          <table:table-cell office:value-type="string" calcext:value-type="string">
            <text:p>CAP5</text:p>
          </table:table-cell>
          <table:table-cell table:formula="of:=10^(([.G4]-30)/10)" office:value-type="float" office:value="0.00000000000794328234724282" calcext:value-type="float">
            <text:p>7,94328234724282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5</text:p>
          </table:table-cell>
          <table:table-cell table:formula="of:=10^(([.G5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wifi_meb</text:p>
          </table:table-cell>
          <table:table-cell office:value-type="string" calcext:value-type="string">
            <text:p>CAP5</text:p>
          </table:table-cell>
          <table:table-cell table:formula="of:=10^(([.G6]-30)/10)" office:value-type="float" office:value="0.00000000000158489319246111" calcext:value-type="float">
            <text:p>1,58489319246111E-1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WLAN23MMDVM</text:p>
          </table:table-cell>
          <table:table-cell office:value-type="string" calcext:value-type="string">
            <text:p>CAP5</text:p>
          </table:table-cell>
          <table:table-cell table:formula="of:=10^(([.G7]-30)/10)" office:value-type="float" office:value="0.00000000000125892541179417" calcext:value-type="float">
            <text:p>1,25892541179417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Telsur_Victimas</text:p>
          </table:table-cell>
          <table:table-cell office:value-type="string" calcext:value-type="string">
            <text:p>CAP5</text:p>
          </table:table-cell>
          <table:table-cell table:formula="of:=10^(([.G8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wifitelsur_MCCA</text:p>
          </table:table-cell>
          <table:table-cell office:value-type="string" calcext:value-type="string">
            <text:p>CAP5</text:p>
          </table:table-cell>
          <table:table-cell table:formula="of:=10^(([.G9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Wifi_Espana1</text:p>
          </table:table-cell>
          <table:table-cell office:value-type="string" calcext:value-type="string">
            <text:p>CAP5</text:p>
          </table:table-cell>
          <table:table-cell table:formula="of:=10^(([.G10]-30)/10)" office:value-type="float" office:value="0.00000000000158489319246111" calcext:value-type="float">
            <text:p>1,58489319246111E-1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Melillanca 3</text:p>
          </table:table-cell>
          <table:table-cell office:value-type="string" calcext:value-type="string">
            <text:p>CAP5</text:p>
          </table:table-cell>
          <table:table-cell table:formula="of:=10^(([.G11]-30)/10)" office:value-type="float" office:value="0.000000000001" calcext:value-type="float">
            <text:p>1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<text:s/>Melillanca 210-220</text:p>
          </table:table-cell>
          <table:table-cell office:value-type="string" calcext:value-type="string">
            <text:p>CAP5</text:p>
          </table:table-cell>
          <table:table-cell table:formula="of:=10^(([.G12]-30)/10)" office:value-type="float" office:value="0.000000000000794328234724282" calcext:value-type="float">
            <text:p>7,94328234724282E-1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VIP</text:p>
          </table:table-cell>
          <table:table-cell office:value-type="string" calcext:value-type="string">
            <text:p>CAP5</text:p>
          </table:table-cell>
          <table:table-cell table:formula="of:=10^(([.G13]-30)/10)" office:value-type="float" office:value="0.00000000000316227766016838" calcext:value-type="float">
            <text:p>3,16227766016838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WLAN_LAN</text:p>
          </table:table-cell>
          <table:table-cell office:value-type="string" calcext:value-type="string">
            <text:p>CAP5</text:p>
          </table:table-cell>
          <table:table-cell table:formula="of:=10^(([.G14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HP-Print-82-LaserJet 1102</text:p>
          </table:table-cell>
          <table:table-cell office:value-type="string" calcext:value-type="string">
            <text:p>CAP5</text:p>
          </table:table-cell>
          <table:table-cell table:formula="of:=10^(([.G15]-30)/10)" office:value-type="float" office:value="0.00000000000158489319246111" calcext:value-type="float">
            <text:p>1,58489319246111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<text:s/>HP-Print-49-Officejet Pro 8620</text:p>
          </table:table-cell>
          <table:table-cell office:value-type="string" calcext:value-type="string">
            <text:p>CAP5</text:p>
          </table:table-cell>
          <table:table-cell table:formula="of:=10^(([.G16]-30)/10)" office:value-type="float" office:value="0.000000000000794328234724282" calcext:value-type="float">
            <text:p>7,94328234724282E-1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<text:s/>wifitelsur_LA FRATERNIDAD</text:p>
          </table:table-cell>
          <table:table-cell office:value-type="string" calcext:value-type="string">
            <text:p>CAP5</text:p>
          </table:table-cell>
          <table:table-cell table:formula="of:=10^(([.G17]-30)/10)" office:value-type="float" office:value="0.000000000000794328234724282" calcext:value-type="float">
            <text:p>7,94328234724282E-1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Tecnicos</text:p>
          </table:table-cell>
          <table:table-cell office:value-type="string" calcext:value-type="string">
            <text:p>CAP5</text:p>
          </table:table-cell>
          <table:table-cell table:formula="of:=10^(([.G18]-30)/10)" office:value-type="float" office:value="0.00000000000158489319246111" calcext:value-type="float">
            <text:p>1,58489319246111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SmartValdivia</text:p>
          </table:table-cell>
          <table:table-cell office:value-type="string" calcext:value-type="string">
            <text:p>CAP5</text:p>
          </table:table-cell>
          <table:table-cell table:formula="of:=10^(([.G19]-30)/10)" office:value-type="float" office:value="0.00000000000125892541179417" calcext:value-type="float">
            <text:p>1,25892541179417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HP-Print-2C-LaserJet 1102</text:p>
          </table:table-cell>
          <table:table-cell office:value-type="string" calcext:value-type="string">
            <text:p>CAP5</text:p>
          </table:table-cell>
          <table:table-cell table:formula="of:=10^(([.G20]-30)/10)" office:value-type="float" office:value="0.00000000000125892541179417" calcext:value-type="float">
            <text:p>1,25892541179417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EP </text:p>
          </table:table-cell>
          <table:table-cell office:value-type="string" calcext:value-type="string">
            <text:p><text:s/>WEP</text:p>
          </table:table-cell>
          <table:table-cell office:value-type="string" calcext:value-type="string">
            <text:p><text:s text:c="3"/>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wifitelsur_AYGSM</text:p>
          </table:table-cell>
          <table:table-cell office:value-type="string" calcext:value-type="string">
            <text:p>CAP5</text:p>
          </table:table-cell>
          <table:table-cell table:formula="of:=10^(([.G21]-30)/10)" office:value-type="float" office:value="0.00000000000630957344480194" calcext:value-type="float">
            <text:p>6,30957344480194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5</text:p>
          </table:table-cell>
          <table:table-cell table:formula="of:=10^(([.G22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AHC</text:p>
          </table:table-cell>
          <table:table-cell office:value-type="string" calcext:value-type="string">
            <text:p>CAP5</text:p>
          </table:table-cell>
          <table:table-cell table:formula="of:=10^(([.G23]-30)/10)" office:value-type="float" office:value="0.000000000001" calcext:value-type="float">
            <text:p>1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<text:s/>MGT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UNOSALUD-CLINICAS</text:p>
          </table:table-cell>
          <table:table-cell office:value-type="string" calcext:value-type="string">
            <text:p>CAP5</text:p>
          </table:table-cell>
          <table:table-cell table:formula="of:=10^(([.G24]-30)/10)" office:value-type="float" office:value="0.00000000000125892541179417" calcext:value-type="float">
            <text:p>1,25892541179417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<text:s/>Alumnos</text:p>
          </table:table-cell>
          <table:table-cell office:value-type="string" calcext:value-type="string">
            <text:p>CAP5</text:p>
          </table:table-cell>
          <table:table-cell table:formula="of:=10^(([.G25]-30)/10)" office:value-type="float" office:value="0.00000000000794328234724282" calcext:value-type="float">
            <text:p>7,94328234724282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<text:s/>PDV</text:p>
          </table:table-cell>
          <table:table-cell office:value-type="string" calcext:value-type="string">
            <text:p>CAP5</text:p>
          </table:table-cell>
          <table:table-cell table:formula="of:=10^(([.G26]-30)/10)" office:value-type="float" office:value="0.0000000000125892541179417" calcext:value-type="float">
            <text:p>1,25892541179417E-1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<text:s/>WIFI-SSV</text:p>
          </table:table-cell>
          <table:table-cell office:value-type="string" calcext:value-type="string">
            <text:p>CAP5</text:p>
          </table:table-cell>
          <table:table-cell table:formula="of:=10^(([.G27]-30)/10)" office:value-type="float" office:value="0.0000000000501187233627272" calcext:value-type="float">
            <text:p>5,01187233627272E-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emilio_frias</text:p>
          </table:table-cell>
          <table:table-cell office:value-type="string" calcext:value-type="string">
            <text:p>CAP5</text:p>
          </table:table-cell>
          <table:table-cell table:formula="of:=10^(([.G28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CLARO_b2e2</text:p>
          </table:table-cell>
          <table:table-cell office:value-type="string" calcext:value-type="string">
            <text:p>CAP5</text:p>
          </table:table-cell>
          <table:table-cell table:formula="of:=10^(([.G29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WifiTelsur_DA8D</text:p>
          </table:table-cell>
          <table:table-cell office:value-type="string" calcext:value-type="string">
            <text:p>CAP5</text:p>
          </table:table-cell>
          <table:table-cell table:formula="of:=10^(([.G30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HTZ Antofagasta</text:p>
          </table:table-cell>
          <table:table-cell office:value-type="string" calcext:value-type="string">
            <text:p>CAP5</text:p>
          </table:table-cell>
          <table:table-cell table:formula="of:=10^(([.G31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Visita</text:p>
          </table:table-cell>
          <table:table-cell office:value-type="string" calcext:value-type="string">
            <text:p>CAP5</text:p>
          </table:table-cell>
          <table:table-cell table:formula="of:=10^(([.G32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UNOSALUD-PACIENTES</text:p>
          </table:table-cell>
          <table:table-cell office:value-type="string" calcext:value-type="string">
            <text:p>CAP5</text:p>
          </table:table-cell>
          <table:table-cell table:formula="of:=10^(([.G33]-30)/10)" office:value-type="float" office:value="0.00000000000125892541179417" calcext:value-type="float">
            <text:p>1,25892541179417E-1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FamiliaRosasBahamonde</text:p>
          </table:table-cell>
          <table:table-cell office:value-type="string" calcext:value-type="string">
            <text:p>CAP5</text:p>
          </table:table-cell>
          <table:table-cell table:formula="of:=10^(([.G34]-30)/10)" office:value-type="float" office:value="0.00000000000125892541179417" calcext:value-type="float">
            <text:p>1,25892541179417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CLIENTES_HERTZ</text:p>
          </table:table-cell>
          <table:table-cell office:value-type="string" calcext:value-type="string">
            <text:p>CAP5</text:p>
          </table:table-cell>
          <table:table-cell table:formula="of:=10^(([.G35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Bar Los Avellanos</text:p>
          </table:table-cell>
          <table:table-cell office:value-type="string" calcext:value-type="string">
            <text:p>CAP5</text:p>
          </table:table-cell>
          <table:table-cell table:formula="of:=10^(([.G36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HP-Print-63-LaserJet 1102</text:p>
          </table:table-cell>
          <table:table-cell office:value-type="string" calcext:value-type="string">
            <text:p>CAP5</text:p>
          </table:table-cell>
          <table:table-cell table:formula="of:=10^(([.G37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CAIMAN</text:p>
          </table:table-cell>
          <table:table-cell office:value-type="string" calcext:value-type="string">
            <text:p>CAP5</text:p>
          </table:table-cell>
          <table:table-cell table:formula="of:=10^(([.G38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WLAN_PROD</text:p>
          </table:table-cell>
          <table:table-cell office:value-type="string" calcext:value-type="string">
            <text:p>CAP5</text:p>
          </table:table-cell>
          <table:table-cell table:formula="of:=10^(([.G39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WOM-3E5844</text:p>
          </table:table-cell>
          <table:table-cell office:value-type="string" calcext:value-type="string">
            <text:p>CAP5</text:p>
          </table:table-cell>
          <table:table-cell table:formula="of:=10^(([.G40]-30)/10)" office:value-type="float" office:value="0.00000000000316227766016838" calcext:value-type="float">
            <text:p>3,16227766016838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VTR-5833663</text:p>
          </table:table-cell>
          <table:table-cell office:value-type="string" calcext:value-type="string">
            <text:p>CAP5</text:p>
          </table:table-cell>
          <table:table-cell table:formula="of:=10^(([.G41]-30)/10)" office:value-type="float" office:value="0.00000000000316227766016838" calcext:value-type="float">
            <text:p>3,16227766016838E-1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RUSSELL.</text:p>
          </table:table-cell>
          <table:table-cell office:value-type="string" calcext:value-type="string">
            <text:p>CAP5</text:p>
          </table:table-cell>
          <table:table-cell table:formula="of:=10^(([.G42]-30)/10)" office:value-type="float" office:value="0.00000000000316227766016838" calcext:value-type="float">
            <text:p>3,16227766016838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MOVISTAR WIFI3279</text:p>
          </table:table-cell>
          <table:table-cell office:value-type="string" calcext:value-type="string">
            <text:p>CAP5</text:p>
          </table:table-cell>
          <table:table-cell table:formula="of:=10^(([.G43]-30)/10)" office:value-type="float" office:value="0.00000000000398107170553497" calcext:value-type="float">
            <text:p>3,98107170553497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Buscando....</text:p>
          </table:table-cell>
          <table:table-cell office:value-type="string" calcext:value-type="string">
            <text:p>CAP5</text:p>
          </table:table-cell>
          <table:table-cell table:formula="of:=10^(([.G44]-30)/10)" office:value-type="float" office:value="0.00000000000398107170553497" calcext:value-type="float">
            <text:p>3,98107170553497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5</text:p>
          </table:table-cell>
          <table:table-cell table:formula="of:=10^(([.G45]-30)/10)" office:value-type="float" office:value="0.00000000000398107170553497" calcext:value-type="float">
            <text:p>3,98107170553497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Melillanca2</text:p>
          </table:table-cell>
          <table:table-cell office:value-type="string" calcext:value-type="string">
            <text:p>CAP5</text:p>
          </table:table-cell>
          <table:table-cell table:formula="of:=10^(([.G46]-30)/10)" office:value-type="float" office:value="0.00000000000398107170553497" calcext:value-type="float">
            <text:p>3,98107170553497E-1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WifiTelsur_NOMA</text:p>
          </table:table-cell>
          <table:table-cell office:value-type="string" calcext:value-type="string">
            <text:p>CAP5</text:p>
          </table:table-cell>
          <table:table-cell table:formula="of:=10^(([.G47]-30)/10)" office:value-type="float" office:value="0.00000000000398107170553497" calcext:value-type="float">
            <text:p>3,98107170553497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<text:s/>Invitados Robledo</text:p>
          </table:table-cell>
          <table:table-cell office:value-type="string" calcext:value-type="string">
            <text:p>CAP5</text:p>
          </table:table-cell>
          <table:table-cell table:formula="of:=10^(([.G48]-30)/10)" office:value-type="float" office:value="0.00000000000501187233627272" calcext:value-type="float">
            <text:p>5,01187233627272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EP </text:p>
          </table:table-cell>
          <table:table-cell office:value-type="string" calcext:value-type="string">
            <text:p><text:s/>WEP</text:p>
          </table:table-cell>
          <table:table-cell office:value-type="string" calcext:value-type="string">
            <text:p><text:s text:c="3"/>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<text:s/>Red_Interna</text:p>
          </table:table-cell>
          <table:table-cell office:value-type="string" calcext:value-type="string">
            <text:p>CAP5</text:p>
          </table:table-cell>
          <table:table-cell table:formula="of:=10^(([.G49]-30)/10)" office:value-type="float" office:value="0.00000000000501187233627272" calcext:value-type="float">
            <text:p>5,01187233627272E-1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<text:s/>Puerto canelos_5G</text:p>
          </table:table-cell>
          <table:table-cell office:value-type="string" calcext:value-type="string">
            <text:p>CAP5</text:p>
          </table:table-cell>
          <table:table-cell table:formula="of:=10^(([.G50]-30)/10)" office:value-type="float" office:value="0.00000000000501187233627272" calcext:value-type="float">
            <text:p>5,01187233627272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<text:s/>VIRGINIA</text:p>
          </table:table-cell>
          <table:table-cell office:value-type="string" calcext:value-type="string">
            <text:p>CAP5</text:p>
          </table:table-cell>
          <table:table-cell table:formula="of:=10^(([.G51]-30)/10)" office:value-type="float" office:value="0.00000000000501187233627272" calcext:value-type="float">
            <text:p>5,01187233627272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<text:s/>Telsur_WIFI</text:p>
          </table:table-cell>
          <table:table-cell office:value-type="string" calcext:value-type="string">
            <text:p>CAP5</text:p>
          </table:table-cell>
          <table:table-cell table:formula="of:=10^(([.G52]-30)/10)" office:value-type="float" office:value="0.00000000001" calcext:value-type="float">
            <text:p>1E-1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<text:s/>NISSAN</text:p>
          </table:table-cell>
          <table:table-cell office:value-type="string" calcext:value-type="string">
            <text:p>CAP5</text:p>
          </table:table-cell>
          <table:table-cell table:formula="of:=10^(([.G53]-30)/10)" office:value-type="float" office:value="0.0000000000125892541179417" calcext:value-type="float">
            <text:p>1,25892541179417E-11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<text:s/>SmartValdivia</text:p>
          </table:table-cell>
          <table:table-cell office:value-type="string" calcext:value-type="string">
            <text:p>CAP5</text:p>
          </table:table-cell>
          <table:table-cell table:formula="of:=10^(([.G54]-30)/10)" office:value-type="float" office:value="0.0000000000125892541179417" calcext:value-type="float">
            <text:p>1,25892541179417E-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<text:s/>SmartValdivia</text:p>
          </table:table-cell>
          <table:table-cell office:value-type="string" calcext:value-type="string">
            <text:p>CAP5</text:p>
          </table:table-cell>
          <table:table-cell table:formula="of:=10^(([.G55]-30)/10)" office:value-type="float" office:value="0.0000000000158489319246111" calcext:value-type="float">
            <text:p>1,58489319246111E-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<text:s/>PDV</text:p>
          </table:table-cell>
          <table:table-cell office:value-type="string" calcext:value-type="string">
            <text:p>CAP5</text:p>
          </table:table-cell>
          <table:table-cell table:formula="of:=10^(([.G56]-30)/10)" office:value-type="float" office:value="0.0000000000199526231496888" calcext:value-type="float">
            <text:p>1,99526231496888E-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<text:s/>Alumnos</text:p>
          </table:table-cell>
          <table:table-cell office:value-type="string" calcext:value-type="string">
            <text:p>CAP5</text:p>
          </table:table-cell>
          <table:table-cell table:formula="of:=10^(([.G57]-30)/10)" office:value-type="float" office:value="0.0000000000199526231496888" calcext:value-type="float">
            <text:p>1,99526231496888E-1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<text:s/>Home</text:p>
          </table:table-cell>
          <table:table-cell office:value-type="string" calcext:value-type="string">
            <text:p>CAP5</text:p>
          </table:table-cell>
          <table:table-cell table:formula="of:=10^(([.G58]-30)/10)" office:value-type="float" office:value="0.0000000000398107170553497" calcext:value-type="float">
            <text:p>3,98107170553497E-1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<text:s/>canelos CLIENTE</text:p>
          </table:table-cell>
          <table:table-cell office:value-type="string" calcext:value-type="string">
            <text:p>CAP5</text:p>
          </table:table-cell>
          <table:table-cell table:formula="of:=10^(([.G59]-30)/10)" office:value-type="float" office:value="0.0000000000398107170553497" calcext:value-type="float">
            <text:p>3,98107170553497E-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<text:s/>Melillanca1</text:p>
          </table:table-cell>
          <table:table-cell office:value-type="string" calcext:value-type="string">
            <text:p>CAP5</text:p>
          </table:table-cell>
          <table:table-cell table:formula="of:=10^(([.G60]-30)/10)" office:value-type="float" office:value="0.0000000000501187233627272" calcext:value-type="float">
            <text:p>5,01187233627272E-11</text:p>
          </table:table-cell>
        </table:table-row>
        <table:table-row table:style-name="ro1">
          <table:table-cell table:number-columns-repeated="9"/>
          <table:table-cell table:formula="of:=SUM([.J4:.J60])" office:value-type="float" office:value="0.000000000410000331551795" calcext:value-type="float">
            <text:p>4,10000331551795E-1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ales</text:p>
          </table:table-cell>
          <table:table-cell office:value-type="string" calcext:value-type="string">
            <text:p>Usuarios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COUNTIF([.$B$4:.$B$60];[.B64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COUNTIF([.$B$4:.$B$60];[.B65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COUNTIF([.$B$4:.$B$60];[.B6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COUNTIF([.$B$4:.$B$60];[.B67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COUNTIF([.$B$4:.$B$60];[.B68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COUNTIF([.$B$4:.$B$60];[.B69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COUNTIF([.$B$4:.$B$60];[.B70])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COUNTIF([.$B$4:.$B$60];[.B71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COUNTIF([.$B$4:.$B$60];[.B72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COUNTIF([.$B$4:.$B$60];[.B73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COUNTIF([.$B$4:.$B$60];[.B74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COUNTIF([.$B$4:.$B$60];[.B75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COUNTIF([.$B$4:.$B$60];[.B7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COUNTIF([.$B$4:.$B$60];[.B77])" office:value-type="float" office:value="1" calcext:value-type="float">
            <text:p>1</text:p>
          </table:table-cell>
          <table:table-cell table:number-columns-repeated="7"/>
        </table:table-row>
      </table:table>
      <table:table table:name="cap6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/>channel</text:p>
          </table:table-cell>
          <table:table-cell office:value-type="string" calcext:value-type="string">
            <text:p><text:s/>Speed</text:p>
          </table:table-cell>
          <table:table-cell office:value-type="string" calcext:value-type="string">
            <text:p><text:s/>Privacy</text:p>
          </table:table-cell>
          <table:table-cell office:value-type="string" calcext:value-type="string">
            <text:p><text:s/>Cipher</text:p>
          </table:table-cell>
          <table:table-cell office:value-type="string" calcext:value-type="string">
            <text:p><text:s/>Authentication</text:p>
          </table:table-cell>
          <table:table-cell office:value-type="string" calcext:value-type="string">
            <text:p><text:s/>Power</text:p>
          </table:table-cell>
          <table:table-cell office:value-type="string" calcext:value-type="string">
            <text:p><text:s/>ESSI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[W]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65" calcext:value-type="float">
            <text:p>-65</text:p>
          </table:table-cell>
          <table:table-cell office:value-type="string" calcext:value-type="string">
            <text:p><text:s/>WIFI-SSV</text:p>
          </table:table-cell>
          <table:table-cell office:value-type="string" calcext:value-type="string">
            <text:p>CAP6</text:p>
          </table:table-cell>
          <table:table-cell table:formula="of:=10^(([.G4]-30)/10)" office:value-type="float" office:value="0.000000000316227766016838" calcext:value-type="float">
            <text:p>3,16227766016838E-1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wifi_meb</text:p>
          </table:table-cell>
          <table:table-cell office:value-type="string" calcext:value-type="string">
            <text:p>CAP6</text:p>
          </table:table-cell>
          <table:table-cell table:formula="of:=10^(([.G5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electrinet2</text:p>
          </table:table-cell>
          <table:table-cell office:value-type="string" calcext:value-type="string">
            <text:p>CAP6</text:p>
          </table:table-cell>
          <table:table-cell table:formula="of:=10^(([.G6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EP </text:p>
          </table:table-cell>
          <table:table-cell office:value-type="string" calcext:value-type="string">
            <text:p><text:s/>WEP</text:p>
          </table:table-cell>
          <table:table-cell office:value-type="string" calcext:value-type="string">
            <text:p><text:s text:c="3"/>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Wifitelsur_AOF</text:p>
          </table:table-cell>
          <table:table-cell office:value-type="string" calcext:value-type="string">
            <text:p>CAP6</text:p>
          </table:table-cell>
          <table:table-cell table:formula="of:=10^(([.G7]-30)/10)" office:value-type="float" office:value="0.00000000000158489319246111" calcext:value-type="float">
            <text:p>1,58489319246111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VTR-0149588</text:p>
          </table:table-cell>
          <table:table-cell office:value-type="string" calcext:value-type="string">
            <text:p>CAP6</text:p>
          </table:table-cell>
          <table:table-cell table:formula="of:=10^(([.G8]-30)/10)" office:value-type="float" office:value="0.00000000000158489319246111" calcext:value-type="float">
            <text:p>1,58489319246111E-1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WOM-3E5844</text:p>
          </table:table-cell>
          <table:table-cell office:value-type="string" calcext:value-type="string">
            <text:p>CAP6</text:p>
          </table:table-cell>
          <table:table-cell table:formula="of:=10^(([.G9]-30)/10)" office:value-type="float" office:value="0.00000000000125892541179417" calcext:value-type="float">
            <text:p>1,25892541179417E-1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<text:s/>WLAN23MMDVM</text:p>
          </table:table-cell>
          <table:table-cell office:value-type="string" calcext:value-type="string">
            <text:p>CAP6</text:p>
          </table:table-cell>
          <table:table-cell table:formula="of:=10^(([.G10]-30)/10)" office:value-type="float" office:value="0.000000000000794328234724282" calcext:value-type="float">
            <text:p>7,94328234724282E-1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<text:s/>Telsur_Victimas</text:p>
          </table:table-cell>
          <table:table-cell office:value-type="string" calcext:value-type="string">
            <text:p>CAP6</text:p>
          </table:table-cell>
          <table:table-cell table:formula="of:=10^(([.G11]-30)/10)" office:value-type="float" office:value="0.000000000000630957344480194" calcext:value-type="float">
            <text:p>6,30957344480194E-1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VTR-9224926</text:p>
          </table:table-cell>
          <table:table-cell office:value-type="string" calcext:value-type="string">
            <text:p>CAP6</text:p>
          </table:table-cell>
          <table:table-cell table:formula="of:=10^(([.G12]-30)/10)" office:value-type="float" office:value="0.000000000001" calcext:value-type="float">
            <text:p>1E-1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WifiTelsur_NOMA</text:p>
          </table:table-cell>
          <table:table-cell office:value-type="string" calcext:value-type="string">
            <text:p>CAP6</text:p>
          </table:table-cell>
          <table:table-cell table:formula="of:=10^(([.G13]-30)/10)" office:value-type="float" office:value="0.000000000001" calcext:value-type="float">
            <text:p>1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RN VALDIVIA</text:p>
          </table:table-cell>
          <table:table-cell office:value-type="string" calcext:value-type="string">
            <text:p>CAP6</text:p>
          </table:table-cell>
          <table:table-cell table:formula="of:=10^(([.G14]-30)/10)" office:value-type="float" office:value="0.00000000000630957344480194" calcext:value-type="float">
            <text:p>6,30957344480194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EP </text:p>
          </table:table-cell>
          <table:table-cell office:value-type="string" calcext:value-type="string">
            <text:p><text:s/>WEP</text:p>
          </table:table-cell>
          <table:table-cell office:value-type="string" calcext:value-type="string">
            <text:p><text:s text:c="3"/>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wifitelsur_AYGSM</text:p>
          </table:table-cell>
          <table:table-cell office:value-type="string" calcext:value-type="string">
            <text:p>CAP6</text:p>
          </table:table-cell>
          <table:table-cell table:formula="of:=10^(([.G15]-30)/10)" office:value-type="float" office:value="0.000000000001" calcext:value-type="float">
            <text:p>1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Melillanca 151-156</text:p>
          </table:table-cell>
          <table:table-cell office:value-type="string" calcext:value-type="string">
            <text:p>CAP6</text:p>
          </table:table-cell>
          <table:table-cell table:formula="of:=10^(([.G16]-30)/10)" office:value-type="float" office:value="0.00000000000158489319246111" calcext:value-type="float">
            <text:p>1,58489319246111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Punto Creativo visitas</text:p>
          </table:table-cell>
          <table:table-cell office:value-type="string" calcext:value-type="string">
            <text:p>CAP6</text:p>
          </table:table-cell>
          <table:table-cell table:formula="of:=10^(([.G17]-30)/10)" office:value-type="float" office:value="0.00000000000316227766016838" calcext:value-type="float">
            <text:p>3,16227766016838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<text:s/>VTR-5833663</text:p>
          </table:table-cell>
          <table:table-cell office:value-type="string" calcext:value-type="string">
            <text:p>CAP6</text:p>
          </table:table-cell>
          <table:table-cell table:formula="of:=10^(([.G18]-30)/10)" office:value-type="float" office:value="0.00000000000501187233627272" calcext:value-type="float">
            <text:p>5,01187233627272E-1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RUSSELL.</text:p>
          </table:table-cell>
          <table:table-cell office:value-type="string" calcext:value-type="string">
            <text:p>CAP6</text:p>
          </table:table-cell>
          <table:table-cell table:formula="of:=10^(([.G19]-30)/10)" office:value-type="float" office:value="0.000000000001" calcext:value-type="float">
            <text:p>1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Melillanca 210-220</text:p>
          </table:table-cell>
          <table:table-cell office:value-type="string" calcext:value-type="string">
            <text:p>CAP6</text:p>
          </table:table-cell>
          <table:table-cell table:formula="of:=10^(([.G20]-30)/10)" office:value-type="float" office:value="0.00000000000125892541179417" calcext:value-type="float">
            <text:p>1,25892541179417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Melillanca 451-459</text:p>
          </table:table-cell>
          <table:table-cell office:value-type="string" calcext:value-type="string">
            <text:p>CAP6</text:p>
          </table:table-cell>
          <table:table-cell table:formula="of:=10^(([.G21]-30)/10)" office:value-type="float" office:value="0.00000000000125892541179417" calcext:value-type="float">
            <text:p>1,25892541179417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6</text:p>
          </table:table-cell>
          <table:table-cell table:formula="of:=10^(([.G22]-30)/10)" office:value-type="float" office:value="0.00000000000158489319246111" calcext:value-type="float">
            <text:p>1,58489319246111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AndroidAP</text:p>
          </table:table-cell>
          <table:table-cell office:value-type="string" calcext:value-type="string">
            <text:p>CAP6</text:p>
          </table:table-cell>
          <table:table-cell table:formula="of:=10^(([.G23]-30)/10)" office:value-type="float" office:value="0.00000000000158489319246111" calcext:value-type="float">
            <text:p>1,58489319246111E-1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Melillanca 3</text:p>
          </table:table-cell>
          <table:table-cell office:value-type="string" calcext:value-type="string">
            <text:p>CAP6</text:p>
          </table:table-cell>
          <table:table-cell table:formula="of:=10^(([.G24]-30)/10)" office:value-type="float" office:value="0.00000000000158489319246111" calcext:value-type="float">
            <text:p>1,58489319246111E-1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Puerto canelos_5G</text:p>
          </table:table-cell>
          <table:table-cell office:value-type="string" calcext:value-type="string">
            <text:p>CAP6</text:p>
          </table:table-cell>
          <table:table-cell table:formula="of:=10^(([.G25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6</text:p>
          </table:table-cell>
          <table:table-cell table:formula="of:=10^(([.G26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la_cava_del_buho</text:p>
          </table:table-cell>
          <table:table-cell office:value-type="string" calcext:value-type="string">
            <text:p>CAP6</text:p>
          </table:table-cell>
          <table:table-cell table:formula="of:=10^(([.G27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NISSAN</text:p>
          </table:table-cell>
          <table:table-cell office:value-type="string" calcext:value-type="string">
            <text:p>CAP6</text:p>
          </table:table-cell>
          <table:table-cell table:formula="of:=10^(([.G28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Alumnos</text:p>
          </table:table-cell>
          <table:table-cell office:value-type="string" calcext:value-type="string">
            <text:p>CAP6</text:p>
          </table:table-cell>
          <table:table-cell table:formula="of:=10^(([.G29]-30)/10)" office:value-type="float" office:value="0.00000000000316227766016838" calcext:value-type="float">
            <text:p>3,16227766016838E-1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FamiliaRosasBahamonde</text:p>
          </table:table-cell>
          <table:table-cell office:value-type="string" calcext:value-type="string">
            <text:p>CAP6</text:p>
          </table:table-cell>
          <table:table-cell table:formula="of:=10^(([.G30]-30)/10)" office:value-type="float" office:value="0.00000000000316227766016838" calcext:value-type="float">
            <text:p>3,16227766016838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linksys_SES_18127</text:p>
          </table:table-cell>
          <table:table-cell office:value-type="string" calcext:value-type="string">
            <text:p>CAP6</text:p>
          </table:table-cell>
          <table:table-cell table:formula="of:=10^(([.G31]-30)/10)" office:value-type="float" office:value="0.00000000000316227766016838" calcext:value-type="float">
            <text:p>3,16227766016838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CAIMAN</text:p>
          </table:table-cell>
          <table:table-cell office:value-type="string" calcext:value-type="string">
            <text:p>CAP6</text:p>
          </table:table-cell>
          <table:table-cell table:formula="of:=10^(([.G32]-30)/10)" office:value-type="float" office:value="0.00000000000316227766016838" calcext:value-type="float">
            <text:p>3,16227766016838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VTR-2972846</text:p>
          </table:table-cell>
          <table:table-cell office:value-type="string" calcext:value-type="string">
            <text:p>CAP6</text:p>
          </table:table-cell>
          <table:table-cell table:formula="of:=10^(([.G33]-30)/10)" office:value-type="float" office:value="0.00000000000316227766016838" calcext:value-type="float">
            <text:p>3,16227766016838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Buscando....</text:p>
          </table:table-cell>
          <table:table-cell office:value-type="string" calcext:value-type="string">
            <text:p>CAP6</text:p>
          </table:table-cell>
          <table:table-cell table:formula="of:=10^(([.G34]-30)/10)" office:value-type="float" office:value="0.00000000000398107170553497" calcext:value-type="float">
            <text:p>3,98107170553497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MOVISTAR WIFI3279</text:p>
          </table:table-cell>
          <table:table-cell office:value-type="string" calcext:value-type="string">
            <text:p>CAP6</text:p>
          </table:table-cell>
          <table:table-cell table:formula="of:=10^(([.G35]-30)/10)" office:value-type="float" office:value="0.00000000000398107170553497" calcext:value-type="float">
            <text:p>3,98107170553497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PDV</text:p>
          </table:table-cell>
          <table:table-cell office:value-type="string" calcext:value-type="string">
            <text:p>CAP6</text:p>
          </table:table-cell>
          <table:table-cell table:formula="of:=10^(([.G36]-30)/10)" office:value-type="float" office:value="0.00000000000398107170553497" calcext:value-type="float">
            <text:p>3,98107170553497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6</text:p>
          </table:table-cell>
          <table:table-cell table:formula="of:=10^(([.G37]-30)/10)" office:value-type="float" office:value="0.00000000000501187233627272" calcext:value-type="float">
            <text:p>5,01187233627272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HP-Print-49-Officejet Pro 8620</text:p>
          </table:table-cell>
          <table:table-cell office:value-type="string" calcext:value-type="string">
            <text:p>CAP6</text:p>
          </table:table-cell>
          <table:table-cell table:formula="of:=10^(([.G38]-30)/10)" office:value-type="float" office:value="0.00000000000630957344480194" calcext:value-type="float">
            <text:p>6,30957344480194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Telsur_WIFI</text:p>
          </table:table-cell>
          <table:table-cell office:value-type="string" calcext:value-type="string">
            <text:p>CAP6</text:p>
          </table:table-cell>
          <table:table-cell table:formula="of:=10^(([.G39]-30)/10)" office:value-type="float" office:value="0.00000000000630957344480194" calcext:value-type="float">
            <text:p>6,30957344480194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<text:s/>Invitados Robledo</text:p>
          </table:table-cell>
          <table:table-cell office:value-type="string" calcext:value-type="string">
            <text:p>CAP6</text:p>
          </table:table-cell>
          <table:table-cell table:formula="of:=10^(([.G40]-30)/10)" office:value-type="float" office:value="0.00000000000794328234724282" calcext:value-type="float">
            <text:p>7,94328234724282E-12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<text:s/>Visita</text:p>
          </table:table-cell>
          <table:table-cell office:value-type="string" calcext:value-type="string">
            <text:p>CAP6</text:p>
          </table:table-cell>
          <table:table-cell table:formula="of:=10^(([.G41]-30)/10)" office:value-type="float" office:value="0.0000000000199526231496888" calcext:value-type="float">
            <text:p>1,99526231496888E-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<text:s/>Your mom is gorda</text:p>
          </table:table-cell>
          <table:table-cell office:value-type="string" calcext:value-type="string">
            <text:p>CAP6</text:p>
          </table:table-cell>
          <table:table-cell table:formula="of:=10^(([.G42]-30)/10)" office:value-type="float" office:value="0.0000000000158489319246111" calcext:value-type="float">
            <text:p>1,58489319246111E-11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<text:s/>Funcionario</text:p>
          </table:table-cell>
          <table:table-cell office:value-type="string" calcext:value-type="string">
            <text:p>CAP6</text:p>
          </table:table-cell>
          <table:table-cell table:formula="of:=10^(([.G43]-30)/10)" office:value-type="float" office:value="0.0000000000199526231496888" calcext:value-type="float">
            <text:p>1,99526231496888E-1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<text:s/>canelos CLIENTE</text:p>
          </table:table-cell>
          <table:table-cell office:value-type="string" calcext:value-type="string">
            <text:p>CAP6</text:p>
          </table:table-cell>
          <table:table-cell table:formula="of:=10^(([.G44]-30)/10)" office:value-type="float" office:value="0.0000000000251188643150958" calcext:value-type="float">
            <text:p>2,51188643150958E-1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<text:s/>Home</text:p>
          </table:table-cell>
          <table:table-cell office:value-type="string" calcext:value-type="string">
            <text:p>CAP6</text:p>
          </table:table-cell>
          <table:table-cell table:formula="of:=10^(([.G45]-30)/10)" office:value-type="float" office:value="0.0000000000251188643150958" calcext:value-type="float">
            <text:p>2,51188643150958E-1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<text:s/>xiaomi 2.4G2</text:p>
          </table:table-cell>
          <table:table-cell office:value-type="string" calcext:value-type="string">
            <text:p>CAP6</text:p>
          </table:table-cell>
          <table:table-cell table:formula="of:=10^(([.G46]-30)/10)" office:value-type="float" office:value="0.0000000000398107170553497" calcext:value-type="float">
            <text:p>3,98107170553497E-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<text:s/>Melillanca1</text:p>
          </table:table-cell>
          <table:table-cell office:value-type="string" calcext:value-type="string">
            <text:p>CAP6</text:p>
          </table:table-cell>
          <table:table-cell table:formula="of:=10^(([.G47]-30)/10)" office:value-type="float" office:value="0.0000000000501187233627272" calcext:value-type="float">
            <text:p>5,01187233627272E-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<text:s/>Funcionario</text:p>
          </table:table-cell>
          <table:table-cell office:value-type="string" calcext:value-type="string">
            <text:p>CAP6</text:p>
          </table:table-cell>
          <table:table-cell table:formula="of:=10^(([.G48]-30)/10)" office:value-type="float" office:value="0.0000000000630957344480194" calcext:value-type="float">
            <text:p>6,30957344480194E-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<text:s/>Visita</text:p>
          </table:table-cell>
          <table:table-cell office:value-type="string" calcext:value-type="string">
            <text:p>CAP6</text:p>
          </table:table-cell>
          <table:table-cell table:formula="of:=10^(([.G49]-30)/10)" office:value-type="float" office:value="0.0000000000794328234724282" calcext:value-type="float">
            <text:p>7,94328234724282E-1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<text:s/>WSE</text:p>
          </table:table-cell>
          <table:table-cell office:value-type="string" calcext:value-type="string">
            <text:p>CAP6</text:p>
          </table:table-cell>
          <table:table-cell table:formula="of:=10^(([.G50]-30)/10)" office:value-type="float" office:value="0.0000000000794328234724282" calcext:value-type="float">
            <text:p>7,94328234724282E-1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68" calcext:value-type="float">
            <text:p>-68</text:p>
          </table:table-cell>
          <table:table-cell office:value-type="string" calcext:value-type="string">
            <text:p><text:s/>WSE</text:p>
          </table:table-cell>
          <table:table-cell office:value-type="string" calcext:value-type="string">
            <text:p>CAP6</text:p>
          </table:table-cell>
          <table:table-cell table:formula="of:=10^(([.G51]-30)/10)" office:value-type="float" office:value="0.000000000158489319246111" calcext:value-type="float">
            <text:p>1,58489319246111E-1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66" calcext:value-type="float">
            <text:p>-66</text:p>
          </table:table-cell>
          <table:table-cell office:value-type="string" calcext:value-type="string">
            <text:p><text:s/>SmartValdivia</text:p>
          </table:table-cell>
          <table:table-cell office:value-type="string" calcext:value-type="string">
            <text:p>CAP6</text:p>
          </table:table-cell>
          <table:table-cell table:formula="of:=10^(([.G52]-30)/10)" office:value-type="float" office:value="0.000000000251188643150958" calcext:value-type="float">
            <text:p>2,51188643150958E-10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65" calcext:value-type="float">
            <text:p>-65</text:p>
          </table:table-cell>
          <table:table-cell office:value-type="string" calcext:value-type="string">
            <text:p><text:s/>SmartValdivia</text:p>
          </table:table-cell>
          <table:table-cell office:value-type="string" calcext:value-type="string">
            <text:p>CAP6</text:p>
          </table:table-cell>
          <table:table-cell table:formula="of:=10^(([.G53]-30)/10)" office:value-type="float" office:value="0.000000000316227766016838" calcext:value-type="float">
            <text:p>3,16227766016838E-10</text:p>
          </table:table-cell>
        </table:table-row>
        <table:table-row table:style-name="ro1">
          <table:table-cell table:number-columns-repeated="9"/>
          <table:table-cell table:formula="of:=SUM([.J4:.J53])" office:value-type="float" office:value="0.00000000155954509461994" calcext:value-type="float">
            <text:p>1,55954509461994E-09</text:p>
          </table:table-cell>
        </table:table-row>
        <table:table-row table:style-name="ro1">
          <table:table-cell/>
          <table:table-cell office:value-type="string" calcext:value-type="string">
            <text:p>Canales</text:p>
          </table:table-cell>
          <table:table-cell office:value-type="string" calcext:value-type="string">
            <text:p>Usuarios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COUNTIF([.$B$4:.$B$53];[.B5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COUNTIF([.$B$4:.$B$53];[.B57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COUNTIF([.$B$4:.$B$53];[.B58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COUNTIF([.$B$4:.$B$53];[.B59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COUNTIF([.$B$4:.$B$53];[.B60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COUNTIF([.$B$4:.$B$53];[.B61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COUNTIF([.$B$4:.$B$53];[.B62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COUNTIF([.$B$4:.$B$53];[.B6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COUNTIF([.$B$4:.$B$53];[.B64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COUNTIF([.$B$4:.$B$53];[.B65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COUNTIF([.$B$4:.$B$53];[.B6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COUNTIF([.$B$4:.$B$53];[.B67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COUNTIF([.$B$4:.$B$53];[.B68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COUNTIF([.$B$4:.$B$53];[.B69])" office:value-type="float" office:value="1" calcext:value-type="float">
            <text:p>1</text:p>
          </table:table-cell>
          <table:table-cell table:number-columns-repeated="7"/>
        </table:table-row>
      </table:table>
      <table:table table:name="cap7" table:style-name="ta1">
        <table:table-column table:style-name="co1" table:number-columns-repeated="7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/>channel</text:p>
          </table:table-cell>
          <table:table-cell office:value-type="string" calcext:value-type="string">
            <text:p><text:s/>Speed</text:p>
          </table:table-cell>
          <table:table-cell office:value-type="string" calcext:value-type="string">
            <text:p><text:s/>Privacy</text:p>
          </table:table-cell>
          <table:table-cell office:value-type="string" calcext:value-type="string">
            <text:p><text:s/>Cipher</text:p>
          </table:table-cell>
          <table:table-cell office:value-type="string" calcext:value-type="string">
            <text:p><text:s/>Authentication</text:p>
          </table:table-cell>
          <table:table-cell office:value-type="string" calcext:value-type="string">
            <text:p><text:s/>Power</text:p>
          </table:table-cell>
          <table:table-cell office:value-type="string" calcext:value-type="string">
            <text:p><text:s/>ESSI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[W]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67" calcext:value-type="float">
            <text:p>-67</text:p>
          </table:table-cell>
          <table:table-cell office:value-type="string" calcext:value-type="string">
            <text:p><text:s/>Telsur_WIFI</text:p>
          </table:table-cell>
          <table:table-cell office:value-type="string" calcext:value-type="string">
            <text:p>CAP7</text:p>
          </table:table-cell>
          <table:table-cell table:formula="of:=10^(([.G4]-30)/10)" office:value-type="float" office:value="0.000000000199526231496888" calcext:value-type="float">
            <text:p>1,99526231496888E-1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<text:s/>MOVISTAR WIFI3279</text:p>
          </table:table-cell>
          <table:table-cell office:value-type="string" calcext:value-type="string">
            <text:p>CAP7</text:p>
          </table:table-cell>
          <table:table-cell table:formula="of:=10^(([.G5]-30)/10)" office:value-type="float" office:value="0.0000000000316227766016838" calcext:value-type="float">
            <text:p>3,16227766016838E-1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Melillanca 210-220</text:p>
          </table:table-cell>
          <table:table-cell office:value-type="string" calcext:value-type="string">
            <text:p>CAP7</text:p>
          </table:table-cell>
          <table:table-cell table:formula="of:=10^(([.G6]-30)/10)" office:value-type="float" office:value="0.00000000000630957344480194" calcext:value-type="float">
            <text:p>6,30957344480194E-1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<text:s/>Home</text:p>
          </table:table-cell>
          <table:table-cell office:value-type="string" calcext:value-type="string">
            <text:p>CAP7</text:p>
          </table:table-cell>
          <table:table-cell table:formula="of:=10^(([.G7]-30)/10)" office:value-type="float" office:value="0.00000000000501187233627272" calcext:value-type="float">
            <text:p>5,01187233627272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<text:s/>HP-Print-49-Officejet Pro 8620</text:p>
          </table:table-cell>
          <table:table-cell office:value-type="string" calcext:value-type="string">
            <text:p>CAP7</text:p>
          </table:table-cell>
          <table:table-cell table:formula="of:=10^(([.G8]-30)/10)" office:value-type="float" office:value="0.00000000000501187233627272" calcext:value-type="float">
            <text:p>5,01187233627272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TP-LINK_EDIFICIO</text:p>
          </table:table-cell>
          <table:table-cell office:value-type="string" calcext:value-type="string">
            <text:p>CAP7</text:p>
          </table:table-cell>
          <table:table-cell table:formula="of:=10^(([.G9]-30)/10)" office:value-type="float" office:value="0.00000000000398107170553497" calcext:value-type="float">
            <text:p>3,98107170553497E-1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RUSSELL.</text:p>
          </table:table-cell>
          <table:table-cell office:value-type="string" calcext:value-type="string">
            <text:p>CAP7</text:p>
          </table:table-cell>
          <table:table-cell table:formula="of:=10^(([.G10]-30)/10)" office:value-type="float" office:value="0.00000000000158489319246111" calcext:value-type="float">
            <text:p>1,58489319246111E-1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ALEMANA</text:p>
          </table:table-cell>
          <table:table-cell office:value-type="string" calcext:value-type="string">
            <text:p>CAP7</text:p>
          </table:table-cell>
          <table:table-cell table:formula="of:=10^(([.G11]-30)/10)" office:value-type="float" office:value="0.00000000000158489319246111" calcext:value-type="float">
            <text:p>1,58489319246111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WSE</text:p>
          </table:table-cell>
          <table:table-cell office:value-type="string" calcext:value-type="string">
            <text:p>CAP7</text:p>
          </table:table-cell>
          <table:table-cell table:formula="of:=10^(([.G12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7</text:p>
          </table:table-cell>
          <table:table-cell table:formula="of:=10^(([.G13]-30)/10)" office:value-type="float" office:value="0.00000000000158489319246111" calcext:value-type="float">
            <text:p>1,58489319246111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VTR-9224926</text:p>
          </table:table-cell>
          <table:table-cell office:value-type="string" calcext:value-type="string">
            <text:p>CAP7</text:p>
          </table:table-cell>
          <table:table-cell table:formula="of:=10^(([.G14]-30)/10)" office:value-type="float" office:value="0.00000000000125892541179417" calcext:value-type="float">
            <text:p>1,25892541179417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Eventos2</text:p>
          </table:table-cell>
          <table:table-cell office:value-type="string" calcext:value-type="string">
            <text:p>CAP7</text:p>
          </table:table-cell>
          <table:table-cell table:formula="of:=10^(([.G15]-30)/10)" office:value-type="float" office:value="0.000000000001" calcext:value-type="float">
            <text:p>1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Capacitacion</text:p>
          </table:table-cell>
          <table:table-cell office:value-type="string" calcext:value-type="string">
            <text:p>CAP7</text:p>
          </table:table-cell>
          <table:table-cell table:formula="of:=10^(([.G16]-30)/10)" office:value-type="float" office:value="0.00000000000125892541179417" calcext:value-type="float">
            <text:p>1,25892541179417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<text:s/>Casablanca</text:p>
          </table:table-cell>
          <table:table-cell office:value-type="string" calcext:value-type="string">
            <text:p>CAP7</text:p>
          </table:table-cell>
          <table:table-cell table:formula="of:=10^(([.G17]-30)/10)" office:value-type="float" office:value="0.000000000000630957344480194" calcext:value-type="float">
            <text:p>6,30957344480194E-1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<text:s/>MGT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CORPORATIVA</text:p>
          </table:table-cell>
          <table:table-cell office:value-type="string" calcext:value-type="string">
            <text:p>CAP7</text:p>
          </table:table-cell>
          <table:table-cell table:formula="of:=10^(([.G18]-30)/10)" office:value-type="float" office:value="0.00000000000158489319246111" calcext:value-type="float">
            <text:p>1,58489319246111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CAIMAN</text:p>
          </table:table-cell>
          <table:table-cell office:value-type="string" calcext:value-type="string">
            <text:p>CAP7</text:p>
          </table:table-cell>
          <table:table-cell table:formula="of:=10^(([.G19]-30)/10)" office:value-type="float" office:value="0.000000000001" calcext:value-type="float">
            <text:p>1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Wifitelsur_BEBB</text:p>
          </table:table-cell>
          <table:table-cell office:value-type="string" calcext:value-type="string">
            <text:p>CAP7</text:p>
          </table:table-cell>
          <table:table-cell table:formula="of:=10^(([.G20]-30)/10)" office:value-type="float" office:value="0.00000000000125892541179417" calcext:value-type="float">
            <text:p>1,25892541179417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NORA....</text:p>
          </table:table-cell>
          <table:table-cell office:value-type="string" calcext:value-type="string">
            <text:p>CAP7</text:p>
          </table:table-cell>
          <table:table-cell table:formula="of:=10^(([.G21]-30)/10)" office:value-type="float" office:value="0.00000000000125892541179417" calcext:value-type="float">
            <text:p>1,25892541179417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<text:s/>HUAWEI-495A</text:p>
          </table:table-cell>
          <table:table-cell office:value-type="string" calcext:value-type="string">
            <text:p>CAP7</text:p>
          </table:table-cell>
          <table:table-cell table:formula="of:=10^(([.G22]-30)/10)" office:value-type="float" office:value="0.00000000001" calcext:value-type="float">
            <text:p>1E-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egoico VQ</text:p>
          </table:table-cell>
          <table:table-cell office:value-type="string" calcext:value-type="string">
            <text:p>CAP7</text:p>
          </table:table-cell>
          <table:table-cell table:formula="of:=10^(([.G23]-30)/10)" office:value-type="float" office:value="0.00000000000125892541179417" calcext:value-type="float">
            <text:p>1,25892541179417E-1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NISSAN</text:p>
          </table:table-cell>
          <table:table-cell office:value-type="string" calcext:value-type="string">
            <text:p>CAP7</text:p>
          </table:table-cell>
          <table:table-cell table:formula="of:=10^(([.G24]-30)/10)" office:value-type="float" office:value="0.00000000000125892541179417" calcext:value-type="float">
            <text:p>1,25892541179417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HP-Print-61-Officejet Pro 8620</text:p>
          </table:table-cell>
          <table:table-cell office:value-type="string" calcext:value-type="string">
            <text:p>CAP7</text:p>
          </table:table-cell>
          <table:table-cell table:formula="of:=10^(([.G25]-30)/10)" office:value-type="float" office:value="0.000000000001" calcext:value-type="float">
            <text:p>1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EP </text:p>
          </table:table-cell>
          <table:table-cell office:value-type="string" calcext:value-type="string">
            <text:p><text:s/>WEP</text:p>
          </table:table-cell>
          <table:table-cell office:value-type="string" calcext:value-type="string">
            <text:p><text:s text:c="3"/>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Red_Interna</text:p>
          </table:table-cell>
          <table:table-cell office:value-type="string" calcext:value-type="string">
            <text:p>CAP7</text:p>
          </table:table-cell>
          <table:table-cell table:formula="of:=10^(([.G26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Wiftelsur_AgustinA</text:p>
          </table:table-cell>
          <table:table-cell office:value-type="string" calcext:value-type="string">
            <text:p>CAP7</text:p>
          </table:table-cell>
          <table:table-cell table:formula="of:=10^(([.G27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<text:s/>WIFI-SSV</text:p>
          </table:table-cell>
          <table:table-cell office:value-type="string" calcext:value-type="string">
            <text:p>CAP7</text:p>
          </table:table-cell>
          <table:table-cell table:formula="of:=10^(([.G28]-30)/10)" office:value-type="float" office:value="0.0000000000501187233627272" calcext:value-type="float">
            <text:p>5,01187233627272E-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VISITAS</text:p>
          </table:table-cell>
          <table:table-cell office:value-type="string" calcext:value-type="string">
            <text:p>CAP7</text:p>
          </table:table-cell>
          <table:table-cell table:formula="of:=10^(([.G29]-30)/10)" office:value-type="float" office:value="0.00000000000158489319246111" calcext:value-type="float">
            <text:p>1,58489319246111E-1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<text:s/>FamiliaRosasBahamonde</text:p>
          </table:table-cell>
          <table:table-cell office:value-type="string" calcext:value-type="string">
            <text:p>CAP7</text:p>
          </table:table-cell>
          <table:table-cell table:formula="of:=10^(([.G30]-30)/10)" office:value-type="float" office:value="0.000000000000794328234724282" calcext:value-type="float">
            <text:p>7,94328234724282E-1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1A11B3</text:p>
          </table:table-cell>
          <table:table-cell office:value-type="string" calcext:value-type="string">
            <text:p>CAP7</text:p>
          </table:table-cell>
          <table:table-cell table:formula="of:=10^(([.G31]-30)/10)" office:value-type="float" office:value="0.000000000001" calcext:value-type="float">
            <text:p>1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7</text:p>
          </table:table-cell>
          <table:table-cell table:formula="of:=10^(([.G32]-30)/10)" office:value-type="float" office:value="0.000000000000630957344480194" calcext:value-type="float">
            <text:p>6,30957344480194E-1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<text:s/>Wifi_Espana1</text:p>
          </table:table-cell>
          <table:table-cell office:value-type="string" calcext:value-type="string">
            <text:p>CAP7</text:p>
          </table:table-cell>
          <table:table-cell table:formula="of:=10^(([.G33]-30)/10)" office:value-type="float" office:value="0.000000000000794328234724282" calcext:value-type="float">
            <text:p>7,94328234724282E-1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DIRECT-42-HP OfficeJet 200</text:p>
          </table:table-cell>
          <table:table-cell office:value-type="string" calcext:value-type="string">
            <text:p>CAP7</text:p>
          </table:table-cell>
          <table:table-cell table:formula="of:=10^(([.G34]-30)/10)" office:value-type="float" office:value="0.00000000000398107170553497" calcext:value-type="float">
            <text:p>3,98107170553497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<text:s/>PUNTO CREATIVO</text:p>
          </table:table-cell>
          <table:table-cell office:value-type="string" calcext:value-type="string">
            <text:p>CAP7</text:p>
          </table:table-cell>
          <table:table-cell table:formula="of:=10^(([.G35]-30)/10)" office:value-type="float" office:value="0.0000000000316227766016838" calcext:value-type="float">
            <text:p>3,16227766016838E-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<text:s/>Eventos Hotel</text:p>
          </table:table-cell>
          <table:table-cell office:value-type="string" calcext:value-type="string">
            <text:p>CAP7</text:p>
          </table:table-cell>
          <table:table-cell table:formula="of:=10^(([.G36]-30)/10)" office:value-type="float" office:value="0.000000000000630957344480194" calcext:value-type="float">
            <text:p>6,30957344480194E-1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Eventos1</text:p>
          </table:table-cell>
          <table:table-cell office:value-type="string" calcext:value-type="string">
            <text:p>CAP7</text:p>
          </table:table-cell>
          <table:table-cell table:formula="of:=10^(([.G37]-30)/10)" office:value-type="float" office:value="0.000000000001" calcext:value-type="float">
            <text:p>1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 text:c="2"/>JVC</text:p>
          </table:table-cell>
          <table:table-cell office:value-type="string" calcext:value-type="string">
            <text:p>CAP7</text:p>
          </table:table-cell>
          <table:table-cell table:formula="of:=10^(([.G38]-30)/10)" office:value-type="float" office:value="0.000000000001" calcext:value-type="float">
            <text:p>1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EP </text:p>
          </table:table-cell>
          <table:table-cell office:value-type="string" calcext:value-type="string">
            <text:p><text:s/>WEP</text:p>
          </table:table-cell>
          <table:table-cell office:value-type="string" calcext:value-type="string">
            <text:p><text:s text:c="3"/>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Wifi_Telsur_EM</text:p>
          </table:table-cell>
          <table:table-cell office:value-type="string" calcext:value-type="string">
            <text:p>CAP7</text:p>
          </table:table-cell>
          <table:table-cell table:formula="of:=10^(([.G39]-30)/10)" office:value-type="float" office:value="0.000000000001" calcext:value-type="float">
            <text:p>1E-1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Cerec_5GHz</text:p>
          </table:table-cell>
          <table:table-cell office:value-type="string" calcext:value-type="string">
            <text:p>CAP7</text:p>
          </table:table-cell>
          <table:table-cell table:formula="of:=10^(([.G40]-30)/10)" office:value-type="float" office:value="0.00000000000125892541179417" calcext:value-type="float">
            <text:p>1,25892541179417E-1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WLAN23MMDVM</text:p>
          </table:table-cell>
          <table:table-cell office:value-type="string" calcext:value-type="string">
            <text:p>CAP7</text:p>
          </table:table-cell>
          <table:table-cell table:formula="of:=10^(([.G41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la_cava_del_buho</text:p>
          </table:table-cell>
          <table:table-cell office:value-type="string" calcext:value-type="string">
            <text:p>CAP7</text:p>
          </table:table-cell>
          <table:table-cell table:formula="of:=10^(([.G42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AndroidAP</text:p>
          </table:table-cell>
          <table:table-cell office:value-type="string" calcext:value-type="string">
            <text:p>CAP7</text:p>
          </table:table-cell>
          <table:table-cell table:formula="of:=10^(([.G43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WifiTelsur_5G_HHBY2</text:p>
          </table:table-cell>
          <table:table-cell office:value-type="string" calcext:value-type="string">
            <text:p>CAP7</text:p>
          </table:table-cell>
          <table:table-cell table:formula="of:=10^(([.G44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wifitelsur_LJSC</text:p>
          </table:table-cell>
          <table:table-cell office:value-type="string" calcext:value-type="string">
            <text:p>CAP7</text:p>
          </table:table-cell>
          <table:table-cell table:formula="of:=10^(([.G45]-30)/10)" office:value-type="float" office:value="0.00000000000316227766016838" calcext:value-type="float">
            <text:p>3,16227766016838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WifiTelsur_HHBY2</text:p>
          </table:table-cell>
          <table:table-cell office:value-type="string" calcext:value-type="string">
            <text:p>CAP7</text:p>
          </table:table-cell>
          <table:table-cell table:formula="of:=10^(([.G46]-30)/10)" office:value-type="float" office:value="0.00000000000316227766016838" calcext:value-type="float">
            <text:p>3,16227766016838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404_Not_Found</text:p>
          </table:table-cell>
          <table:table-cell office:value-type="string" calcext:value-type="string">
            <text:p>CAP7</text:p>
          </table:table-cell>
          <table:table-cell table:formula="of:=10^(([.G47]-30)/10)" office:value-type="float" office:value="0.00000000000398107170553497" calcext:value-type="float">
            <text:p>3,98107170553497E-1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canelos CLIENTE</text:p>
          </table:table-cell>
          <table:table-cell office:value-type="string" calcext:value-type="string">
            <text:p>CAP7</text:p>
          </table:table-cell>
          <table:table-cell table:formula="of:=10^(([.G48]-30)/10)" office:value-type="float" office:value="0.00000000000398107170553497" calcext:value-type="float">
            <text:p>3,98107170553497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Melillanca1</text:p>
          </table:table-cell>
          <table:table-cell office:value-type="string" calcext:value-type="string">
            <text:p>CAP7</text:p>
          </table:table-cell>
          <table:table-cell table:formula="of:=10^(([.G49]-30)/10)" office:value-type="float" office:value="0.00000000000630957344480194" calcext:value-type="float">
            <text:p>6,30957344480194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<text:s/>VTR-0149588</text:p>
          </table:table-cell>
          <table:table-cell office:value-type="string" calcext:value-type="string">
            <text:p>CAP7</text:p>
          </table:table-cell>
          <table:table-cell table:formula="of:=10^(([.G50]-30)/10)" office:value-type="float" office:value="0.00000000000794328234724282" calcext:value-type="float">
            <text:p>7,94328234724282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<text:s/>VTR-8520100</text:p>
          </table:table-cell>
          <table:table-cell office:value-type="string" calcext:value-type="string">
            <text:p>CAP7</text:p>
          </table:table-cell>
          <table:table-cell table:formula="of:=10^(([.G51]-30)/10)" office:value-type="float" office:value="0.0000000000125892541179417" calcext:value-type="float">
            <text:p>1,25892541179417E-11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<text:s/>Visita</text:p>
          </table:table-cell>
          <table:table-cell office:value-type="string" calcext:value-type="string">
            <text:p>CAP7</text:p>
          </table:table-cell>
          <table:table-cell table:formula="of:=10^(([.G52]-30)/10)" office:value-type="float" office:value="0.0000000000125892541179417" calcext:value-type="float">
            <text:p>1,25892541179417E-11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<text:s/>VTR-2972846</text:p>
          </table:table-cell>
          <table:table-cell office:value-type="string" calcext:value-type="string">
            <text:p>CAP7</text:p>
          </table:table-cell>
          <table:table-cell table:formula="of:=10^(([.G53]-30)/10)" office:value-type="float" office:value="0.0000000000158489319246111" calcext:value-type="float">
            <text:p>1,58489319246111E-11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<text:s/>Funcionario</text:p>
          </table:table-cell>
          <table:table-cell office:value-type="string" calcext:value-type="string">
            <text:p>CAP7</text:p>
          </table:table-cell>
          <table:table-cell table:formula="of:=10^(([.G54]-30)/10)" office:value-type="float" office:value="0.0000000000158489319246111" calcext:value-type="float">
            <text:p>1,58489319246111E-1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<text:s/>Canelos</text:p>
          </table:table-cell>
          <table:table-cell office:value-type="string" calcext:value-type="string">
            <text:p>CAP7</text:p>
          </table:table-cell>
          <table:table-cell table:formula="of:=10^(([.G55]-30)/10)" office:value-type="float" office:value="0.0000000000158489319246111" calcext:value-type="float">
            <text:p>1,58489319246111E-1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<text:s/>VTR-5833663</text:p>
          </table:table-cell>
          <table:table-cell office:value-type="string" calcext:value-type="string">
            <text:p>CAP7</text:p>
          </table:table-cell>
          <table:table-cell table:formula="of:=10^(([.G56]-30)/10)" office:value-type="float" office:value="0.0000000000158489319246111" calcext:value-type="float">
            <text:p>1,58489319246111E-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<text:s/>Funcionario</text:p>
          </table:table-cell>
          <table:table-cell office:value-type="string" calcext:value-type="string">
            <text:p>CAP7</text:p>
          </table:table-cell>
          <table:table-cell table:formula="of:=10^(([.G57]-30)/10)" office:value-type="float" office:value="0.0000000000199526231496888" calcext:value-type="float">
            <text:p>1,99526231496888E-1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<text:s/>Invitados Robledo</text:p>
          </table:table-cell>
          <table:table-cell office:value-type="string" calcext:value-type="string">
            <text:p>CAP7</text:p>
          </table:table-cell>
          <table:table-cell table:formula="of:=10^(([.G58]-30)/10)" office:value-type="float" office:value="0.0000000000199526231496888" calcext:value-type="float">
            <text:p>1,99526231496888E-1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<text:s/>Punto Creativo visitas</text:p>
          </table:table-cell>
          <table:table-cell office:value-type="string" calcext:value-type="string">
            <text:p>CAP7</text:p>
          </table:table-cell>
          <table:table-cell table:formula="of:=10^(([.G59]-30)/10)" office:value-type="float" office:value="0.0000000000199526231496888" calcext:value-type="float">
            <text:p>1,99526231496888E-1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<text:s/>Melillanca 3</text:p>
          </table:table-cell>
          <table:table-cell office:value-type="string" calcext:value-type="string">
            <text:p>CAP7</text:p>
          </table:table-cell>
          <table:table-cell table:formula="of:=10^(([.G60]-30)/10)" office:value-type="float" office:value="0.0000000000199526231496888" calcext:value-type="float">
            <text:p>1,99526231496888E-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<text:s/>VTR-2972846</text:p>
          </table:table-cell>
          <table:table-cell office:value-type="string" calcext:value-type="string">
            <text:p>CAP7</text:p>
          </table:table-cell>
          <table:table-cell table:formula="of:=10^(([.G61]-30)/10)" office:value-type="float" office:value="0.0000000000251188643150958" calcext:value-type="float">
            <text:p>2,51188643150958E-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<text:s/>Visita</text:p>
          </table:table-cell>
          <table:table-cell office:value-type="string" calcext:value-type="string">
            <text:p>CAP7</text:p>
          </table:table-cell>
          <table:table-cell table:formula="of:=10^(([.G62]-30)/10)" office:value-type="float" office:value="0.0000000000316227766016838" calcext:value-type="float">
            <text:p>3,16227766016838E-1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<text:s/>wifi_meb</text:p>
          </table:table-cell>
          <table:table-cell office:value-type="string" calcext:value-type="string">
            <text:p>CAP7</text:p>
          </table:table-cell>
          <table:table-cell table:formula="of:=10^(([.G63]-30)/10)" office:value-type="float" office:value="0.0000000000501187233627272" calcext:value-type="float">
            <text:p>5,01187233627272E-11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<text:s/>SmartValdivia</text:p>
          </table:table-cell>
          <table:table-cell office:value-type="string" calcext:value-type="string">
            <text:p>CAP7</text:p>
          </table:table-cell>
          <table:table-cell table:formula="of:=10^(([.G64]-30)/10)" office:value-type="float" office:value="0.0000000000630957344480194" calcext:value-type="float">
            <text:p>6,30957344480194E-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68" calcext:value-type="float">
            <text:p>-68</text:p>
          </table:table-cell>
          <table:table-cell office:value-type="string" calcext:value-type="string">
            <text:p><text:s/>Cerec</text:p>
          </table:table-cell>
          <table:table-cell office:value-type="string" calcext:value-type="string">
            <text:p>CAP7</text:p>
          </table:table-cell>
          <table:table-cell table:formula="of:=10^(([.G65]-30)/10)" office:value-type="float" office:value="0.000000000158489319246111" calcext:value-type="float">
            <text:p>1,58489319246111E-1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56" calcext:value-type="float">
            <text:p>-56</text:p>
          </table:table-cell>
          <table:table-cell office:value-type="string" calcext:value-type="string">
            <text:p><text:s/>SmartValdivia</text:p>
          </table:table-cell>
          <table:table-cell office:value-type="string" calcext:value-type="string">
            <text:p>CAP7</text:p>
          </table:table-cell>
          <table:table-cell table:formula="of:=10^(([.G66]-30)/10)" office:value-type="float" office:value="0.00000000251188643150958" calcext:value-type="float">
            <text:p>2,51188643150958E-09</text:p>
          </table:table-cell>
        </table:table-row>
        <table:table-row table:style-name="ro1">
          <table:table-cell table:number-columns-repeated="9"/>
          <table:table-cell table:formula="of:=SUM([.J4:.J66])" office:value-type="float" office:value="0.00000000342717728303331" calcext:value-type="float">
            <text:p>3,42717728303331E-0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ales</text:p>
          </table:table-cell>
          <table:table-cell office:value-type="string" calcext:value-type="string">
            <text:p>Usuarios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COUNTIF([.$B$4:.$B$66];[.B70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COUNTIF([.$B$4:.$B$66];[.B71])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COUNTIF([.$B$4:.$B$66];[.B72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COUNTIF([.$B$4:.$B$66];[.B73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COUNTIF([.$B$4:.$B$66];[.B74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COUNTIF([.$B$4:.$B$66];[.B75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COUNTIF([.$B$4:.$B$66];[.B76])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COUNTIF([.$B$4:.$B$66];[.B77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COUNTIF([.$B$4:.$B$66];[.B78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COUNTIF([.$B$4:.$B$66];[.B79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COUNTIF([.$B$4:.$B$66];[.B80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COUNTIF([.$B$4:.$B$66];[.B81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COUNTIF([.$B$4:.$B$66];[.B82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COUNTIF([.$B$4:.$B$66];[.B83])" office:value-type="float" office:value="1" calcext:value-type="float">
            <text:p>1</text:p>
          </table:table-cell>
          <table:table-cell table:number-columns-repeated="7"/>
        </table:table-row>
      </table:table>
      <table:table table:name="cap8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/>channel</text:p>
          </table:table-cell>
          <table:table-cell office:value-type="string" calcext:value-type="string">
            <text:p><text:s/>Speed</text:p>
          </table:table-cell>
          <table:table-cell office:value-type="string" calcext:value-type="string">
            <text:p><text:s/>Privacy</text:p>
          </table:table-cell>
          <table:table-cell office:value-type="string" calcext:value-type="string">
            <text:p><text:s/>Cipher</text:p>
          </table:table-cell>
          <table:table-cell office:value-type="string" calcext:value-type="string">
            <text:p><text:s/>Authentication</text:p>
          </table:table-cell>
          <table:table-cell office:value-type="string" calcext:value-type="string">
            <text:p><text:s/>Power</text:p>
          </table:table-cell>
          <table:table-cell office:value-type="string" calcext:value-type="string">
            <text:p><text:s/>ESSI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[W]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<text:s/>CAIMAN</text:p>
          </table:table-cell>
          <table:table-cell office:value-type="string" calcext:value-type="string">
            <text:p>CAP8</text:p>
          </table:table-cell>
          <table:table-cell table:formula="of:=10^(([.G4]-30)/10)" office:value-type="float" office:value="0.0000000000158489319246111" calcext:value-type="float">
            <text:p>1,58489319246111E-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Cerec</text:p>
          </table:table-cell>
          <table:table-cell office:value-type="string" calcext:value-type="string">
            <text:p>CAP8</text:p>
          </table:table-cell>
          <table:table-cell table:formula="of:=10^(([.G5]-30)/10)" office:value-type="float" office:value="0.00000000000630957344480194" calcext:value-type="float">
            <text:p>6,30957344480194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Invitados Robledo</text:p>
          </table:table-cell>
          <table:table-cell office:value-type="string" calcext:value-type="string">
            <text:p>CAP8</text:p>
          </table:table-cell>
          <table:table-cell table:formula="of:=10^(([.G6]-30)/10)" office:value-type="float" office:value="0.00000000000630957344480194" calcext:value-type="float">
            <text:p>6,30957344480194E-1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HUAWEI-899C</text:p>
          </table:table-cell>
          <table:table-cell office:value-type="string" calcext:value-type="string">
            <text:p>CAP8</text:p>
          </table:table-cell>
          <table:table-cell table:formula="of:=10^(([.G7]-30)/10)" office:value-type="float" office:value="0.00000000000398107170553497" calcext:value-type="float">
            <text:p>3,98107170553497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TRAC</text:p>
          </table:table-cell>
          <table:table-cell office:value-type="string" calcext:value-type="string">
            <text:p>CAP8</text:p>
          </table:table-cell>
          <table:table-cell table:formula="of:=10^(([.G8]-30)/10)" office:value-type="float" office:value="0.00000000000316227766016838" calcext:value-type="float">
            <text:p>3,16227766016838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SYLVIA <text:s/>VTR</text:p>
          </table:table-cell>
          <table:table-cell office:value-type="string" calcext:value-type="string">
            <text:p>CAP8</text:p>
          </table:table-cell>
          <table:table-cell table:formula="of:=10^(([.G9]-30)/10)" office:value-type="float" office:value="0.00000000000316227766016838" calcext:value-type="float">
            <text:p>3,16227766016838E-1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Home</text:p>
          </table:table-cell>
          <table:table-cell office:value-type="string" calcext:value-type="string">
            <text:p>CAP8</text:p>
          </table:table-cell>
          <table:table-cell table:formula="of:=10^(([.G10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Wiftelsur_AgustinA</text:p>
          </table:table-cell>
          <table:table-cell office:value-type="string" calcext:value-type="string">
            <text:p>CAP8</text:p>
          </table:table-cell>
          <table:table-cell table:formula="of:=10^(([.G11]-30)/10)" office:value-type="float" office:value="0.00000000000158489319246111" calcext:value-type="float">
            <text:p>1,58489319246111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wifi_jaach2.4</text:p>
          </table:table-cell>
          <table:table-cell office:value-type="string" calcext:value-type="string">
            <text:p>CAP8</text:p>
          </table:table-cell>
          <table:table-cell table:formula="of:=10^(([.G12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HP-Print-61-Officejet Pro 8620</text:p>
          </table:table-cell>
          <table:table-cell office:value-type="string" calcext:value-type="string">
            <text:p>CAP8</text:p>
          </table:table-cell>
          <table:table-cell table:formula="of:=10^(([.G13]-30)/10)" office:value-type="float" office:value="0.000000000001" calcext:value-type="float">
            <text:p>1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wifitelsur_lacasita</text:p>
          </table:table-cell>
          <table:table-cell office:value-type="string" calcext:value-type="string">
            <text:p>CAP8</text:p>
          </table:table-cell>
          <table:table-cell table:formula="of:=10^(([.G14]-30)/10)" office:value-type="float" office:value="0.00000000000158489319246111" calcext:value-type="float">
            <text:p>1,58489319246111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DIRECT-42-HP OfficeJet 200</text:p>
          </table:table-cell>
          <table:table-cell office:value-type="string" calcext:value-type="string">
            <text:p>CAP8</text:p>
          </table:table-cell>
          <table:table-cell table:formula="of:=10^(([.G15]-30)/10)" office:value-type="float" office:value="0.00000000000316227766016838" calcext:value-type="float">
            <text:p>3,16227766016838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TP-LINK_3B65E8</text:p>
          </table:table-cell>
          <table:table-cell office:value-type="string" calcext:value-type="string">
            <text:p>CAP8</text:p>
          </table:table-cell>
          <table:table-cell table:formula="of:=10^(([.G16]-30)/10)" office:value-type="float" office:value="0.00000000000158489319246111" calcext:value-type="float">
            <text:p>1,58489319246111E-1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RUSSELL.</text:p>
          </table:table-cell>
          <table:table-cell office:value-type="string" calcext:value-type="string">
            <text:p>CAP8</text:p>
          </table:table-cell>
          <table:table-cell table:formula="of:=10^(([.G17]-30)/10)" office:value-type="float" office:value="0.00000000000125892541179417" calcext:value-type="float">
            <text:p>1,25892541179417E-1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NORA....</text:p>
          </table:table-cell>
          <table:table-cell office:value-type="string" calcext:value-type="string">
            <text:p>CAP8</text:p>
          </table:table-cell>
          <table:table-cell table:formula="of:=10^(([.G18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WifiTelsur_GATONEJO</text:p>
          </table:table-cell>
          <table:table-cell office:value-type="string" calcext:value-type="string">
            <text:p>CAP8</text:p>
          </table:table-cell>
          <table:table-cell table:formula="of:=10^(([.G19]-30)/10)" office:value-type="float" office:value="0.00000000000158489319246111" calcext:value-type="float">
            <text:p>1,58489319246111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TP-LINK_EDIFICIO</text:p>
          </table:table-cell>
          <table:table-cell office:value-type="string" calcext:value-type="string">
            <text:p>CAP8</text:p>
          </table:table-cell>
          <table:table-cell table:formula="of:=10^(([.G20]-30)/10)" office:value-type="float" office:value="0.00000000000158489319246111" calcext:value-type="float">
            <text:p>1,58489319246111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<text:s/>AndroidAP</text:p>
          </table:table-cell>
          <table:table-cell office:value-type="string" calcext:value-type="string">
            <text:p>CAP8</text:p>
          </table:table-cell>
          <table:table-cell table:formula="of:=10^(([.G21]-30)/10)" office:value-type="float" office:value="0.0000000000158489319246111" calcext:value-type="float">
            <text:p>1,58489319246111E-1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WOM-3E5844</text:p>
          </table:table-cell>
          <table:table-cell office:value-type="string" calcext:value-type="string">
            <text:p>CAP8</text:p>
          </table:table-cell>
          <table:table-cell table:formula="of:=10^(([.G22]-30)/10)" office:value-type="float" office:value="0.00000000000158489319246111" calcext:value-type="float">
            <text:p>1,58489319246111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<text:s/>WifiTelsur_HHBY2</text:p>
          </table:table-cell>
          <table:table-cell office:value-type="string" calcext:value-type="string">
            <text:p>CAP8</text:p>
          </table:table-cell>
          <table:table-cell table:formula="of:=10^(([.G23]-30)/10)" office:value-type="float" office:value="0.00000000000794328234724282" calcext:value-type="float">
            <text:p>7,94328234724282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Melillanca 210-220</text:p>
          </table:table-cell>
          <table:table-cell office:value-type="string" calcext:value-type="string">
            <text:p>CAP8</text:p>
          </table:table-cell>
          <table:table-cell table:formula="of:=10^(([.G24]-30)/10)" office:value-type="float" office:value="0.00000000000158489319246111" calcext:value-type="float">
            <text:p>1,58489319246111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VTR-0149588</text:p>
          </table:table-cell>
          <table:table-cell office:value-type="string" calcext:value-type="string">
            <text:p>CAP8</text:p>
          </table:table-cell>
          <table:table-cell table:formula="of:=10^(([.G25]-30)/10)" office:value-type="float" office:value="0.00000000000398107170553497" calcext:value-type="float">
            <text:p>3,98107170553497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93" calcext:value-type="float">
            <text:p>-93</text:p>
          </table:table-cell>
          <table:table-cell office:value-type="string" calcext:value-type="string">
            <text:p><text:s/>SmartValdivia</text:p>
          </table:table-cell>
          <table:table-cell office:value-type="string" calcext:value-type="string">
            <text:p>CAP8</text:p>
          </table:table-cell>
          <table:table-cell table:formula="of:=10^(([.G26]-30)/10)" office:value-type="float" office:value="0.000000000000501187233627272" calcext:value-type="float">
            <text:p>5,01187233627272E-1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HP-Print-49-Officejet Pro 8620</text:p>
          </table:table-cell>
          <table:table-cell office:value-type="string" calcext:value-type="string">
            <text:p>CAP8</text:p>
          </table:table-cell>
          <table:table-cell table:formula="of:=10^(([.G27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Wifitelsur_BEBB</text:p>
          </table:table-cell>
          <table:table-cell office:value-type="string" calcext:value-type="string">
            <text:p>CAP8</text:p>
          </table:table-cell>
          <table:table-cell table:formula="of:=10^(([.G28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VTR-0668433</text:p>
          </table:table-cell>
          <table:table-cell office:value-type="string" calcext:value-type="string">
            <text:p>CAP8</text:p>
          </table:table-cell>
          <table:table-cell table:formula="of:=10^(([.G29]-30)/10)" office:value-type="float" office:value="0.00000000000398107170553497" calcext:value-type="float">
            <text:p>3,98107170553497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<text:s/>PUNTO CREATIVO</text:p>
          </table:table-cell>
          <table:table-cell office:value-type="string" calcext:value-type="string">
            <text:p>CAP8</text:p>
          </table:table-cell>
          <table:table-cell table:formula="of:=10^(([.G30]-30)/10)" office:value-type="float" office:value="0.0000000000158489319246111" calcext:value-type="float">
            <text:p>1,58489319246111E-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WifiTelsur_CBGB</text:p>
          </table:table-cell>
          <table:table-cell office:value-type="string" calcext:value-type="string">
            <text:p>CAP8</text:p>
          </table:table-cell>
          <table:table-cell table:formula="of:=10^(([.G31]-30)/10)" office:value-type="float" office:value="0.000000000001" calcext:value-type="float">
            <text:p>1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NORA....</text:p>
          </table:table-cell>
          <table:table-cell office:value-type="string" calcext:value-type="string">
            <text:p>CAP8</text:p>
          </table:table-cell>
          <table:table-cell table:formula="of:=10^(([.G32]-30)/10)" office:value-type="float" office:value="0.00000000000158489319246111" calcext:value-type="float">
            <text:p>1,58489319246111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Casablanca</text:p>
          </table:table-cell>
          <table:table-cell office:value-type="string" calcext:value-type="string">
            <text:p>CAP8</text:p>
          </table:table-cell>
          <table:table-cell table:formula="of:=10^(([.G33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8</text:p>
          </table:table-cell>
          <table:table-cell table:formula="of:=10^(([.G34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8</text:p>
          </table:table-cell>
          <table:table-cell table:formula="of:=10^(([.G35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Melillanca 3</text:p>
          </table:table-cell>
          <table:table-cell office:value-type="string" calcext:value-type="string">
            <text:p>CAP8</text:p>
          </table:table-cell>
          <table:table-cell table:formula="of:=10^(([.G36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WifiTelsur_5G_HHBY2</text:p>
          </table:table-cell>
          <table:table-cell office:value-type="string" calcext:value-type="string">
            <text:p>CAP8</text:p>
          </table:table-cell>
          <table:table-cell table:formula="of:=10^(([.G37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canelos CLIENTE</text:p>
          </table:table-cell>
          <table:table-cell office:value-type="string" calcext:value-type="string">
            <text:p>CAP8</text:p>
          </table:table-cell>
          <table:table-cell table:formula="of:=10^(([.G38]-30)/10)" office:value-type="float" office:value="0.00000000000316227766016838" calcext:value-type="float">
            <text:p>3,16227766016838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Capacitacion</text:p>
          </table:table-cell>
          <table:table-cell office:value-type="string" calcext:value-type="string">
            <text:p>CAP8</text:p>
          </table:table-cell>
          <table:table-cell table:formula="of:=10^(([.G39]-30)/10)" office:value-type="float" office:value="0.00000000000316227766016838" calcext:value-type="float">
            <text:p>3,16227766016838E-1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CLINICA</text:p>
          </table:table-cell>
          <table:table-cell office:value-type="string" calcext:value-type="string">
            <text:p>CAP8</text:p>
          </table:table-cell>
          <table:table-cell table:formula="of:=10^(([.G40]-30)/10)" office:value-type="float" office:value="0.00000000000398107170553497" calcext:value-type="float">
            <text:p>3,98107170553497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VISITAS</text:p>
          </table:table-cell>
          <table:table-cell office:value-type="string" calcext:value-type="string">
            <text:p>CAP8</text:p>
          </table:table-cell>
          <table:table-cell table:formula="of:=10^(([.G41]-30)/10)" office:value-type="float" office:value="0.00000000000398107170553497" calcext:value-type="float">
            <text:p>3,98107170553497E-1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ninakohlyakimovae</text:p>
          </table:table-cell>
          <table:table-cell office:value-type="string" calcext:value-type="string">
            <text:p>CAP8</text:p>
          </table:table-cell>
          <table:table-cell table:formula="of:=10^(([.G42]-30)/10)" office:value-type="float" office:value="0.00000000000398107170553497" calcext:value-type="float">
            <text:p>3,98107170553497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<text:s/>MGT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CORPORATIVA</text:p>
          </table:table-cell>
          <table:table-cell office:value-type="string" calcext:value-type="string">
            <text:p>CAP8</text:p>
          </table:table-cell>
          <table:table-cell table:formula="of:=10^(([.G43]-30)/10)" office:value-type="float" office:value="0.00000000000398107170553497" calcext:value-type="float">
            <text:p>3,98107170553497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<text:s/>404_Not_Found</text:p>
          </table:table-cell>
          <table:table-cell office:value-type="string" calcext:value-type="string">
            <text:p>CAP8</text:p>
          </table:table-cell>
          <table:table-cell table:formula="of:=10^(([.G44]-30)/10)" office:value-type="float" office:value="0.00000000000501187233627272" calcext:value-type="float">
            <text:p>5,01187233627272E-1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<text:s/>Motorola</text:p>
          </table:table-cell>
          <table:table-cell office:value-type="string" calcext:value-type="string">
            <text:p>CAP8</text:p>
          </table:table-cell>
          <table:table-cell table:formula="of:=10^(([.G45]-30)/10)" office:value-type="float" office:value="0.00000000000501187233627272" calcext:value-type="float">
            <text:p>5,01187233627272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MOVISTAR WIFI3279</text:p>
          </table:table-cell>
          <table:table-cell office:value-type="string" calcext:value-type="string">
            <text:p>CAP8</text:p>
          </table:table-cell>
          <table:table-cell table:formula="of:=10^(([.G46]-30)/10)" office:value-type="float" office:value="0.00000000000630957344480194" calcext:value-type="float">
            <text:p>6,30957344480194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WifiTelsur_HEPM_2.4G</text:p>
          </table:table-cell>
          <table:table-cell office:value-type="string" calcext:value-type="string">
            <text:p>CAP8</text:p>
          </table:table-cell>
          <table:table-cell table:formula="of:=10^(([.G47]-30)/10)" office:value-type="float" office:value="0.00000000000630957344480194" calcext:value-type="float">
            <text:p>6,30957344480194E-1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<text:s/>TP-LINK_A56A</text:p>
          </table:table-cell>
          <table:table-cell office:value-type="string" calcext:value-type="string">
            <text:p>CAP8</text:p>
          </table:table-cell>
          <table:table-cell table:formula="of:=10^(([.G48]-30)/10)" office:value-type="float" office:value="0.00000000000794328234724282" calcext:value-type="float">
            <text:p>7,94328234724282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<text:s/>VTR-5833663</text:p>
          </table:table-cell>
          <table:table-cell office:value-type="string" calcext:value-type="string">
            <text:p>CAP8</text:p>
          </table:table-cell>
          <table:table-cell table:formula="of:=10^(([.G49]-30)/10)" office:value-type="float" office:value="0.00000000001" calcext:value-type="float">
            <text:p>1E-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<text:s/>Melillanca1</text:p>
          </table:table-cell>
          <table:table-cell office:value-type="string" calcext:value-type="string">
            <text:p>CAP8</text:p>
          </table:table-cell>
          <table:table-cell table:formula="of:=10^(([.G50]-30)/10)" office:value-type="float" office:value="0.0000000000125892541179417" calcext:value-type="float">
            <text:p>1,25892541179417E-1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<text:s/>NORA....</text:p>
          </table:table-cell>
          <table:table-cell office:value-type="string" calcext:value-type="string">
            <text:p>CAP8</text:p>
          </table:table-cell>
          <table:table-cell table:formula="of:=10^(([.G51]-30)/10)" office:value-type="float" office:value="0.0000000000125892541179417" calcext:value-type="float">
            <text:p>1,25892541179417E-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<text:s/>Funcionario</text:p>
          </table:table-cell>
          <table:table-cell office:value-type="string" calcext:value-type="string">
            <text:p>CAP8</text:p>
          </table:table-cell>
          <table:table-cell table:formula="of:=10^(([.G52]-30)/10)" office:value-type="float" office:value="0.0000000000158489319246111" calcext:value-type="float">
            <text:p>1,58489319246111E-1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<text:s/>Punto Creativo visitas</text:p>
          </table:table-cell>
          <table:table-cell office:value-type="string" calcext:value-type="string">
            <text:p>CAP8</text:p>
          </table:table-cell>
          <table:table-cell table:formula="of:=10^(([.G53]-30)/10)" office:value-type="float" office:value="0.0000000000158489319246111" calcext:value-type="float">
            <text:p>1,58489319246111E-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<text:s/>Visita</text:p>
          </table:table-cell>
          <table:table-cell office:value-type="string" calcext:value-type="string">
            <text:p>CAP8</text:p>
          </table:table-cell>
          <table:table-cell table:formula="of:=10^(([.G54]-30)/10)" office:value-type="float" office:value="0.0000000000199526231496888" calcext:value-type="float">
            <text:p>1,99526231496888E-1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<text:s/>wifitelsur_MANP</text:p>
          </table:table-cell>
          <table:table-cell office:value-type="string" calcext:value-type="string">
            <text:p>CAP8</text:p>
          </table:table-cell>
          <table:table-cell table:formula="of:=10^(([.G55]-30)/10)" office:value-type="float" office:value="0.0000000000199526231496888" calcext:value-type="float">
            <text:p>1,99526231496888E-11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<text:s/>Funcionario</text:p>
          </table:table-cell>
          <table:table-cell office:value-type="string" calcext:value-type="string">
            <text:p>CAP8</text:p>
          </table:table-cell>
          <table:table-cell table:formula="of:=10^(([.G56]-30)/10)" office:value-type="float" office:value="0.0000000000199526231496888" calcext:value-type="float">
            <text:p>1,99526231496888E-11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<text:s/>Visita</text:p>
          </table:table-cell>
          <table:table-cell office:value-type="string" calcext:value-type="string">
            <text:p>CAP8</text:p>
          </table:table-cell>
          <table:table-cell table:formula="of:=10^(([.G57]-30)/10)" office:value-type="float" office:value="0.0000000000251188643150958" calcext:value-type="float">
            <text:p>2,51188643150958E-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<text:s/>VTR-2972846</text:p>
          </table:table-cell>
          <table:table-cell office:value-type="string" calcext:value-type="string">
            <text:p>CAP8</text:p>
          </table:table-cell>
          <table:table-cell table:formula="of:=10^(([.G58]-30)/10)" office:value-type="float" office:value="0.0000000000316227766016838" calcext:value-type="float">
            <text:p>3,16227766016838E-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<text:s/>VTR-8520100</text:p>
          </table:table-cell>
          <table:table-cell office:value-type="string" calcext:value-type="string">
            <text:p>CAP8</text:p>
          </table:table-cell>
          <table:table-cell table:formula="of:=10^(([.G59]-30)/10)" office:value-type="float" office:value="0.0000000000316227766016838" calcext:value-type="float">
            <text:p>3,16227766016838E-1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<text:s/>WIFI-SSV</text:p>
          </table:table-cell>
          <table:table-cell office:value-type="string" calcext:value-type="string">
            <text:p>CAP8</text:p>
          </table:table-cell>
          <table:table-cell table:formula="of:=10^(([.G60]-30)/10)" office:value-type="float" office:value="0.0000000000398107170553497" calcext:value-type="float">
            <text:p>3,98107170553497E-1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<text:s/>wifi_meb</text:p>
          </table:table-cell>
          <table:table-cell office:value-type="string" calcext:value-type="string">
            <text:p>CAP8</text:p>
          </table:table-cell>
          <table:table-cell table:formula="of:=10^(([.G61]-30)/10)" office:value-type="float" office:value="0.0000000000630957344480194" calcext:value-type="float">
            <text:p>6,30957344480194E-11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68" calcext:value-type="float">
            <text:p>-68</text:p>
          </table:table-cell>
          <table:table-cell office:value-type="string" calcext:value-type="string">
            <text:p><text:s/>VTR-2972846</text:p>
          </table:table-cell>
          <table:table-cell office:value-type="string" calcext:value-type="string">
            <text:p>CAP8</text:p>
          </table:table-cell>
          <table:table-cell table:formula="of:=10^(([.G62]-30)/10)" office:value-type="float" office:value="0.000000000158489319246111" calcext:value-type="float">
            <text:p>1,58489319246111E-1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65" calcext:value-type="float">
            <text:p>-65</text:p>
          </table:table-cell>
          <table:table-cell office:value-type="string" calcext:value-type="string">
            <text:p><text:s/>Telsur_WIFI</text:p>
          </table:table-cell>
          <table:table-cell office:value-type="string" calcext:value-type="string">
            <text:p>CAP8</text:p>
          </table:table-cell>
          <table:table-cell table:formula="of:=10^(([.G63]-30)/10)" office:value-type="float" office:value="0.000000000316227766016838" calcext:value-type="float">
            <text:p>3,16227766016838E-1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57" calcext:value-type="float">
            <text:p>-57</text:p>
          </table:table-cell>
          <table:table-cell office:value-type="string" calcext:value-type="string">
            <text:p><text:s/>SmartValdivia</text:p>
          </table:table-cell>
          <table:table-cell office:value-type="string" calcext:value-type="string">
            <text:p>CAP8</text:p>
          </table:table-cell>
          <table:table-cell table:formula="of:=10^(([.G64]-30)/10)" office:value-type="float" office:value="0.00000000199526231496888" calcext:value-type="float">
            <text:p>0,000000002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<text:s/>SmartValdivia</text:p>
          </table:table-cell>
          <table:table-cell office:value-type="string" calcext:value-type="string">
            <text:p>CAP8</text:p>
          </table:table-cell>
          <table:table-cell table:formula="of:=10^(([.G65]-30)/10)" office:value-type="float" office:value="0.00000000630957344480194" calcext:value-type="float">
            <text:p>6,30957344480194E-09</text:p>
          </table:table-cell>
        </table:table-row>
        <table:table-row table:style-name="ro1">
          <table:table-cell table:number-columns-repeated="9"/>
          <table:table-cell table:formula="of:=SUM([.J4:.J65])" office:value-type="float" office:value="0.00000000927890724666694" calcext:value-type="float">
            <text:p>9,27890724666694E-0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ales</text:p>
          </table:table-cell>
          <table:table-cell office:value-type="string" calcext:value-type="string">
            <text:p>usuarios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COUNTIF([.$B$4:.$B$65];[.B69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COUNTIF([.$B$4:.$B$65];[.B70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COUNTIF([.$B$4:.$B$65];[.B71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COUNTIF([.$B$4:.$B$65];[.B72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COUNTIF([.$B$4:.$B$65];[.B7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COUNTIF([.$B$4:.$B$65];[.B74])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COUNTIF([.$B$4:.$B$65];[.B75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COUNTIF([.$B$4:.$B$65];[.B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COUNTIF([.$B$4:.$B$65];[.B77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COUNTIF([.$B$4:.$B$65];[.B78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COUNTIF([.$B$4:.$B$65];[.B79]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COUNTIF([.$B$4:.$B$65];[.B80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COUNTIF([.$B$4:.$B$65];[.B81])" office:value-type="float" office:value="1" calcext:value-type="float">
            <text:p>1</text:p>
          </table:table-cell>
          <table:table-cell table:number-columns-repeated="7"/>
        </table:table-row>
      </table:table>
      <table:table table:name="cap9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/>channel</text:p>
          </table:table-cell>
          <table:table-cell office:value-type="string" calcext:value-type="string">
            <text:p><text:s/>Speed</text:p>
          </table:table-cell>
          <table:table-cell office:value-type="string" calcext:value-type="string">
            <text:p><text:s/>Privacy</text:p>
          </table:table-cell>
          <table:table-cell office:value-type="string" calcext:value-type="string">
            <text:p><text:s/>Cipher</text:p>
          </table:table-cell>
          <table:table-cell office:value-type="string" calcext:value-type="string">
            <text:p><text:s/>Authentication</text:p>
          </table:table-cell>
          <table:table-cell office:value-type="string" calcext:value-type="string">
            <text:p><text:s/>Power</text:p>
          </table:table-cell>
          <table:table-cell office:value-type="string" calcext:value-type="string">
            <text:p><text:s/>ESSI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[W]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WSE</text:p>
          </table:table-cell>
          <table:table-cell office:value-type="string" calcext:value-type="string">
            <text:p>CAP9</text:p>
          </table:table-cell>
          <table:table-cell table:formula="of:=10^(([.G4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WifiTelsur_HHBY2</text:p>
          </table:table-cell>
          <table:table-cell office:value-type="string" calcext:value-type="string">
            <text:p>CAP9</text:p>
          </table:table-cell>
          <table:table-cell table:formula="of:=10^(([.G5]-30)/10)" office:value-type="float" office:value="0.000000000001" calcext:value-type="float">
            <text:p>1E-1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wifitelsur_cabana25G</text:p>
          </table:table-cell>
          <table:table-cell office:value-type="string" calcext:value-type="string">
            <text:p>CAP9</text:p>
          </table:table-cell>
          <table:table-cell table:formula="of:=10^(([.G6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ANTONIA</text:p>
          </table:table-cell>
          <table:table-cell office:value-type="string" calcext:value-type="string">
            <text:p>CAP9</text:p>
          </table:table-cell>
          <table:table-cell table:formula="of:=10^(([.G7]-30)/10)" office:value-type="float" office:value="0.00000000000158489319246111" calcext:value-type="float">
            <text:p>1,58489319246111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<text:s/>Wifi_DNRV</text:p>
          </table:table-cell>
          <table:table-cell office:value-type="string" calcext:value-type="string">
            <text:p>CAP9</text:p>
          </table:table-cell>
          <table:table-cell table:formula="of:=10^(([.G8]-30)/10)" office:value-type="float" office:value="0.000000000000794328234724282" calcext:value-type="float">
            <text:p>7,94328234724282E-1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Soc-Montory</text:p>
          </table:table-cell>
          <table:table-cell office:value-type="string" calcext:value-type="string">
            <text:p>CAP9</text:p>
          </table:table-cell>
          <table:table-cell table:formula="of:=10^(([.G9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93" calcext:value-type="float">
            <text:p>-93</text:p>
          </table:table-cell>
          <table:table-cell office:value-type="string" calcext:value-type="string">
            <text:p><text:s/>NEWEN</text:p>
          </table:table-cell>
          <table:table-cell office:value-type="string" calcext:value-type="string">
            <text:p>CAP9</text:p>
          </table:table-cell>
          <table:table-cell table:formula="of:=10^(([.G10]-30)/10)" office:value-type="float" office:value="0.000000000000501187233627272" calcext:value-type="float">
            <text:p>5,01187233627272E-1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<text:s/>WifiTelsur_DP</text:p>
          </table:table-cell>
          <table:table-cell office:value-type="string" calcext:value-type="string">
            <text:p>CAP9</text:p>
          </table:table-cell>
          <table:table-cell table:formula="of:=10^(([.G11]-30)/10)" office:value-type="float" office:value="0.000000000000630957344480194" calcext:value-type="float">
            <text:p>6,30957344480194E-1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<text:s/>RUSSELL.</text:p>
          </table:table-cell>
          <table:table-cell office:value-type="string" calcext:value-type="string">
            <text:p>CAP9</text:p>
          </table:table-cell>
          <table:table-cell table:formula="of:=10^(([.G12]-30)/10)" office:value-type="float" office:value="0.000000000000794328234724282" calcext:value-type="float">
            <text:p>7,94328234724282E-1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RPENZO</text:p>
          </table:table-cell>
          <table:table-cell office:value-type="string" calcext:value-type="string">
            <text:p>CAP9</text:p>
          </table:table-cell>
          <table:table-cell table:formula="of:=10^(([.G13]-30)/10)" office:value-type="float" office:value="0.000000000001" calcext:value-type="float">
            <text:p>1E-1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wifitelsur_cabana1</text:p>
          </table:table-cell>
          <table:table-cell office:value-type="string" calcext:value-type="string">
            <text:p>CAP9</text:p>
          </table:table-cell>
          <table:table-cell table:formula="of:=10^(([.G14]-30)/10)" office:value-type="float" office:value="0.00000000000125892541179417" calcext:value-type="float">
            <text:p>1,25892541179417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Telsur_CRPS</text:p>
          </table:table-cell>
          <table:table-cell office:value-type="string" calcext:value-type="string">
            <text:p>CAP9</text:p>
          </table:table-cell>
          <table:table-cell table:formula="of:=10^(([.G15]-30)/10)" office:value-type="float" office:value="0.00000000000125892541179417" calcext:value-type="float">
            <text:p>1,25892541179417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TP-LINK_3B65E8</text:p>
          </table:table-cell>
          <table:table-cell office:value-type="string" calcext:value-type="string">
            <text:p>CAP9</text:p>
          </table:table-cell>
          <table:table-cell table:formula="of:=10^(([.G16]-30)/10)" office:value-type="float" office:value="0.00000000000158489319246111" calcext:value-type="float">
            <text:p>1,58489319246111E-1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wifitelsur_MANP</text:p>
          </table:table-cell>
          <table:table-cell office:value-type="string" calcext:value-type="string">
            <text:p>CAP9</text:p>
          </table:table-cell>
          <table:table-cell table:formula="of:=10^(([.G17]-30)/10)" office:value-type="float" office:value="0.00000000000158489319246111" calcext:value-type="float">
            <text:p>1,58489319246111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Wiftelsur_AgustinA</text:p>
          </table:table-cell>
          <table:table-cell office:value-type="string" calcext:value-type="string">
            <text:p>CAP9</text:p>
          </table:table-cell>
          <table:table-cell table:formula="of:=10^(([.G18]-30)/10)" office:value-type="float" office:value="0.00000000000158489319246111" calcext:value-type="float">
            <text:p>1,58489319246111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VTR-0668433</text:p>
          </table:table-cell>
          <table:table-cell office:value-type="string" calcext:value-type="string">
            <text:p>CAP9</text:p>
          </table:table-cell>
          <table:table-cell table:formula="of:=10^(([.G19]-30)/10)" office:value-type="float" office:value="0.00000000000158489319246111" calcext:value-type="float">
            <text:p>1,58489319246111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DIRECT-4409EB01</text:p>
          </table:table-cell>
          <table:table-cell office:value-type="string" calcext:value-type="string">
            <text:p>CAP9</text:p>
          </table:table-cell>
          <table:table-cell table:formula="of:=10^(([.G20]-30)/10)" office:value-type="float" office:value="0.00000000000316227766016838" calcext:value-type="float">
            <text:p>3,16227766016838E-1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wifitelsur_cabana2</text:p>
          </table:table-cell>
          <table:table-cell office:value-type="string" calcext:value-type="string">
            <text:p>CAP9</text:p>
          </table:table-cell>
          <table:table-cell table:formula="of:=10^(([.G21]-30)/10)" office:value-type="float" office:value="0.00000000000398107170553497" calcext:value-type="float">
            <text:p>3,98107170553497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<text:s/>ISIDORA</text:p>
          </table:table-cell>
          <table:table-cell office:value-type="string" calcext:value-type="string">
            <text:p>CAP9</text:p>
          </table:table-cell>
          <table:table-cell table:formula="of:=10^(([.G22]-30)/10)" office:value-type="float" office:value="0.00000000000501187233627272" calcext:value-type="float">
            <text:p>5,01187233627272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PUNTO CREATIVO</text:p>
          </table:table-cell>
          <table:table-cell office:value-type="string" calcext:value-type="string">
            <text:p>CAP9</text:p>
          </table:table-cell>
          <table:table-cell table:formula="of:=10^(([.G23]-30)/10)" office:value-type="float" office:value="0.00000000000630957344480194" calcext:value-type="float">
            <text:p>6,30957344480194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<text:s/>mamá te amo</text:p>
          </table:table-cell>
          <table:table-cell office:value-type="string" calcext:value-type="string">
            <text:p>CAP9</text:p>
          </table:table-cell>
          <table:table-cell table:formula="of:=10^(([.G24]-30)/10)" office:value-type="float" office:value="0.00000000000794328234724282" calcext:value-type="float">
            <text:p>7,94328234724282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<text:s/>Punto Creativo visitas</text:p>
          </table:table-cell>
          <table:table-cell office:value-type="string" calcext:value-type="string">
            <text:p>CAP9</text:p>
          </table:table-cell>
          <table:table-cell table:formula="of:=10^(([.G25]-30)/10)" office:value-type="float" office:value="0.00000000001" calcext:value-type="float">
            <text:p>1E-1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<text:s/>CLINICA</text:p>
          </table:table-cell>
          <table:table-cell office:value-type="string" calcext:value-type="string">
            <text:p>CAP9</text:p>
          </table:table-cell>
          <table:table-cell table:formula="of:=10^(([.G26]-30)/10)" office:value-type="float" office:value="0.00000000001" calcext:value-type="float">
            <text:p>1E-1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<text:s/>wifi_meb</text:p>
          </table:table-cell>
          <table:table-cell office:value-type="string" calcext:value-type="string">
            <text:p>CAP9</text:p>
          </table:table-cell>
          <table:table-cell table:formula="of:=10^(([.G27]-30)/10)" office:value-type="float" office:value="0.0000000000125892541179417" calcext:value-type="float">
            <text:p>1,25892541179417E-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<text:s/>Telsur_WIFI</text:p>
          </table:table-cell>
          <table:table-cell office:value-type="string" calcext:value-type="string">
            <text:p>CAP9</text:p>
          </table:table-cell>
          <table:table-cell table:formula="of:=10^(([.G28]-30)/10)" office:value-type="float" office:value="0.0000000000125892541179417" calcext:value-type="float">
            <text:p>1,25892541179417E-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<text:s/>wifitelsur_lacasita</text:p>
          </table:table-cell>
          <table:table-cell office:value-type="string" calcext:value-type="string">
            <text:p>CAP9</text:p>
          </table:table-cell>
          <table:table-cell table:formula="of:=10^(([.G29]-30)/10)" office:value-type="float" office:value="0.0000000000125892541179417" calcext:value-type="float">
            <text:p>1,25892541179417E-1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<text:s/>FamiliaRosasBahamonde</text:p>
          </table:table-cell>
          <table:table-cell office:value-type="string" calcext:value-type="string">
            <text:p>CAP9</text:p>
          </table:table-cell>
          <table:table-cell table:formula="of:=10^(([.G30]-30)/10)" office:value-type="float" office:value="0.0000000000125892541179417" calcext:value-type="float">
            <text:p>1,25892541179417E-1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<text:s/>VTR-7259770</text:p>
          </table:table-cell>
          <table:table-cell office:value-type="string" calcext:value-type="string">
            <text:p>CAP9</text:p>
          </table:table-cell>
          <table:table-cell table:formula="of:=10^(([.G31]-30)/10)" office:value-type="float" office:value="0.0000000000199526231496888" calcext:value-type="float">
            <text:p>1,99526231496888E-11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<text:s/>SmartValdivia</text:p>
          </table:table-cell>
          <table:table-cell office:value-type="string" calcext:value-type="string">
            <text:p>CAP9</text:p>
          </table:table-cell>
          <table:table-cell table:formula="of:=10^(([.G32]-30)/10)" office:value-type="float" office:value="0.0000000000199526231496888" calcext:value-type="float">
            <text:p>1,99526231496888E-1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<text:s/>NORA....</text:p>
          </table:table-cell>
          <table:table-cell office:value-type="string" calcext:value-type="string">
            <text:p>CAP9</text:p>
          </table:table-cell>
          <table:table-cell table:formula="of:=10^(([.G33]-30)/10)" office:value-type="float" office:value="0.0000000000251188643150958" calcext:value-type="float">
            <text:p>2,51188643150958E-1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<text:s/>Motorola</text:p>
          </table:table-cell>
          <table:table-cell office:value-type="string" calcext:value-type="string">
            <text:p>CAP9</text:p>
          </table:table-cell>
          <table:table-cell table:formula="of:=10^(([.G34]-30)/10)" office:value-type="float" office:value="0.0000000000501187233627272" calcext:value-type="float">
            <text:p>5,01187233627272E-1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<text:s/>NORA....</text:p>
          </table:table-cell>
          <table:table-cell office:value-type="string" calcext:value-type="string">
            <text:p>CAP9</text:p>
          </table:table-cell>
          <table:table-cell table:formula="of:=10^(([.G35]-30)/10)" office:value-type="float" office:value="0.0000000000630957344480194" calcext:value-type="float">
            <text:p>6,30957344480194E-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<text:s/>CAIMAN</text:p>
          </table:table-cell>
          <table:table-cell office:value-type="string" calcext:value-type="string">
            <text:p>CAP9</text:p>
          </table:table-cell>
          <table:table-cell table:formula="of:=10^(([.G36]-30)/10)" office:value-type="float" office:value="0.0000000001" calcext:value-type="float">
            <text:p>1E-1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69" calcext:value-type="float">
            <text:p>-69</text:p>
          </table:table-cell>
          <table:table-cell office:value-type="string" calcext:value-type="string">
            <text:p><text:s/>SmartValdivia</text:p>
          </table:table-cell>
          <table:table-cell office:value-type="string" calcext:value-type="string">
            <text:p>CAP9</text:p>
          </table:table-cell>
          <table:table-cell table:formula="of:=10^(([.G37]-30)/10)" office:value-type="float" office:value="0.000000000125892541179417" calcext:value-type="float">
            <text:p>1,25892541179417E-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EP </text:p>
          </table:table-cell>
          <table:table-cell office:value-type="string" calcext:value-type="string">
            <text:p><text:s/>WEP</text:p>
          </table:table-cell>
          <table:table-cell office:value-type="string" calcext:value-type="string">
            <text:p><text:s text:c="3"/></text:p>
          </table:table-cell>
          <table:table-cell office:value-type="float" office:value="-67" calcext:value-type="float">
            <text:p>-67</text:p>
          </table:table-cell>
          <table:table-cell office:value-type="string" calcext:value-type="string">
            <text:p><text:s/>FAM.N.CARD.1</text:p>
          </table:table-cell>
          <table:table-cell office:value-type="string" calcext:value-type="string">
            <text:p>CAP9</text:p>
          </table:table-cell>
          <table:table-cell table:formula="of:=10^(([.G38]-30)/10)" office:value-type="float" office:value="0.000000000199526231496888" calcext:value-type="float">
            <text:p>1,99526231496888E-1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65" calcext:value-type="float">
            <text:p>-65</text:p>
          </table:table-cell>
          <table:table-cell office:value-type="string" calcext:value-type="string">
            <text:p><text:s/>NORA....</text:p>
          </table:table-cell>
          <table:table-cell office:value-type="string" calcext:value-type="string">
            <text:p>CAP9</text:p>
          </table:table-cell>
          <table:table-cell table:formula="of:=10^(([.G39]-30)/10)" office:value-type="float" office:value="0.000000000316227766016838" calcext:value-type="float">
            <text:p>3,16227766016838E-10</text:p>
          </table:table-cell>
        </table:table-row>
        <table:table-row table:style-name="ro1">
          <table:table-cell table:number-columns-repeated="9"/>
          <table:table-cell table:formula="of:=SUM([.J4:.J39])" office:value-type="float" office:value="0.00000000103883235409559" calcext:value-type="float">
            <text:p>0,00000000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ales</text:p>
          </table:table-cell>
          <table:table-cell office:value-type="string" calcext:value-type="string">
            <text:p>Usuarios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COUNTIF([.$B$3:.$B$39];[.B44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COUNTIF([.$B$3:.$B$39];[.B45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COUNTIF([.$B$3:.$B$39];[.B4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COUNTIF([.$B$3:.$B$39];[.B47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COUNTIF([.$B$3:.$B$39];[.B48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COUNTIF([.$B$3:.$B$39];[.B49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COUNTIF([.$B$3:.$B$39];[.B50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COUNTIF([.$B$3:.$B$39];[.B51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COUNTIF([.$B$3:.$B$39];[.B52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COUNTIF([.$B$3:.$B$39];[.B5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COUNTIF([.$B$3:.$B$39];[.B54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COUNTIF([.$B$3:.$B$39];[.B55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COUNTIF([.$B$3:.$B$39];[.B56])" office:value-type="float" office:value="0" calcext:value-type="float">
            <text:p>0</text:p>
          </table:table-cell>
          <table:table-cell table:number-columns-repeated="7"/>
        </table:table-row>
      </table:table>
      <table:table table:name="cap10" table:style-name="ta1">
        <table:table-column table:style-name="co1" table:number-columns-repeated="7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/>channel</text:p>
          </table:table-cell>
          <table:table-cell office:value-type="string" calcext:value-type="string">
            <text:p><text:s/>Speed</text:p>
          </table:table-cell>
          <table:table-cell office:value-type="string" calcext:value-type="string">
            <text:p><text:s/>Privacy</text:p>
          </table:table-cell>
          <table:table-cell office:value-type="string" calcext:value-type="string">
            <text:p><text:s/>Cipher</text:p>
          </table:table-cell>
          <table:table-cell office:value-type="string" calcext:value-type="string">
            <text:p><text:s/>Authentication</text:p>
          </table:table-cell>
          <table:table-cell office:value-type="string" calcext:value-type="string">
            <text:p><text:s/>Power</text:p>
          </table:table-cell>
          <table:table-cell office:value-type="string" calcext:value-type="string">
            <text:p><text:s/>ESSI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[W]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<text:s/>Telsur_CRPS</text:p>
          </table:table-cell>
          <table:table-cell office:value-type="string" calcext:value-type="string">
            <text:p>CAP10</text:p>
          </table:table-cell>
          <table:table-cell table:formula="of:=10^(([.G4]-30)/10)" office:value-type="float" office:value="0.0000000000630957344480194" calcext:value-type="float">
            <text:p>6,30957344480194E-1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Home</text:p>
          </table:table-cell>
          <table:table-cell office:value-type="string" calcext:value-type="string">
            <text:p>CAP10</text:p>
          </table:table-cell>
          <table:table-cell table:formula="of:=10^(([.G5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WOM-CE4822</text:p>
          </table:table-cell>
          <table:table-cell office:value-type="string" calcext:value-type="string">
            <text:p>CAP10</text:p>
          </table:table-cell>
          <table:table-cell table:formula="of:=10^(([.G6]-30)/10)" office:value-type="float" office:value="0.00000000000158489319246111" calcext:value-type="float">
            <text:p>1,58489319246111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Wiftelsur_AgustinA</text:p>
          </table:table-cell>
          <table:table-cell office:value-type="string" calcext:value-type="string">
            <text:p>CAP10</text:p>
          </table:table-cell>
          <table:table-cell table:formula="of:=10^(([.G7]-30)/10)" office:value-type="float" office:value="0.000000000001" calcext:value-type="float">
            <text:p>1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electrinet2</text:p>
          </table:table-cell>
          <table:table-cell office:value-type="string" calcext:value-type="string">
            <text:p>CAP10</text:p>
          </table:table-cell>
          <table:table-cell table:formula="of:=10^(([.G8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WifiTelsur_EIFSS</text:p>
          </table:table-cell>
          <table:table-cell office:value-type="string" calcext:value-type="string">
            <text:p>CAP10</text:p>
          </table:table-cell>
          <table:table-cell table:formula="of:=10^(([.G9]-30)/10)" office:value-type="float" office:value="0.000000000001" calcext:value-type="float">
            <text:p>1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EP </text:p>
          </table:table-cell>
          <table:table-cell office:value-type="string" calcext:value-type="string">
            <text:p><text:s/>WEP</text:p>
          </table:table-cell>
          <table:table-cell office:value-type="string" calcext:value-type="string">
            <text:p><text:s text:c="3"/>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<text:s/>FAM.N.CARD.1</text:p>
          </table:table-cell>
          <table:table-cell office:value-type="string" calcext:value-type="string">
            <text:p>CAP10</text:p>
          </table:table-cell>
          <table:table-cell table:formula="of:=10^(([.G10]-30)/10)" office:value-type="float" office:value="0.000000000000794328234724282" calcext:value-type="float">
            <text:p>7,94328234724282E-1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WifiTelsur_HHBY2</text:p>
          </table:table-cell>
          <table:table-cell office:value-type="string" calcext:value-type="string">
            <text:p>CAP10</text:p>
          </table:table-cell>
          <table:table-cell table:formula="of:=10^(([.G11]-30)/10)" office:value-type="float" office:value="0.000000000001" calcext:value-type="float">
            <text:p>1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WEP </text:p>
          </table:table-cell>
          <table:table-cell office:value-type="string" calcext:value-type="string">
            <text:p><text:s/>WEP</text:p>
          </table:table-cell>
          <table:table-cell office:value-type="string" calcext:value-type="string">
            <text:p><text:s text:c="3"/>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<text:s/>Rodrigo red</text:p>
          </table:table-cell>
          <table:table-cell office:value-type="string" calcext:value-type="string">
            <text:p>CAP10</text:p>
          </table:table-cell>
          <table:table-cell table:formula="of:=10^(([.G12]-30)/10)" office:value-type="float" office:value="0.000000000000630957344480194" calcext:value-type="float">
            <text:p>6,30957344480194E-1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NORA....</text:p>
          </table:table-cell>
          <table:table-cell office:value-type="string" calcext:value-type="string">
            <text:p>CAP10</text:p>
          </table:table-cell>
          <table:table-cell table:formula="of:=10^(([.G13]-30)/10)" office:value-type="float" office:value="0.000000000001" calcext:value-type="float">
            <text:p>1E-1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la_cava_del_buho</text:p>
          </table:table-cell>
          <table:table-cell office:value-type="string" calcext:value-type="string">
            <text:p>CAP10</text:p>
          </table:table-cell>
          <table:table-cell table:formula="of:=10^(([.G14]-30)/10)" office:value-type="float" office:value="0.000000000001" calcext:value-type="float">
            <text:p>1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Telsur_WIFI</text:p>
          </table:table-cell>
          <table:table-cell office:value-type="string" calcext:value-type="string">
            <text:p>CAP10</text:p>
          </table:table-cell>
          <table:table-cell table:formula="of:=10^(([.G15]-30)/10)" office:value-type="float" office:value="0.00000000000158489319246111" calcext:value-type="float">
            <text:p>1,58489319246111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PUNTO CREATIVO</text:p>
          </table:table-cell>
          <table:table-cell office:value-type="string" calcext:value-type="string">
            <text:p>CAP10</text:p>
          </table:table-cell>
          <table:table-cell table:formula="of:=10^(([.G16]-30)/10)" office:value-type="float" office:value="0.00000000000158489319246111" calcext:value-type="float">
            <text:p>1,58489319246111E-1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GOMEZ</text:p>
          </table:table-cell>
          <table:table-cell office:value-type="string" calcext:value-type="string">
            <text:p>CAP10</text:p>
          </table:table-cell>
          <table:table-cell table:formula="of:=10^(([.G17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Melillanca1</text:p>
          </table:table-cell>
          <table:table-cell office:value-type="string" calcext:value-type="string">
            <text:p>CAP10</text:p>
          </table:table-cell>
          <table:table-cell table:formula="of:=10^(([.G18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WSE</text:p>
          </table:table-cell>
          <table:table-cell office:value-type="string" calcext:value-type="string">
            <text:p>CAP10</text:p>
          </table:table-cell>
          <table:table-cell table:formula="of:=10^(([.G19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Punto Creativo visitas</text:p>
          </table:table-cell>
          <table:table-cell office:value-type="string" calcext:value-type="string">
            <text:p>CAP10</text:p>
          </table:table-cell>
          <table:table-cell table:formula="of:=10^(([.G20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SmartValdivia</text:p>
          </table:table-cell>
          <table:table-cell office:value-type="string" calcext:value-type="string">
            <text:p>CAP10</text:p>
          </table:table-cell>
          <table:table-cell table:formula="of:=10^(([.G21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NEWEN</text:p>
          </table:table-cell>
          <table:table-cell office:value-type="string" calcext:value-type="string">
            <text:p>CAP10</text:p>
          </table:table-cell>
          <table:table-cell table:formula="of:=10^(([.G22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canelos CLIENTE</text:p>
          </table:table-cell>
          <table:table-cell office:value-type="string" calcext:value-type="string">
            <text:p>CAP10</text:p>
          </table:table-cell>
          <table:table-cell table:formula="of:=10^(([.G23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WifiTelsur_CASAAB</text:p>
          </table:table-cell>
          <table:table-cell office:value-type="string" calcext:value-type="string">
            <text:p>CAP10</text:p>
          </table:table-cell>
          <table:table-cell table:formula="of:=10^(([.G24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SmartValdivia</text:p>
          </table:table-cell>
          <table:table-cell office:value-type="string" calcext:value-type="string">
            <text:p>CAP10</text:p>
          </table:table-cell>
          <table:table-cell table:formula="of:=10^(([.G25]-30)/10)" office:value-type="float" office:value="0.00000000000316227766016838" calcext:value-type="float">
            <text:p>3,16227766016838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<text:s/>Soc-Montory</text:p>
          </table:table-cell>
          <table:table-cell office:value-type="string" calcext:value-type="string">
            <text:p>CAP10</text:p>
          </table:table-cell>
          <table:table-cell table:formula="of:=10^(([.G26]-30)/10)" office:value-type="float" office:value="0.00000000000501187233627272" calcext:value-type="float">
            <text:p>5,01187233627272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VTR-7448158</text:p>
          </table:table-cell>
          <table:table-cell office:value-type="string" calcext:value-type="string">
            <text:p>CAP10</text:p>
          </table:table-cell>
          <table:table-cell table:formula="of:=10^(([.G27]-30)/10)" office:value-type="float" office:value="0.00000000000630957344480194" calcext:value-type="float">
            <text:p>6,30957344480194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<text:s/>WSE</text:p>
          </table:table-cell>
          <table:table-cell office:value-type="string" calcext:value-type="string">
            <text:p>CAP10</text:p>
          </table:table-cell>
          <table:table-cell table:formula="of:=10^(([.G28]-30)/10)" office:value-type="float" office:value="0.00000000000794328234724282" calcext:value-type="float">
            <text:p>7,94328234724282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<text:s/>C_MONTORY</text:p>
          </table:table-cell>
          <table:table-cell office:value-type="string" calcext:value-type="string">
            <text:p>CAP10</text:p>
          </table:table-cell>
          <table:table-cell table:formula="of:=10^(([.G29]-30)/10)" office:value-type="float" office:value="0.00000000000794328234724282" calcext:value-type="float">
            <text:p>7,94328234724282E-1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<text:s/>WifiTelsur_DP</text:p>
          </table:table-cell>
          <table:table-cell office:value-type="string" calcext:value-type="string">
            <text:p>CAP10</text:p>
          </table:table-cell>
          <table:table-cell table:formula="of:=10^(([.G30]-30)/10)" office:value-type="float" office:value="0.00000000001" calcext:value-type="float">
            <text:p>1E-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<text:s/>ISIDORA</text:p>
          </table:table-cell>
          <table:table-cell office:value-type="string" calcext:value-type="string">
            <text:p>CAP10</text:p>
          </table:table-cell>
          <table:table-cell table:formula="of:=10^(([.G31]-30)/10)" office:value-type="float" office:value="0.0000000000125892541179417" calcext:value-type="float">
            <text:p>1,25892541179417E-1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<text:s/>FamiliaRosasBahamonde</text:p>
          </table:table-cell>
          <table:table-cell office:value-type="string" calcext:value-type="string">
            <text:p>CAP10</text:p>
          </table:table-cell>
          <table:table-cell table:formula="of:=10^(([.G32]-30)/10)" office:value-type="float" office:value="0.0000000000125892541179417" calcext:value-type="float">
            <text:p>1,25892541179417E-1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<text:s/>wifitelsur_cabana1</text:p>
          </table:table-cell>
          <table:table-cell office:value-type="string" calcext:value-type="string">
            <text:p>CAP10</text:p>
          </table:table-cell>
          <table:table-cell table:formula="of:=10^(([.G33]-30)/10)" office:value-type="float" office:value="0.0000000000251188643150958" calcext:value-type="float">
            <text:p>2,51188643150958E-1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<text:s/>wifitelsur_cabana25G</text:p>
          </table:table-cell>
          <table:table-cell office:value-type="string" calcext:value-type="string">
            <text:p>CAP10</text:p>
          </table:table-cell>
          <table:table-cell table:formula="of:=10^(([.G34]-30)/10)" office:value-type="float" office:value="0.0000000000251188643150958" calcext:value-type="float">
            <text:p>2,51188643150958E-1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<text:s/>VTR-7259770</text:p>
          </table:table-cell>
          <table:table-cell office:value-type="string" calcext:value-type="string">
            <text:p>CAP10</text:p>
          </table:table-cell>
          <table:table-cell table:formula="of:=10^(([.G35]-30)/10)" office:value-type="float" office:value="0.0000000000501187233627272" calcext:value-type="float">
            <text:p>5,01187233627272E-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<text:s/>wifitelsur_lacasita</text:p>
          </table:table-cell>
          <table:table-cell office:value-type="string" calcext:value-type="string">
            <text:p>CAP10</text:p>
          </table:table-cell>
          <table:table-cell table:formula="of:=10^(([.G36]-30)/10)" office:value-type="float" office:value="0.0000000000630957344480194" calcext:value-type="float">
            <text:p>6,30957344480194E-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68" calcext:value-type="float">
            <text:p>-68</text:p>
          </table:table-cell>
          <table:table-cell office:value-type="string" calcext:value-type="string">
            <text:p><text:s/>CAIMAN</text:p>
          </table:table-cell>
          <table:table-cell office:value-type="string" calcext:value-type="string">
            <text:p>CAP10</text:p>
          </table:table-cell>
          <table:table-cell table:formula="of:=10^(([.G37]-30)/10)" office:value-type="float" office:value="0.000000000158489319246111" calcext:value-type="float">
            <text:p>1,58489319246111E-1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66" calcext:value-type="float">
            <text:p>-66</text:p>
          </table:table-cell>
          <table:table-cell office:value-type="string" calcext:value-type="string">
            <text:p><text:s/>wifitelsur_cabana2</text:p>
          </table:table-cell>
          <table:table-cell office:value-type="string" calcext:value-type="string">
            <text:p>CAP10</text:p>
          </table:table-cell>
          <table:table-cell table:formula="of:=10^(([.G38]-30)/10)" office:value-type="float" office:value="0.000000000251188643150958" calcext:value-type="float">
            <text:p>2,51188643150958E-10</text:p>
          </table:table-cell>
        </table:table-row>
        <table:table-row table:style-name="ro1">
          <table:table-cell table:number-columns-repeated="9"/>
          <table:table-cell table:formula="of:=SUM([.J4:.J38])" office:value-type="float" office:value="0.000000000737556885012782" calcext:value-type="float">
            <text:p>7,37556885012782E-1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ales</text:p>
          </table:table-cell>
          <table:table-cell office:value-type="string" calcext:value-type="string">
            <text:p>Usuarios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COUNTIF([.$B$4:.$B$38];[.B42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COUNTIF([.$B$4:.$B$38];[.B4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COUNTIF([.$B$4:.$B$38];[.B44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COUNTIF([.$B$4:.$B$38];[.B45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COUNTIF([.$B$4:.$B$38];[.B4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COUNTIF([.$B$4:.$B$38];[.B47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COUNTIF([.$B$4:.$B$38];[.B48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COUNTIF([.$B$4:.$B$38];[.B49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COUNTIF([.$B$4:.$B$38];[.B50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COUNTIF([.$B$4:.$B$38];[.B51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COUNTIF([.$B$4:.$B$38];[.B52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COUNTIF([.$B$4:.$B$38];[.B53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COUNTIF([.$B$4:.$B$38];[.B54])" office:value-type="float" office:value="0" calcext:value-type="float">
            <text:p>0</text:p>
          </table:table-cell>
          <table:table-cell table:number-columns-repeated="7"/>
        </table:table-row>
      </table:table>
      <table:table table:name="cap 11" table:style-name="ta1">
        <table:table-column table:style-name="co1" table:number-columns-repeated="7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/>channel</text:p>
          </table:table-cell>
          <table:table-cell office:value-type="string" calcext:value-type="string">
            <text:p><text:s/>Speed</text:p>
          </table:table-cell>
          <table:table-cell office:value-type="string" calcext:value-type="string">
            <text:p><text:s/>Privacy</text:p>
          </table:table-cell>
          <table:table-cell office:value-type="string" calcext:value-type="string">
            <text:p><text:s/>Cipher</text:p>
          </table:table-cell>
          <table:table-cell office:value-type="string" calcext:value-type="string">
            <text:p><text:s/>Authentication</text:p>
          </table:table-cell>
          <table:table-cell office:value-type="string" calcext:value-type="string">
            <text:p><text:s/>Power</text:p>
          </table:table-cell>
          <table:table-cell office:value-type="string" calcext:value-type="string">
            <text:p><text:s/>ESSI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[W]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STEFANY86</text:p>
          </table:table-cell>
          <table:table-cell office:value-type="string" calcext:value-type="string">
            <text:p>CAP11</text:p>
          </table:table-cell>
          <table:table-cell table:formula="of:=10^(([.G4]-30)/10)" office:value-type="float" office:value="0.00000000000316227766016838" calcext:value-type="float">
            <text:p>3,16227766016838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VTR-7067395</text:p>
          </table:table-cell>
          <table:table-cell office:value-type="string" calcext:value-type="string">
            <text:p>CAP11</text:p>
          </table:table-cell>
          <table:table-cell table:formula="of:=10^(([.G5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<text:s/>C_MONTORY</text:p>
          </table:table-cell>
          <table:table-cell office:value-type="string" calcext:value-type="string">
            <text:p>CAP11</text:p>
          </table:table-cell>
          <table:table-cell table:formula="of:=10^(([.G6]-30)/10)" office:value-type="float" office:value="0.000000000000794328234724282" calcext:value-type="float">
            <text:p>7,94328234724282E-1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<text:s/>electrinet2</text:p>
          </table:table-cell>
          <table:table-cell office:value-type="string" calcext:value-type="string">
            <text:p>CAP11</text:p>
          </table:table-cell>
          <table:table-cell table:formula="of:=10^(([.G7]-30)/10)" office:value-type="float" office:value="0.000000000000630957344480194" calcext:value-type="float">
            <text:p>6,30957344480194E-1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WIFI_LAVET</text:p>
          </table:table-cell>
          <table:table-cell office:value-type="string" calcext:value-type="string">
            <text:p>CAP11</text:p>
          </table:table-cell>
          <table:table-cell table:formula="of:=10^(([.G8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PUNTO CREATIVO</text:p>
          </table:table-cell>
          <table:table-cell office:value-type="string" calcext:value-type="string">
            <text:p>CAP11</text:p>
          </table:table-cell>
          <table:table-cell table:formula="of:=10^(([.G9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<text:s/>Telsur_CRPS</text:p>
          </table:table-cell>
          <table:table-cell office:value-type="string" calcext:value-type="string">
            <text:p>CAP11</text:p>
          </table:table-cell>
          <table:table-cell table:formula="of:=10^(([.G10]-30)/10)" office:value-type="float" office:value="0.000000000000794328234724282" calcext:value-type="float">
            <text:p>7,94328234724282E-1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DIRECT-C3-HP DeskJet 4670 series</text:p>
          </table:table-cell>
          <table:table-cell office:value-type="string" calcext:value-type="string">
            <text:p>CAP11</text:p>
          </table:table-cell>
          <table:table-cell table:formula="of:=10^(([.G11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<text:s/>WifiTelsur_CASAAB</text:p>
          </table:table-cell>
          <table:table-cell office:value-type="string" calcext:value-type="string">
            <text:p>CAP11</text:p>
          </table:table-cell>
          <table:table-cell table:formula="of:=10^(([.G12]-30)/10)" office:value-type="float" office:value="0.000000000000794328234724282" calcext:value-type="float">
            <text:p>7,94328234724282E-1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WifiTelsur_MAVM</text:p>
          </table:table-cell>
          <table:table-cell office:value-type="string" calcext:value-type="string">
            <text:p>CAP11</text:p>
          </table:table-cell>
          <table:table-cell table:formula="of:=10^(([.G13]-30)/10)" office:value-type="float" office:value="0.00000000000158489319246111" calcext:value-type="float">
            <text:p>1,58489319246111E-1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Molegavi</text:p>
          </table:table-cell>
          <table:table-cell office:value-type="string" calcext:value-type="string">
            <text:p>CAP11</text:p>
          </table:table-cell>
          <table:table-cell table:formula="of:=10^(([.G14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<text:s/>WifiTelsur_HHBY2</text:p>
          </table:table-cell>
          <table:table-cell office:value-type="string" calcext:value-type="string">
            <text:p>CAP11</text:p>
          </table:table-cell>
          <table:table-cell table:formula="of:=10^(([.G15]-30)/10)" office:value-type="float" office:value="0.000000000001" calcext:value-type="float">
            <text:p>1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Yordiytabi</text:p>
          </table:table-cell>
          <table:table-cell office:value-type="string" calcext:value-type="string">
            <text:p>CAP11</text:p>
          </table:table-cell>
          <table:table-cell table:formula="of:=10^(([.G16]-30)/10)" office:value-type="float" office:value="0.00000000000630957344480194" calcext:value-type="float">
            <text:p>6,30957344480194E-1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<text:s/>NEWEN</text:p>
          </table:table-cell>
          <table:table-cell office:value-type="string" calcext:value-type="string">
            <text:p>CAP11</text:p>
          </table:table-cell>
          <table:table-cell table:formula="of:=10^(([.G17]-30)/10)" office:value-type="float" office:value="0.000000000000630957344480194" calcext:value-type="float">
            <text:p>6,30957344480194E-1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<text:s/>wificasa</text:p>
          </table:table-cell>
          <table:table-cell office:value-type="string" calcext:value-type="string">
            <text:p>CAP11</text:p>
          </table:table-cell>
          <table:table-cell table:formula="of:=10^(([.G18]-30)/10)" office:value-type="float" office:value="0.00000000000125892541179417" calcext:value-type="float">
            <text:p>1,25892541179417E-1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<text:s/>FamiliaRosasBahamonde</text:p>
          </table:table-cell>
          <table:table-cell office:value-type="string" calcext:value-type="string">
            <text:p>CAP11</text:p>
          </table:table-cell>
          <table:table-cell table:formula="of:=10^(([.G19]-30)/10)" office:value-type="float" office:value="0.00000000000158489319246111" calcext:value-type="float">
            <text:p>1,58489319246111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SALA PROFESORES</text:p>
          </table:table-cell>
          <table:table-cell office:value-type="string" calcext:value-type="string">
            <text:p>CAP11</text:p>
          </table:table-cell>
          <table:table-cell table:formula="of:=10^(([.G20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wifitelsur_Cabaña</text:p>
          </table:table-cell>
          <table:table-cell office:value-type="string" calcext:value-type="string">
            <text:p>CAP11</text:p>
          </table:table-cell>
          <table:table-cell table:formula="of:=10^(([.G21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<text:s/>SmartValdivia</text:p>
          </table:table-cell>
          <table:table-cell office:value-type="string" calcext:value-type="string">
            <text:p>CAP11</text:p>
          </table:table-cell>
          <table:table-cell table:formula="of:=10^(([.G22]-30)/10)" office:value-type="float" office:value="0.00000000000199526231496888" calcext:value-type="float">
            <text:p>1,99526231496888E-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Telsur_WIFI</text:p>
          </table:table-cell>
          <table:table-cell office:value-type="string" calcext:value-type="string">
            <text:p>CAP11</text:p>
          </table:table-cell>
          <table:table-cell table:formula="of:=10^(([.G23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<text:s/>VTR-0425039</text:p>
          </table:table-cell>
          <table:table-cell office:value-type="string" calcext:value-type="string">
            <text:p>CAP11</text:p>
          </table:table-cell>
          <table:table-cell table:formula="of:=10^(([.G24]-30)/10)" office:value-type="float" office:value="0.00000000000251188643150958" calcext:value-type="float">
            <text:p>2,51188643150958E-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OPN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3"/>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<text:s/>Punto Creativo visitas</text:p>
          </table:table-cell>
          <table:table-cell office:value-type="string" calcext:value-type="string">
            <text:p>CAP11</text:p>
          </table:table-cell>
          <table:table-cell table:formula="of:=10^(([.G25]-30)/10)" office:value-type="float" office:value="0.00000000000316227766016838" calcext:value-type="float">
            <text:p>3,16227766016838E-12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CELESTE-5G</text:p>
          </table:table-cell>
          <table:table-cell office:value-type="string" calcext:value-type="string">
            <text:p>CAP11</text:p>
          </table:table-cell>
          <table:table-cell table:formula="of:=10^(([.G26]-30)/10)" office:value-type="float" office:value="0.00000000000398107170553497" calcext:value-type="float">
            <text:p>3,98107170553497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<text:s/>hugo</text:p>
          </table:table-cell>
          <table:table-cell office:value-type="string" calcext:value-type="string">
            <text:p>CAP11</text:p>
          </table:table-cell>
          <table:table-cell table:formula="of:=10^(([.G27]-30)/10)" office:value-type="float" office:value="0.00000000000398107170553497" calcext:value-type="float">
            <text:p>3,98107170553497E-12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VTR-7259770</text:p>
          </table:table-cell>
          <table:table-cell office:value-type="string" calcext:value-type="string">
            <text:p>CAP11</text:p>
          </table:table-cell>
          <table:table-cell table:formula="of:=10^(([.G28]-30)/10)" office:value-type="float" office:value="0.00000000000630957344480194" calcext:value-type="float">
            <text:p>6,30957344480194E-1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GOMEZ</text:p>
          </table:table-cell>
          <table:table-cell office:value-type="string" calcext:value-type="string">
            <text:p>CAP11</text:p>
          </table:table-cell>
          <table:table-cell table:formula="of:=10^(([.G29]-30)/10)" office:value-type="float" office:value="0.00000000000630957344480194" calcext:value-type="float">
            <text:p>6,30957344480194E-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WOM-CE4822</text:p>
          </table:table-cell>
          <table:table-cell office:value-type="string" calcext:value-type="string">
            <text:p>CAP11</text:p>
          </table:table-cell>
          <table:table-cell table:formula="of:=10^(([.G30]-30)/10)" office:value-type="float" office:value="0.00000000000630957344480194" calcext:value-type="float">
            <text:p>6,30957344480194E-1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<text:s/>wifitelsur_cabana2</text:p>
          </table:table-cell>
          <table:table-cell office:value-type="string" calcext:value-type="string">
            <text:p>CAP11</text:p>
          </table:table-cell>
          <table:table-cell table:formula="of:=10^(([.G31]-30)/10)" office:value-type="float" office:value="0.00000000000630957344480194" calcext:value-type="float">
            <text:p>6,30957344480194E-1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<text:s/>WifiTelsur_DP</text:p>
          </table:table-cell>
          <table:table-cell office:value-type="string" calcext:value-type="string">
            <text:p>CAP11</text:p>
          </table:table-cell>
          <table:table-cell table:formula="of:=10^(([.G32]-30)/10)" office:value-type="float" office:value="0.00000000001" calcext:value-type="float">
            <text:p>1E-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 </text:p>
          </table:table-cell>
          <table:table-cell office:value-type="string" calcext:value-type="string">
            <text:p><text:s/>TKIP</text:p>
          </table:table-cell>
          <table:table-cell office:value-type="string" calcext:value-type="string">
            <text:p>PSK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<text:s/>Wifi_DNRV</text:p>
          </table:table-cell>
          <table:table-cell office:value-type="string" calcext:value-type="string">
            <text:p>CAP11</text:p>
          </table:table-cell>
          <table:table-cell table:formula="of:=10^(([.G33]-30)/10)" office:value-type="float" office:value="0.00000000001" calcext:value-type="float">
            <text:p>1E-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<text:s/>VTR-7448158</text:p>
          </table:table-cell>
          <table:table-cell office:value-type="string" calcext:value-type="string">
            <text:p>CAP11</text:p>
          </table:table-cell>
          <table:table-cell table:formula="of:=10^(([.G34]-30)/10)" office:value-type="float" office:value="0.0000000000125892541179417" calcext:value-type="float">
            <text:p>1,25892541179417E-1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<text:s/>wifitelsur_cabana1</text:p>
          </table:table-cell>
          <table:table-cell office:value-type="string" calcext:value-type="string">
            <text:p>CAP11</text:p>
          </table:table-cell>
          <table:table-cell table:formula="of:=10^(([.G35]-30)/10)" office:value-type="float" office:value="0.0000000000316227766016838" calcext:value-type="float">
            <text:p>3,16227766016838E-1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WPA 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<text:s/>VTR-7259770</text:p>
          </table:table-cell>
          <table:table-cell office:value-type="string" calcext:value-type="string">
            <text:p>CAP11</text:p>
          </table:table-cell>
          <table:table-cell table:formula="of:=10^(([.G36]-30)/10)" office:value-type="float" office:value="0.0000000000794328234724282" calcext:value-type="float">
            <text:p>7,94328234724282E-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<text:s/>CAIMAN</text:p>
          </table:table-cell>
          <table:table-cell office:value-type="string" calcext:value-type="string">
            <text:p>CAP11</text:p>
          </table:table-cell>
          <table:table-cell table:formula="of:=10^(([.G37]-30)/10)" office:value-type="float" office:value="0.0000000000794328234724282" calcext:value-type="float">
            <text:p>7,94328234724282E-1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67" calcext:value-type="float">
            <text:p>-67</text:p>
          </table:table-cell>
          <table:table-cell office:value-type="string" calcext:value-type="string">
            <text:p><text:s/>ANTONIA</text:p>
          </table:table-cell>
          <table:table-cell office:value-type="string" calcext:value-type="string">
            <text:p>CAP11</text:p>
          </table:table-cell>
          <table:table-cell table:formula="of:=10^(([.G38]-30)/10)" office:value-type="float" office:value="0.000000000199526231496888" calcext:value-type="float">
            <text:p>1,99526231496888E-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 TKIP</text:p>
          </table:table-cell>
          <table:table-cell office:value-type="string" calcext:value-type="string">
            <text:p>PSK</text:p>
          </table:table-cell>
          <table:table-cell office:value-type="float" office:value="-66" calcext:value-type="float">
            <text:p>-66</text:p>
          </table:table-cell>
          <table:table-cell office:value-type="string" calcext:value-type="string">
            <text:p><text:s/>wifitelsur_lacasita</text:p>
          </table:table-cell>
          <table:table-cell office:value-type="string" calcext:value-type="string">
            <text:p>CAP11</text:p>
          </table:table-cell>
          <table:table-cell table:formula="of:=10^(([.G39]-30)/10)" office:value-type="float" office:value="0.000000000251188643150958" calcext:value-type="float">
            <text:p>2,51188643150958E-1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WPA2</text:p>
          </table:table-cell>
          <table:table-cell office:value-type="string" calcext:value-type="string">
            <text:p><text:s/>CCMP</text:p>
          </table:table-cell>
          <table:table-cell office:value-type="string" calcext:value-type="string">
            <text:p>PSK</text:p>
          </table:table-cell>
          <table:table-cell office:value-type="float" office:value="-61" calcext:value-type="float">
            <text:p>-61</text:p>
          </table:table-cell>
          <table:table-cell office:value-type="string" calcext:value-type="string">
            <text:p><text:s/>ISIDORA</text:p>
          </table:table-cell>
          <table:table-cell office:value-type="string" calcext:value-type="string">
            <text:p>CAP11</text:p>
          </table:table-cell>
          <table:table-cell table:formula="of:=10^(([.G40]-30)/10)" office:value-type="float" office:value="0.000000000794328234724282" calcext:value-type="float">
            <text:p>7,94328234724282E-10</text:p>
          </table:table-cell>
        </table:table-row>
        <table:table-row table:style-name="ro1">
          <table:table-cell table:number-columns-repeated="9"/>
          <table:table-cell table:formula="of:=SUM([.J4:.J40])" office:value-type="float" office:value="0.00000000154659795614735" calcext:value-type="float">
            <text:p>1,54659795614735E-0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ales</text:p>
          </table:table-cell>
          <table:table-cell office:value-type="string" calcext:value-type="string">
            <text:p>Usuarios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COUNTIF([.$B$4:.$B$40];[.B44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COUNTIF([.$B$4:.$B$40];[.B45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COUNTIF([.$B$4:.$B$40];[.B4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COUNTIF([.$B$4:.$B$40];[.B47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COUNTIF([.$B$4:.$B$40];[.B48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COUNTIF([.$B$4:.$B$40];[.B49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COUNTIF([.$B$4:.$B$40];[.B50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COUNTIF([.$B$4:.$B$40];[.B51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COUNTIF([.$B$4:.$B$40];[.B52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COUNTIF([.$B$4:.$B$40];[.B53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COUNTIF([.$B$4:.$B$40];[.B54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COUNTIF([.$B$4:.$B$40];[.B55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COUNTIF([.$B$4:.$B$40];[.B56])" office:value-type="float" office:value="0" calcext:value-type="float">
            <text:p>0</text:p>
          </table:table-cell>
          <table:table-cell table:number-columns-repeated="7"/>
        </table:table-row>
      </table:table>
      <table:table table:name="Grafico Canales" table:style-name="ta1">
        <table:shapes>
          <draw:frame draw:z-index="0" draw:style-name="gr1" draw:text-style-name="P1" svg:width="311.68mm" svg:height="162.82mm" svg:x="21.49mm" svg:y="81.27mm">
            <loext:p draw:notify-on-update-of-ranges="'Grafico Canales'.C3:'Grafico Canales'.M3 'Grafico Canales'.C4:'Grafico Canales'.M4 'Grafico Canales'.C3:'Grafico Canales'.M3 'Grafico Canales'.C5:'Grafico Canales'.M5 'Grafico Canales'.C3:'Grafico Canales'.M3 'Grafico Canales'.C6:'Grafico Canales'.M6 'Grafico Canales'.C3:'Grafico Canales'.M3 'Grafico Canales'.C7:'Grafico Canales'.M7 'Grafico Canales'.C3:'Grafico Canales'.M3 'Grafico Canales'.C8:'Grafico Canales'.M8 'Grafico Canales'.C3:'Grafico Canales'.M3 'Grafico Canales'.C9:'Grafico Canales'.M9 'Grafico Canales'.C3:'Grafico Canales'.M3 'Grafico Canales'.C10:'Grafico Canales'.M10 'Grafico Canales'.C3:'Grafico Canales'.M3 'Grafico Canales'.C11:'Grafico Canales'.M11 'Grafico Canales'.C3:'Grafico Canales'.M3 'Grafico Canales'.C12:'Grafico Canales'.M12 'Grafico Canales'.C3:'Grafico Canales'.M3 'Grafico Canales'.C13:'Grafico Canales'.M13 'Grafico Canales'.C3:'Grafico Canales'.M3 'Grafico Canales'.C14:'Grafico Canales'.M14 'Grafico Canales'.C3:'Grafico Canales'.M3 'Grafico Canales'.C15:'Grafico Canales'.M15 'Grafico Canales'.C3:'Grafico Canales'.M3 'Grafico Canales'.C16:'Grafico Canales'.M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Canales</text:p>
          </table:table-cell>
          <table:table-cell office:value-type="string" calcext:value-type="string">
            <text:p>Nodo 1</text:p>
          </table:table-cell>
          <table:table-cell office:value-type="string" calcext:value-type="string">
            <text:p>Nodo 2</text:p>
          </table:table-cell>
          <table:table-cell office:value-type="string" calcext:value-type="string">
            <text:p>Nodo 3</text:p>
          </table:table-cell>
          <table:table-cell office:value-type="string" calcext:value-type="string">
            <text:p>Nodo 4</text:p>
          </table:table-cell>
          <table:table-cell office:value-type="string" calcext:value-type="string">
            <text:p>Nodo 5</text:p>
          </table:table-cell>
          <table:table-cell office:value-type="string" calcext:value-type="string">
            <text:p>Nodo 6</text:p>
          </table:table-cell>
          <table:table-cell office:value-type="string" calcext:value-type="string">
            <text:p>Nodo 7</text:p>
          </table:table-cell>
          <table:table-cell office:value-type="string" calcext:value-type="string">
            <text:p>Nodo 8</text:p>
          </table:table-cell>
          <table:table-cell office:value-type="string" calcext:value-type="string">
            <text:p>Nodo 9</text:p>
          </table:table-cell>
          <table:table-cell office:value-type="string" calcext:value-type="string">
            <text:p>Nodo 10</text:p>
          </table:table-cell>
          <table:table-cell office:value-type="string" calcext:value-type="string">
            <text:p>Nodo 11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[cap1.C51]" office:value-type="float" office:value="0" calcext:value-type="float">
            <text:p>0</text:p>
          </table:table-cell>
          <table:table-cell table:formula="of:=[cap2.C53]" office:value-type="float" office:value="0" calcext:value-type="float">
            <text:p>0</text:p>
          </table:table-cell>
          <table:table-cell table:formula="of:=[cap3.C59]" office:value-type="float" office:value="0" calcext:value-type="float">
            <text:p>0</text:p>
          </table:table-cell>
          <table:table-cell table:formula="of:=[cap4.C54]" office:value-type="float" office:value="1" calcext:value-type="float">
            <text:p>1</text:p>
          </table:table-cell>
          <table:table-cell table:formula="of:=[cap5.C64]" office:value-type="float" office:value="1" calcext:value-type="float">
            <text:p>1</text:p>
          </table:table-cell>
          <table:table-cell table:formula="of:=[cap6.C56]" office:value-type="float" office:value="3" calcext:value-type="float">
            <text:p>3</text:p>
          </table:table-cell>
          <table:table-cell table:formula="of:=[cap7.C70]" office:value-type="float" office:value="3" calcext:value-type="float">
            <text:p>3</text:p>
          </table:table-cell>
          <table:table-cell table:formula="of:=[cap8.C69]" office:value-type="float" office:value="3" calcext:value-type="float">
            <text:p>3</text:p>
          </table:table-cell>
          <table:table-cell table:formula="of:=[cap9.C44]" office:value-type="float" office:value="1" calcext:value-type="float">
            <text:p>1</text:p>
          </table:table-cell>
          <table:table-cell table:formula="of:=[cap10.C42]" office:value-type="float" office:value="1" calcext:value-type="float">
            <text:p>1</text:p>
          </table:table-cell>
          <table:table-cell table:formula="of:=['cap 11'.C4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cap1.C52]" office:value-type="float" office:value="12" calcext:value-type="float">
            <text:p>12</text:p>
          </table:table-cell>
          <table:table-cell table:formula="of:=[cap2.C54]" office:value-type="float" office:value="20" calcext:value-type="float">
            <text:p>20</text:p>
          </table:table-cell>
          <table:table-cell table:formula="of:=[cap3.C60]" office:value-type="float" office:value="18" calcext:value-type="float">
            <text:p>18</text:p>
          </table:table-cell>
          <table:table-cell table:formula="of:=[cap4.C55]" office:value-type="float" office:value="12" calcext:value-type="float">
            <text:p>12</text:p>
          </table:table-cell>
          <table:table-cell table:formula="of:=[cap5.C65]" office:value-type="float" office:value="16" calcext:value-type="float">
            <text:p>16</text:p>
          </table:table-cell>
          <table:table-cell table:formula="of:=[cap6.C57]" office:value-type="float" office:value="9" calcext:value-type="float">
            <text:p>9</text:p>
          </table:table-cell>
          <table:table-cell table:formula="of:=[cap7.C71]" office:value-type="float" office:value="18" calcext:value-type="float">
            <text:p>18</text:p>
          </table:table-cell>
          <table:table-cell table:formula="of:=[cap8.C70]" office:value-type="float" office:value="0" calcext:value-type="float">
            <text:p>0</text:p>
          </table:table-cell>
          <table:table-cell table:formula="of:=[cap9.C45]" office:value-type="float" office:value="1" calcext:value-type="float">
            <text:p>1</text:p>
          </table:table-cell>
          <table:table-cell table:formula="of:=[cap10.C43]" office:value-type="float" office:value="1" calcext:value-type="float">
            <text:p>1</text:p>
          </table:table-cell>
          <table:table-cell table:formula="of:=['cap 11'.C45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cap1.C53]" office:value-type="float" office:value="0" calcext:value-type="float">
            <text:p>0</text:p>
          </table:table-cell>
          <table:table-cell table:formula="of:=[cap2.C55]" office:value-type="float" office:value="0" calcext:value-type="float">
            <text:p>0</text:p>
          </table:table-cell>
          <table:table-cell table:formula="of:=[cap3.C61]" office:value-type="float" office:value="2" calcext:value-type="float">
            <text:p>2</text:p>
          </table:table-cell>
          <table:table-cell table:formula="of:=[cap4.C56]" office:value-type="float" office:value="0" calcext:value-type="float">
            <text:p>0</text:p>
          </table:table-cell>
          <table:table-cell table:formula="of:=[cap5.C66]" office:value-type="float" office:value="3" calcext:value-type="float">
            <text:p>3</text:p>
          </table:table-cell>
          <table:table-cell table:formula="of:=[cap6.C58]" office:value-type="float" office:value="1" calcext:value-type="float">
            <text:p>1</text:p>
          </table:table-cell>
          <table:table-cell table:formula="of:=[cap7.C72]" office:value-type="float" office:value="1" calcext:value-type="float">
            <text:p>1</text:p>
          </table:table-cell>
          <table:table-cell table:formula="of:=[cap8.C71]" office:value-type="float" office:value="2" calcext:value-type="float">
            <text:p>2</text:p>
          </table:table-cell>
          <table:table-cell table:formula="of:=[cap9.C46]" office:value-type="float" office:value="1" calcext:value-type="float">
            <text:p>1</text:p>
          </table:table-cell>
          <table:table-cell table:formula="of:=[cap10.C44]" office:value-type="float" office:value="3" calcext:value-type="float">
            <text:p>3</text:p>
          </table:table-cell>
          <table:table-cell table:formula="of:=['cap 11'.C46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cap1.C54]" office:value-type="float" office:value="1" calcext:value-type="float">
            <text:p>1</text:p>
          </table:table-cell>
          <table:table-cell table:formula="of:=[cap2.C56]" office:value-type="float" office:value="3" calcext:value-type="float">
            <text:p>3</text:p>
          </table:table-cell>
          <table:table-cell table:formula="of:=[cap3.C62]" office:value-type="float" office:value="3" calcext:value-type="float">
            <text:p>3</text:p>
          </table:table-cell>
          <table:table-cell table:formula="of:=[cap4.C57]" office:value-type="float" office:value="2" calcext:value-type="float">
            <text:p>2</text:p>
          </table:table-cell>
          <table:table-cell table:formula="of:=[cap5.C67]" office:value-type="float" office:value="2" calcext:value-type="float">
            <text:p>2</text:p>
          </table:table-cell>
          <table:table-cell table:formula="of:=[cap6.C59]" office:value-type="float" office:value="2" calcext:value-type="float">
            <text:p>2</text:p>
          </table:table-cell>
          <table:table-cell table:formula="of:=[cap7.C73]" office:value-type="float" office:value="2" calcext:value-type="float">
            <text:p>2</text:p>
          </table:table-cell>
          <table:table-cell table:formula="of:=[cap8.C72]" office:value-type="float" office:value="0" calcext:value-type="float">
            <text:p>0</text:p>
          </table:table-cell>
          <table:table-cell table:formula="of:=[cap9.C47]" office:value-type="float" office:value="1" calcext:value-type="float">
            <text:p>1</text:p>
          </table:table-cell>
          <table:table-cell table:formula="of:=[cap10.C45]" office:value-type="float" office:value="1" calcext:value-type="float">
            <text:p>1</text:p>
          </table:table-cell>
          <table:table-cell table:formula="of:=['cap 11'.C47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cap1.C55]" office:value-type="float" office:value="3" calcext:value-type="float">
            <text:p>3</text:p>
          </table:table-cell>
          <table:table-cell table:formula="of:=[cap2.C57]" office:value-type="float" office:value="1" calcext:value-type="float">
            <text:p>1</text:p>
          </table:table-cell>
          <table:table-cell table:formula="of:=[cap3.C63]" office:value-type="float" office:value="1" calcext:value-type="float">
            <text:p>1</text:p>
          </table:table-cell>
          <table:table-cell table:formula="of:=[cap4.C58]" office:value-type="float" office:value="1" calcext:value-type="float">
            <text:p>1</text:p>
          </table:table-cell>
          <table:table-cell table:formula="of:=[cap5.C68]" office:value-type="float" office:value="2" calcext:value-type="float">
            <text:p>2</text:p>
          </table:table-cell>
          <table:table-cell table:formula="of:=[cap6.C60]" office:value-type="float" office:value="1" calcext:value-type="float">
            <text:p>1</text:p>
          </table:table-cell>
          <table:table-cell table:formula="of:=[cap7.C74]" office:value-type="float" office:value="2" calcext:value-type="float">
            <text:p>2</text:p>
          </table:table-cell>
          <table:table-cell table:formula="of:=[cap8.C73]" office:value-type="float" office:value="1" calcext:value-type="float">
            <text:p>1</text:p>
          </table:table-cell>
          <table:table-cell table:formula="of:=[cap9.C48]" office:value-type="float" office:value="1" calcext:value-type="float">
            <text:p>1</text:p>
          </table:table-cell>
          <table:table-cell table:formula="of:=[cap10.C46]" office:value-type="float" office:value="0" calcext:value-type="float">
            <text:p>0</text:p>
          </table:table-cell>
          <table:table-cell table:formula="of:=['cap 11'.C4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cap1.C56]" office:value-type="float" office:value="1" calcext:value-type="float">
            <text:p>1</text:p>
          </table:table-cell>
          <table:table-cell table:formula="of:=[cap2.C58]" office:value-type="float" office:value="1" calcext:value-type="float">
            <text:p>1</text:p>
          </table:table-cell>
          <table:table-cell table:formula="of:=[cap3.C64]" office:value-type="float" office:value="0" calcext:value-type="float">
            <text:p>0</text:p>
          </table:table-cell>
          <table:table-cell table:formula="of:=[cap4.C59]" office:value-type="float" office:value="1" calcext:value-type="float">
            <text:p>1</text:p>
          </table:table-cell>
          <table:table-cell table:formula="of:=[cap5.C69]" office:value-type="float" office:value="1" calcext:value-type="float">
            <text:p>1</text:p>
          </table:table-cell>
          <table:table-cell table:formula="of:=[cap6.C61]" office:value-type="float" office:value="1" calcext:value-type="float">
            <text:p>1</text:p>
          </table:table-cell>
          <table:table-cell table:formula="of:=[cap7.C75]" office:value-type="float" office:value="1" calcext:value-type="float">
            <text:p>1</text:p>
          </table:table-cell>
          <table:table-cell table:formula="of:=[cap8.C74]" office:value-type="float" office:value="17" calcext:value-type="float">
            <text:p>17</text:p>
          </table:table-cell>
          <table:table-cell table:formula="of:=[cap9.C49]" office:value-type="float" office:value="8" calcext:value-type="float">
            <text:p>8</text:p>
          </table:table-cell>
          <table:table-cell table:formula="of:=[cap10.C47]" office:value-type="float" office:value="9" calcext:value-type="float">
            <text:p>9</text:p>
          </table:table-cell>
          <table:table-cell table:formula="of:=['cap 11'.C49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cap1.C57]" office:value-type="float" office:value="10" calcext:value-type="float">
            <text:p>10</text:p>
          </table:table-cell>
          <table:table-cell table:formula="of:=[cap2.C59]" office:value-type="float" office:value="7" calcext:value-type="float">
            <text:p>7</text:p>
          </table:table-cell>
          <table:table-cell table:formula="of:=[cap3.C65]" office:value-type="float" office:value="11" calcext:value-type="float">
            <text:p>11</text:p>
          </table:table-cell>
          <table:table-cell table:formula="of:=[cap4.C60]" office:value-type="float" office:value="11" calcext:value-type="float">
            <text:p>11</text:p>
          </table:table-cell>
          <table:table-cell table:formula="of:=[cap5.C70]" office:value-type="float" office:value="15" calcext:value-type="float">
            <text:p>15</text:p>
          </table:table-cell>
          <table:table-cell table:formula="of:=[cap6.C62]" office:value-type="float" office:value="16" calcext:value-type="float">
            <text:p>16</text:p>
          </table:table-cell>
          <table:table-cell table:formula="of:=[cap7.C76]" office:value-type="float" office:value="17" calcext:value-type="float">
            <text:p>17</text:p>
          </table:table-cell>
          <table:table-cell table:formula="of:=[cap8.C75]" office:value-type="float" office:value="2" calcext:value-type="float">
            <text:p>2</text:p>
          </table:table-cell>
          <table:table-cell table:formula="of:=[cap9.C50]" office:value-type="float" office:value="1" calcext:value-type="float">
            <text:p>1</text:p>
          </table:table-cell>
          <table:table-cell table:formula="of:=[cap10.C48]" office:value-type="float" office:value="0" calcext:value-type="float">
            <text:p>0</text:p>
          </table:table-cell>
          <table:table-cell table:formula="of:=['cap 11'.C50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cap1.C58]" office:value-type="float" office:value="1" calcext:value-type="float">
            <text:p>1</text:p>
          </table:table-cell>
          <table:table-cell table:formula="of:=[cap2.C60]" office:value-type="float" office:value="1" calcext:value-type="float">
            <text:p>1</text:p>
          </table:table-cell>
          <table:table-cell table:formula="of:=[cap3.C66]" office:value-type="float" office:value="1" calcext:value-type="float">
            <text:p>1</text:p>
          </table:table-cell>
          <table:table-cell table:formula="of:=[cap4.C61]" office:value-type="float" office:value="1" calcext:value-type="float">
            <text:p>1</text:p>
          </table:table-cell>
          <table:table-cell table:formula="of:=[cap5.C71]" office:value-type="float" office:value="2" calcext:value-type="float">
            <text:p>2</text:p>
          </table:table-cell>
          <table:table-cell table:formula="of:=[cap6.C63]" office:value-type="float" office:value="1" calcext:value-type="float">
            <text:p>1</text:p>
          </table:table-cell>
          <table:table-cell table:formula="of:=[cap7.C77]" office:value-type="float" office:value="0" calcext:value-type="float">
            <text:p>0</text:p>
          </table:table-cell>
          <table:table-cell table:formula="of:=[cap8.C76]" office:value-type="float" office:value="1" calcext:value-type="float">
            <text:p>1</text:p>
          </table:table-cell>
          <table:table-cell table:formula="of:=[cap9.C51]" office:value-type="float" office:value="0" calcext:value-type="float">
            <text:p>0</text:p>
          </table:table-cell>
          <table:table-cell table:formula="of:=[cap10.C49]" office:value-type="float" office:value="1" calcext:value-type="float">
            <text:p>1</text:p>
          </table:table-cell>
          <table:table-cell table:formula="of:=['cap 11'.C5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cap1.C59]" office:value-type="float" office:value="0" calcext:value-type="float">
            <text:p>0</text:p>
          </table:table-cell>
          <table:table-cell table:formula="of:=[cap2.C61]" office:value-type="float" office:value="0" calcext:value-type="float">
            <text:p>0</text:p>
          </table:table-cell>
          <table:table-cell table:formula="of:=[cap3.C67]" office:value-type="float" office:value="0" calcext:value-type="float">
            <text:p>0</text:p>
          </table:table-cell>
          <table:table-cell table:formula="of:=[cap4.C62]" office:value-type="float" office:value="1" calcext:value-type="float">
            <text:p>1</text:p>
          </table:table-cell>
          <table:table-cell table:formula="of:=[cap5.C72]" office:value-type="float" office:value="1" calcext:value-type="float">
            <text:p>1</text:p>
          </table:table-cell>
          <table:table-cell table:formula="of:=[cap6.C64]" office:value-type="float" office:value="2" calcext:value-type="float">
            <text:p>2</text:p>
          </table:table-cell>
          <table:table-cell table:formula="of:=[cap7.C78]" office:value-type="float" office:value="2" calcext:value-type="float">
            <text:p>2</text:p>
          </table:table-cell>
          <table:table-cell table:formula="of:=[cap8.C77]" office:value-type="float" office:value="4" calcext:value-type="float">
            <text:p>4</text:p>
          </table:table-cell>
          <table:table-cell table:formula="of:=[cap9.C52]" office:value-type="float" office:value="6" calcext:value-type="float">
            <text:p>6</text:p>
          </table:table-cell>
          <table:table-cell table:formula="of:=[cap10.C50]" office:value-type="float" office:value="3" calcext:value-type="float">
            <text:p>3</text:p>
          </table:table-cell>
          <table:table-cell table:formula="of:=['cap 11'.C52]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cap1.C60]" office:value-type="float" office:value="3" calcext:value-type="float">
            <text:p>3</text:p>
          </table:table-cell>
          <table:table-cell table:formula="of:=[cap2.C62]" office:value-type="float" office:value="1" calcext:value-type="float">
            <text:p>1</text:p>
          </table:table-cell>
          <table:table-cell table:formula="of:=[cap3.C68]" office:value-type="float" office:value="1" calcext:value-type="float">
            <text:p>1</text:p>
          </table:table-cell>
          <table:table-cell table:formula="of:=[cap4.C63]" office:value-type="float" office:value="1" calcext:value-type="float">
            <text:p>1</text:p>
          </table:table-cell>
          <table:table-cell table:formula="of:=[cap5.C73]" office:value-type="float" office:value="2" calcext:value-type="float">
            <text:p>2</text:p>
          </table:table-cell>
          <table:table-cell table:formula="of:=[cap6.C65]" office:value-type="float" office:value="1" calcext:value-type="float">
            <text:p>1</text:p>
          </table:table-cell>
          <table:table-cell table:formula="of:=[cap7.C79]" office:value-type="float" office:value="0" calcext:value-type="float">
            <text:p>0</text:p>
          </table:table-cell>
          <table:table-cell table:formula="of:=[cap8.C78]" office:value-type="float" office:value="1" calcext:value-type="float">
            <text:p>1</text:p>
          </table:table-cell>
          <table:table-cell table:formula="of:=[cap9.C53]" office:value-type="float" office:value="1" calcext:value-type="float">
            <text:p>1</text:p>
          </table:table-cell>
          <table:table-cell table:formula="of:=[cap10.C51]" office:value-type="float" office:value="0" calcext:value-type="float">
            <text:p>0</text:p>
          </table:table-cell>
          <table:table-cell table:formula="of:=['cap 11'.C5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cap1.C61]" office:value-type="float" office:value="0" calcext:value-type="float">
            <text:p>0</text:p>
          </table:table-cell>
          <table:table-cell table:formula="of:=[cap2.C63]" office:value-type="float" office:value="1" calcext:value-type="float">
            <text:p>1</text:p>
          </table:table-cell>
          <table:table-cell table:formula="of:=[cap3.C69]" office:value-type="float" office:value="1" calcext:value-type="float">
            <text:p>1</text:p>
          </table:table-cell>
          <table:table-cell table:formula="of:=[cap4.C64]" office:value-type="float" office:value="1" calcext:value-type="float">
            <text:p>1</text:p>
          </table:table-cell>
          <table:table-cell table:formula="of:=[cap5.C74]" office:value-type="float" office:value="1" calcext:value-type="float">
            <text:p>1</text:p>
          </table:table-cell>
          <table:table-cell table:formula="of:=[cap6.C66]" office:value-type="float" office:value="1" calcext:value-type="float">
            <text:p>1</text:p>
          </table:table-cell>
          <table:table-cell table:formula="of:=[cap7.C80]" office:value-type="float" office:value="1" calcext:value-type="float">
            <text:p>1</text:p>
          </table:table-cell>
          <table:table-cell table:formula="of:=[cap8.C79]" office:value-type="float" office:value="14" calcext:value-type="float">
            <text:p>14</text:p>
          </table:table-cell>
          <table:table-cell table:formula="of:=[cap9.C54]" office:value-type="float" office:value="7" calcext:value-type="float">
            <text:p>7</text:p>
          </table:table-cell>
          <table:table-cell table:formula="of:=[cap10.C52]" office:value-type="float" office:value="5" calcext:value-type="float">
            <text:p>5</text:p>
          </table:table-cell>
          <table:table-cell table:formula="of:=['cap 11'.C54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cap1.C62]" office:value-type="float" office:value="7" calcext:value-type="float">
            <text:p>7</text:p>
          </table:table-cell>
          <table:table-cell table:formula="of:=[cap2.C64]" office:value-type="float" office:value="8" calcext:value-type="float">
            <text:p>8</text:p>
          </table:table-cell>
          <table:table-cell table:formula="of:=[cap3.C70]" office:value-type="float" office:value="9" calcext:value-type="float">
            <text:p>9</text:p>
          </table:table-cell>
          <table:table-cell table:formula="of:=[cap4.C65]" office:value-type="float" office:value="12" calcext:value-type="float">
            <text:p>12</text:p>
          </table:table-cell>
          <table:table-cell table:formula="of:=[cap5.C75]" office:value-type="float" office:value="9" calcext:value-type="float">
            <text:p>9</text:p>
          </table:table-cell>
          <table:table-cell table:formula="of:=[cap6.C67]" office:value-type="float" office:value="9" calcext:value-type="float">
            <text:p>9</text:p>
          </table:table-cell>
          <table:table-cell table:formula="of:=[cap7.C81]" office:value-type="float" office:value="12" calcext:value-type="float">
            <text:p>12</text:p>
          </table:table-cell>
          <table:table-cell table:formula="of:=[cap8.C80]" office:value-type="float" office:value="0" calcext:value-type="float">
            <text:p>0</text:p>
          </table:table-cell>
          <table:table-cell table:formula="of:=[cap9.C55]" office:value-type="float" office:value="0" calcext:value-type="float">
            <text:p>0</text:p>
          </table:table-cell>
          <table:table-cell table:formula="of:=[cap10.C53]" office:value-type="float" office:value="0" calcext:value-type="float">
            <text:p>0</text:p>
          </table:table-cell>
          <table:table-cell table:formula="of:=['cap 11'.C5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cap1.C63]" office:value-type="float" office:value="0" calcext:value-type="float">
            <text:p>0</text:p>
          </table:table-cell>
          <table:table-cell table:formula="of:=[cap2.C65]" office:value-type="float" office:value="0" calcext:value-type="float">
            <text:p>0</text:p>
          </table:table-cell>
          <table:table-cell table:formula="of:=[cap3.C71]" office:value-type="float" office:value="0" calcext:value-type="float">
            <text:p>0</text:p>
          </table:table-cell>
          <table:table-cell table:formula="of:=[cap4.C66]" office:value-type="float" office:value="0" calcext:value-type="float">
            <text:p>0</text:p>
          </table:table-cell>
          <table:table-cell table:formula="of:=[cap5.C76]" office:value-type="float" office:value="0" calcext:value-type="float">
            <text:p>0</text:p>
          </table:table-cell>
          <table:table-cell table:formula="of:=[cap6.C68]" office:value-type="float" office:value="0" calcext:value-type="float">
            <text:p>0</text:p>
          </table:table-cell>
          <table:table-cell table:formula="of:=[cap7.C82]" office:value-type="float" office:value="0" calcext:value-type="float">
            <text:p>0</text:p>
          </table:table-cell>
          <table:table-cell table:formula="of:=[cap8.C81]" office:value-type="float" office:value="1" calcext:value-type="float">
            <text:p>1</text:p>
          </table:table-cell>
          <table:table-cell table:formula="of:=[cap9.C56]" office:value-type="float" office:value="0" calcext:value-type="float">
            <text:p>0</text:p>
          </table:table-cell>
          <table:table-cell table:formula="of:=[cap10.C54]" office:value-type="float" office:value="0" calcext:value-type="float">
            <text:p>0</text:p>
          </table:table-cell>
          <table:table-cell table:formula="of:=['cap 11'.C56]" office:value-type="float" office:value="0" calcext:value-type="float">
            <text:p>0</text:p>
          </table:table-cell>
        </table:table-row>
      </table:table>
      <table:table table:name="Grafico Potencia" table:style-name="ta1">
        <table:shapes>
          <draw:frame draw:z-index="0" draw:style-name="gr1" draw:text-style-name="P1" svg:width="159.98mm" svg:height="90.04mm" svg:x="69.38mm" svg:y="22.05mm">
            <loext:p draw:notify-on-update-of-ranges="'Grafico Potencia'.C2:'Grafico Potencia'.M2 'Grafico Potencia'.C3:'Grafico Potencia'.M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ap1</text:p>
          </table:table-cell>
          <table:table-cell office:value-type="string" calcext:value-type="string">
            <text:p>cap2</text:p>
          </table:table-cell>
          <table:table-cell office:value-type="string" calcext:value-type="string">
            <text:p>cap3</text:p>
          </table:table-cell>
          <table:table-cell office:value-type="string" calcext:value-type="string">
            <text:p>cap4</text:p>
          </table:table-cell>
          <table:table-cell office:value-type="string" calcext:value-type="string">
            <text:p>cap5</text:p>
          </table:table-cell>
          <table:table-cell office:value-type="string" calcext:value-type="string">
            <text:p>cap6</text:p>
          </table:table-cell>
          <table:table-cell office:value-type="string" calcext:value-type="string">
            <text:p>cap7</text:p>
          </table:table-cell>
          <table:table-cell office:value-type="string" calcext:value-type="string">
            <text:p>cap8</text:p>
          </table:table-cell>
          <table:table-cell office:value-type="string" calcext:value-type="string">
            <text:p>cap9</text:p>
          </table:table-cell>
          <table:table-cell office:value-type="string" calcext:value-type="string">
            <text:p>cap10</text:p>
          </table:table-cell>
          <table:table-cell office:value-type="string" calcext:value-type="string">
            <text:p>cap11</text:p>
          </table:table-cell>
        </table:table-row>
        <table:table-row table:style-name="ro1">
          <table:table-cell table:number-columns-repeated="2"/>
          <table:table-cell table:formula="of:=[cap1.J47]" office:value-type="float" office:value="0.00000000254857879719045" calcext:value-type="float">
            <text:p>2,54857879719045E-09</text:p>
          </table:table-cell>
          <table:table-cell table:formula="of:=[cap2.J50]" office:value-type="float" office:value="0.0000000469597214669598" calcext:value-type="float">
            <text:p>0,000000047</text:p>
          </table:table-cell>
          <table:table-cell table:formula="of:=[cap3.J56]" office:value-type="float" office:value="0.00000000128270378988682" calcext:value-type="float">
            <text:p>1,28270378988682E-09</text:p>
          </table:table-cell>
          <table:table-cell table:formula="of:=[cap4.J51]" office:value-type="float" office:value="0.000000000398441842163325" calcext:value-type="float">
            <text:p>3,98441842163325E-10</text:p>
          </table:table-cell>
          <table:table-cell table:formula="of:=[cap5.J61]" office:value-type="float" office:value="0.000000000410000331551795" calcext:value-type="float">
            <text:p>4,10000331551795E-10</text:p>
          </table:table-cell>
          <table:table-cell table:formula="of:=[cap6.J54]" office:value-type="float" office:value="0.00000000155954509461994" calcext:value-type="float">
            <text:p>1,55954509461994E-09</text:p>
          </table:table-cell>
          <table:table-cell table:formula="of:=[cap7.J67]" office:value-type="float" office:value="0.00000000342717728303331" calcext:value-type="float">
            <text:p>3,42717728303331E-09</text:p>
          </table:table-cell>
          <table:table-cell table:formula="of:=[cap8.J66]" office:value-type="float" office:value="0.00000000927890724666694" calcext:value-type="float">
            <text:p>9,27890724666694E-09</text:p>
          </table:table-cell>
          <table:table-cell table:formula="of:=[cap9.J40]" office:value-type="float" office:value="0.00000000103883235409559" calcext:value-type="float">
            <text:p>0,000000001</text:p>
          </table:table-cell>
          <table:table-cell table:formula="of:=[cap10.J39]" office:value-type="float" office:value="0.000000000737556885012782" calcext:value-type="float">
            <text:p>7,37556885012782E-10</text:p>
          </table:table-cell>
          <table:table-cell table:formula="of:=['cap 11'.J41]" office:value-type="float" office:value="0.00000000154659795614735" calcext:value-type="float">
            <text:p>1,54659795614735E-09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11"/>
          <table:table-cell table:formula="of:=SUM([.C3:.M3])" office:value-type="float" office:value="0.0000000691880630473281" calcext:value-type="float">
            <text:p>6,91880630473281E-08</text:p>
          </table:table-cell>
          <table:table-cell/>
        </table:table-row>
      </table:table>
      <table:named-expressions/>
      <table:database-ranges>
        <table:database-range table:name="__Anonymous_Sheet_DB__0" table:target-range-address="Hoja1.B3:Hoja1.I532" table:contains-header="false" table:orientation="column"/>
        <table:database-range table:name="__Anonymous_Sheet_DB__1" table:target-range-address="cap1.B2:cap1.I46" table:display-filter-buttons="true" table:orientation="column"/>
        <table:database-range table:name="__Anonymous_Sheet_DB__2" table:target-range-address="cap2.B2:cap2.I49" table:display-filter-buttons="true" table:orientation="column"/>
        <table:database-range table:name="__Anonymous_Sheet_DB__3" table:target-range-address="cap3.B3:cap3.I55" table:display-filter-buttons="true" table:orientation="column"/>
        <table:database-range table:name="__Anonymous_Sheet_DB__4" table:target-range-address="cap4.B3:cap4.I50" table:display-filter-buttons="true" table:orientation="column"/>
        <table:database-range table:name="__Anonymous_Sheet_DB__5" table:target-range-address="cap5.B3:cap5.I60" table:display-filter-buttons="true" table:orientation="column"/>
        <table:database-range table:name="__Anonymous_Sheet_DB__6" table:target-range-address="cap6.B3:cap6.I53" table:display-filter-buttons="true" table:orientation="column"/>
        <table:database-range table:name="__Anonymous_Sheet_DB__7" table:target-range-address="cap7.B3:cap7.I66" table:display-filter-buttons="true" table:orientation="column"/>
        <table:database-range table:name="__Anonymous_Sheet_DB__8" table:target-range-address="cap8.B3:cap8.I65" table:display-filter-buttons="true" table:orientation="column"/>
        <table:database-range table:name="__Anonymous_Sheet_DB__11" table:target-range-address="'cap 11'.B3:'cap 11'.I4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00-00-0000</text:date>, <text:time style:data-style-name="N2" text:time-value="20:56:19.01520581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23:12:18.150927091</meta:creation-date>
    <dc:date>2018-07-12T21:56:40.696237400</dc:date>
    <meta:editing-duration>PT2H46M17S</meta:editing-duration>
    <meta:editing-cycles>8</meta:editing-cycles>
    <meta:generator>LibreOffice/5.1.6.2$Linux_X86_64 LibreOffice_project/10m0$Build-2</meta:generator>
    <meta:document-statistic meta:table-count="14" meta:cell-count="964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3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31.169cm" svg:height="16.283cm" xlink:href=".." xlink:type="simple" chart:class="chart:scatter" chart:style-name="ch1">
        <chart:title svg:x="11.73cm" svg:y="0.461cm" chart:style-name="ch2">
          <text:p>Gráfico cantidad de usuarios por nodo</text:p>
        </chart:title>
        <chart:subtitle svg:x="12.537cm" svg:y="1.565cm" chart:style-name="ch3">
          <text:p>Definidos por canal de transmisión</text:p>
        </chart:subtitle>
        <chart:legend chart:legend-position="end" svg:x="28.449cm" svg:y="4.854cm" style:legend-expansion="high" chart:style-name="ch4"/>
        <chart:plot-area chart:style-name="ch5" table:cell-range-address="'Grafico Canales'.C3:'Grafico Canales'.M16" chart:data-source-has-labels="row" svg:x="1.634cm" svg:y="2.573cm" svg:width="26.192cm" svg:height="12.404cm">
          <chartooo:coordinate-region svg:x="2.255cm" svg:y="2.772cm" svg:width="25.384cm" svg:height="11.558cm"/>
          <chart:axis chart:dimension="x" chart:name="primary-x" chart:style-name="ch6">
            <chart:title svg:x="13.323cm" svg:y="15.302cm" chart:style-name="ch7">
              <text:p>Puntos de Muestra</text:p>
            </chart:title>
          </chart:axis>
          <chart:axis chart:dimension="y" chart:name="primary-y" chart:style-name="ch8">
            <chart:title svg:x="0.451cm" svg:y="10.407cm" chart:style-name="ch9">
              <text:p>Cantidad de Usuarios</text:p>
            </chart:title>
            <chart:grid chart:style-name="ch10" chart:class="major"/>
          </chart:axis>
          <chart:series chart:style-name="ch11" chart:values-cell-range-address="'Grafico Canales'.C4:'Grafico Canales'.M4" loext:label-string="canal_1" chart:class="chart:scatter">
            <chart:domain table:cell-range-address="'Grafico Canales'.C3:'Grafico Canales'.M3"/>
            <chart:data-point chart:repeated="11"/>
          </chart:series>
          <chart:series chart:style-name="ch12" chart:values-cell-range-address="'Grafico Canales'.C5:'Grafico Canales'.M5" loext:label-string="canal_2" chart:class="chart:scatter">
            <chart:data-point chart:repeated="11"/>
          </chart:series>
          <chart:series chart:style-name="ch13" chart:values-cell-range-address="'Grafico Canales'.C6:'Grafico Canales'.M6" loext:label-string="canal_3" chart:class="chart:scatter">
            <chart:data-point chart:repeated="11"/>
          </chart:series>
          <chart:series chart:style-name="ch14" chart:values-cell-range-address="'Grafico Canales'.C7:'Grafico Canales'.M7" loext:label-string="canal_4" chart:class="chart:scatter">
            <chart:data-point chart:repeated="11"/>
          </chart:series>
          <chart:series chart:style-name="ch15" chart:values-cell-range-address="'Grafico Canales'.C8:'Grafico Canales'.M8" loext:label-string="canal_5" chart:class="chart:scatter">
            <chart:data-point chart:repeated="11"/>
          </chart:series>
          <chart:series chart:style-name="ch16" chart:values-cell-range-address="'Grafico Canales'.C9:'Grafico Canales'.M9" loext:label-string="canal_6" chart:class="chart:scatter">
            <chart:data-point chart:repeated="11"/>
          </chart:series>
          <chart:series chart:style-name="ch17" chart:values-cell-range-address="'Grafico Canales'.C10:'Grafico Canales'.M10" loext:label-string="canal_7" chart:class="chart:scatter">
            <chart:data-point chart:repeated="11"/>
          </chart:series>
          <chart:series chart:style-name="ch18" chart:values-cell-range-address="'Grafico Canales'.C11:'Grafico Canales'.M11" loext:label-string="canal_8" chart:class="chart:scatter">
            <chart:data-point chart:repeated="11"/>
          </chart:series>
          <chart:series chart:style-name="ch19" chart:values-cell-range-address="'Grafico Canales'.C12:'Grafico Canales'.M12" loext:label-string="canal_9" chart:class="chart:scatter">
            <chart:data-point chart:repeated="11"/>
          </chart:series>
          <chart:series chart:style-name="ch20" chart:values-cell-range-address="'Grafico Canales'.C13:'Grafico Canales'.M13" loext:label-string="canal_10" chart:class="chart:scatter">
            <chart:data-point chart:repeated="11"/>
          </chart:series>
          <chart:series chart:style-name="ch21" chart:values-cell-range-address="'Grafico Canales'.C14:'Grafico Canales'.M14" loext:label-string="canal_11" chart:class="chart:scatter">
            <chart:data-point chart:repeated="11"/>
          </chart:series>
          <chart:series chart:style-name="ch22" chart:values-cell-range-address="'Grafico Canales'.C15:'Grafico Canales'.M15" loext:label-string="canal_12" chart:class="chart:scatter">
            <chart:data-point chart:repeated="11"/>
          </chart:series>
          <chart:series chart:style-name="ch23" chart:values-cell-range-address="'Grafico Canales'.C16:'Grafico Canales'.M16" loext:label-string="canal_13" chart:class="chart:scatter">
            <chart:data-point chart:repeated="11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a 3</text:p>
              </table:table-cell>
              <table:table-cell office:value-type="string">
                <text:p>canal_1</text:p>
              </table:table-cell>
              <table:table-cell office:value-type="string">
                <text:p>canal_2</text:p>
              </table:table-cell>
              <table:table-cell office:value-type="string">
                <text:p>canal_3</text:p>
              </table:table-cell>
              <table:table-cell office:value-type="string">
                <text:p>canal_4</text:p>
              </table:table-cell>
              <table:table-cell office:value-type="string">
                <text:p>canal_5</text:p>
              </table:table-cell>
              <table:table-cell office:value-type="string">
                <text:p>canal_6</text:p>
              </table:table-cell>
              <table:table-cell office:value-type="string">
                <text:p>canal_7</text:p>
              </table:table-cell>
              <table:table-cell office:value-type="string">
                <text:p>canal_8</text:p>
              </table:table-cell>
              <table:table-cell office:value-type="string">
                <text:p>canal_9</text:p>
              </table:table-cell>
              <table:table-cell office:value-type="string">
                <text:p>canal_10</text:p>
              </table:table-cell>
              <table:table-cell office:value-type="string">
                <text:p>canal_11</text:p>
              </table:table-cell>
              <table:table-cell office:value-type="string">
                <text:p>canal_12</text:p>
              </table:table-cell>
              <table:table-cell office:value-type="string">
                <text:p>canal_1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Grafico Canales'.C3:'Grafico Canales'.M3</svg:desc>
                </draw:g>
              </table:table-cell>
              <table:table-cell office:value-type="float" office:value="0">
                <text:p>0</text:p>
                <draw:g>
                  <svg:desc>'Grafico Canales'.C4:'Grafico Canales'.M4</svg:desc>
                </draw:g>
              </table:table-cell>
              <table:table-cell office:value-type="float" office:value="12">
                <text:p>12</text:p>
                <draw:g>
                  <svg:desc>'Grafico Canales'.C5:'Grafico Canales'.M5</svg:desc>
                </draw:g>
              </table:table-cell>
              <table:table-cell office:value-type="float" office:value="0">
                <text:p>0</text:p>
                <draw:g>
                  <svg:desc>'Grafico Canales'.C6:'Grafico Canales'.M6</svg:desc>
                </draw:g>
              </table:table-cell>
              <table:table-cell office:value-type="float" office:value="1">
                <text:p>1</text:p>
                <draw:g>
                  <svg:desc>'Grafico Canales'.C7:'Grafico Canales'.M7</svg:desc>
                </draw:g>
              </table:table-cell>
              <table:table-cell office:value-type="float" office:value="3">
                <text:p>3</text:p>
                <draw:g>
                  <svg:desc>'Grafico Canales'.C8:'Grafico Canales'.M8</svg:desc>
                </draw:g>
              </table:table-cell>
              <table:table-cell office:value-type="float" office:value="1">
                <text:p>1</text:p>
                <draw:g>
                  <svg:desc>'Grafico Canales'.C9:'Grafico Canales'.M9</svg:desc>
                </draw:g>
              </table:table-cell>
              <table:table-cell office:value-type="float" office:value="10">
                <text:p>10</text:p>
                <draw:g>
                  <svg:desc>'Grafico Canales'.C10:'Grafico Canales'.M10</svg:desc>
                </draw:g>
              </table:table-cell>
              <table:table-cell office:value-type="float" office:value="1">
                <text:p>1</text:p>
                <draw:g>
                  <svg:desc>'Grafico Canales'.C11:'Grafico Canales'.M11</svg:desc>
                </draw:g>
              </table:table-cell>
              <table:table-cell office:value-type="float" office:value="0">
                <text:p>0</text:p>
                <draw:g>
                  <svg:desc>'Grafico Canales'.C12:'Grafico Canales'.M12</svg:desc>
                </draw:g>
              </table:table-cell>
              <table:table-cell office:value-type="float" office:value="3">
                <text:p>3</text:p>
                <draw:g>
                  <svg:desc>'Grafico Canales'.C13:'Grafico Canales'.M13</svg:desc>
                </draw:g>
              </table:table-cell>
              <table:table-cell office:value-type="float" office:value="0">
                <text:p>0</text:p>
                <draw:g>
                  <svg:desc>'Grafico Canales'.C14:'Grafico Canales'.M14</svg:desc>
                </draw:g>
              </table:table-cell>
              <table:table-cell office:value-type="float" office:value="7">
                <text:p>7</text:p>
                <draw:g>
                  <svg:desc>'Grafico Canales'.C15:'Grafico Canales'.M15</svg:desc>
                </draw:g>
              </table:table-cell>
              <table:table-cell office:value-type="float" office:value="0">
                <text:p>0</text:p>
                <draw:g>
                  <svg:desc>'Grafico Canales'.C16:'Grafico Canales'.M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legend chart:legend-position="end" svg:x="14.397cm" svg:y="4.203cm" style:legend-expansion="high" chart:style-name="ch2"/>
        <chart:plot-area chart:style-name="ch3" table:cell-range-address="'Grafico Potencia'.C2:'Grafico Potencia'.M3" chart:data-source-has-labels="row" svg:x="0.319cm" svg:y="0.18cm" svg:width="13.759cm" svg:height="8.645cm">
          <chartooo:coordinate-region svg:x="2.528cm" svg:y="0.379cm" svg:width="11.55cm" svg:height="7.799cm"/>
          <chart:axis chart:dimension="x" chart:name="primary-x" chart:style-name="ch4" chartooo:axis-type="auto">
            <chartooo:date-scale/>
            <chart:categories table:cell-range-address="'Grafico Potencia'.C2:'Grafico Potencia'.M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afico Potencia'.C3:'Grafico Potencia'.M3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1</text:p>
                <draw:g>
                  <svg:desc>'Grafico Potencia'.C2:'Grafico Potencia'.M2</svg:desc>
                </draw:g>
              </table:table-cell>
              <table:table-cell office:value-type="string">
                <text:p>cap2</text:p>
              </table:table-cell>
              <table:table-cell office:value-type="string">
                <text:p>cap3</text:p>
              </table:table-cell>
              <table:table-cell office:value-type="string">
                <text:p>cap4</text:p>
              </table:table-cell>
              <table:table-cell office:value-type="string">
                <text:p>cap5</text:p>
              </table:table-cell>
              <table:table-cell office:value-type="string">
                <text:p>cap6</text:p>
              </table:table-cell>
              <table:table-cell office:value-type="string">
                <text:p>cap7</text:p>
              </table:table-cell>
              <table:table-cell office:value-type="string">
                <text:p>cap8</text:p>
              </table:table-cell>
              <table:table-cell office:value-type="string">
                <text:p>cap9</text:p>
              </table:table-cell>
              <table:table-cell office:value-type="string">
                <text:p>cap10</text:p>
              </table:table-cell>
              <table:table-cell office:value-type="string">
                <text:p>cap11</text:p>
              </table:table-cell>
            </table:table-row>
          </table:table-header-rows>
          <table:table-rows>
            <table:table-row>
              <table:table-cell office:value-type="string">
                <text:p>Fila 3</text:p>
                <draw:g>
                  <svg:desc/>
                </draw:g>
              </table:table-cell>
              <table:table-cell office:value-type="float" office:value="0.00000000254857879719045">
                <text:p>0.00000000254857879719045</text:p>
                <draw:g>
                  <svg:desc>'Grafico Potencia'.C3:'Grafico Potencia'.M3</svg:desc>
                </draw:g>
              </table:table-cell>
              <table:table-cell office:value-type="float" office:value="0.0000000469597214669598">
                <text:p>0.0000000469597214669598</text:p>
              </table:table-cell>
              <table:table-cell office:value-type="float" office:value="0.00000000128270378988682">
                <text:p>0.00000000128270378988682</text:p>
              </table:table-cell>
              <table:table-cell office:value-type="float" office:value="0.000000000398441842163325">
                <text:p>0.000000000398441842163325</text:p>
              </table:table-cell>
              <table:table-cell office:value-type="float" office:value="0.000000000410000331551795">
                <text:p>0.000000000410000331551795</text:p>
              </table:table-cell>
              <table:table-cell office:value-type="float" office:value="0.00000000155954509461994">
                <text:p>0.00000000155954509461994</text:p>
              </table:table-cell>
              <table:table-cell office:value-type="float" office:value="0.00000000342717728303331">
                <text:p>0.00000000342717728303331</text:p>
              </table:table-cell>
              <table:table-cell office:value-type="float" office:value="0.00000000927890724666694">
                <text:p>0.00000000927890724666694</text:p>
              </table:table-cell>
              <table:table-cell office:value-type="float" office:value="0.00000000103883235409559">
                <text:p>0.00000000103883235409559</text:p>
              </table:table-cell>
              <table:table-cell office:value-type="float" office:value="0.000000000737556885012782">
                <text:p>0.000000000737556885012782</text:p>
              </table:table-cell>
              <table:table-cell office:value-type="float" office:value="0.00000000154659795614735">
                <text:p>0.000000001546597956147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